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ublico">
        <table:table-row>
          <table:table-cell table:style-name="pd1" office:value-type="string" office:value="Codigo">
            <text:p>Codigo</text:p>
          </table:table-cell>
          <table:table-cell table:style-name="pd1" office:value-type="string" office:value="Descripcion">
            <text:p>Descripcion</text:p>
          </table:table-cell>
          <table:table-cell table:style-name="pd1" office:value-type="string" office:value="Publico">
            <text:p>Publico</text:p>
          </table:table-cell>
          <table:table-cell table:style-name="pd1" office:value-type="string" office:value="Efectivo">
            <text:p>Efectivo</text:p>
          </table:table-cell>
          <table:table-cell table:style-name="pd1" office:value-type="string" office:value="Rollo o Caja">
            <text:p>Rollo o Caja</text:p>
          </table:table-cell>
          <table:table-cell table:style-name="pd1" office:value-type="string" office:value="Rollo o Caja Efectivo">
            <text:p>Rollo o Caja Efectivo</text:p>
          </table:table-cell>
          <table:table-cell table:style-name="pd1" office:value-type="string" office:value="Subcarpeta">
            <text:p>Subcarpeta</text:p>
          </table:table-cell>
          <table:table-cell table:style-name="pd1" office:value-type="string" office:value="Subtitulo">
            <text:p>Subtitulo</text:p>
          </table:table-cell>
        </table:table-row>
        <table:table-row>
          <table:table-cell office:value-type="float" office:value="553587.0">
            <text:p>553587.0</text:p>
          </table:table-cell>
          <table:table-cell office:value-type="string" office:value="Set completo GAT FGC 100">
            <text:p>Set completo GAT FGC 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12.0">
            <text:p>553412.0</text:p>
          </table:table-cell>
          <table:table-cell office:value-type="string" office:value="Magazzine FGC 100 M26">
            <text:p>Magazzine FGC 100 M26</text:p>
          </table:table-cell>
          <table:table-cell office:value-type="float" office:value="259162.73493646563">
            <text:p>259162.734936465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15.0">
            <text:p>553415.0</text:p>
          </table:table-cell>
          <table:table-cell office:value-type="string" office:value="Bateria FGC 100-B 7,2V 2,5Ah">
            <text:p>Bateria FGC 100-B 7,2V 2,5Ah</text:p>
          </table:table-cell>
          <table:table-cell office:value-type="float" office:value="394992.0">
            <text:p>3949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718.0">
            <text:p>553718.0</text:p>
          </table:table-cell>
          <table:table-cell office:value-type="string" office:value="Kit de limpieza FGC 100">
            <text:p>Kit de limpieza FGC 100</text:p>
          </table:table-cell>
          <table:table-cell office:value-type="float" office:value="171927.47927332722">
            <text:p>171927.479273327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16.0">
            <text:p>553416.0</text:p>
          </table:table-cell>
          <table:table-cell office:value-type="string" office:value="Cartucho de Gas FC 165">
            <text:p>Cartucho de Gas FC 165</text:p>
          </table:table-cell>
          <table:table-cell office:value-type="float" office:value="20157.30459404096">
            <text:p>20157.304594040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18.0">
            <text:p>553418.0</text:p>
          </table:table-cell>
          <table:table-cell office:value-type="string" office:value="Clavo Estandar DFN 20">
            <text:p>Clavo Estandar DFN 20</text:p>
          </table:table-cell>
          <table:table-cell office:value-type="float" office:value="245.81635103488804">
            <text:p>245.816351034888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0.0">
            <text:p>553420.0</text:p>
          </table:table-cell>
          <table:table-cell office:value-type="string" office:value="Clavo Estandar DFN 25">
            <text:p>Clavo Estandar DFN 25</text:p>
          </table:table-cell>
          <table:table-cell office:value-type="float" office:value="251.2587794710848">
            <text:p>251.25877947108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1.0">
            <text:p>553421.0</text:p>
          </table:table-cell>
          <table:table-cell office:value-type="string" office:value="Clavo Estandar DFN 30">
            <text:p>Clavo Estandar DFN 30</text:p>
          </table:table-cell>
          <table:table-cell office:value-type="float" office:value="268.493136185708">
            <text:p>268.4931361857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4.0">
            <text:p>553424.0</text:p>
          </table:table-cell>
          <table:table-cell office:value-type="string" office:value="Clavo Estandar DFN 40">
            <text:p>Clavo Estandar DFN 40</text:p>
          </table:table-cell>
          <table:table-cell office:value-type="float" office:value="298.4264925847904">
            <text:p>298.4264925847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5.0">
            <text:p>553425.0</text:p>
          </table:table-cell>
          <table:table-cell office:value-type="string" office:value="Clavo de alta Velocidad DFNH 15">
            <text:p>Clavo de alta Velocidad DFNH 15</text:p>
          </table:table-cell>
          <table:table-cell office:value-type="float" office:value="328.3598489838728">
            <text:p>328.35984898387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7.0">
            <text:p>553427.0</text:p>
          </table:table-cell>
          <table:table-cell office:value-type="string" office:value="Clavo de alta Velocidad DFNH 22">
            <text:p>Clavo de alta Velocidad DFNH 22</text:p>
          </table:table-cell>
          <table:table-cell office:value-type="float" office:value="355.31496501861204">
            <text:p>355.314965018612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796.0">
            <text:p>539796.0</text:p>
          </table:table-cell>
          <table:table-cell office:value-type="string" office:value="RM II 8 AMPOLLA QUIMICA">
            <text:p>RM II 8 AMPOLLA QUIMICA</text:p>
          </table:table-cell>
          <table:table-cell office:value-type="float" office:value="4861.4400000000005">
            <text:p>4861.44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797.0">
            <text:p>539797.0</text:p>
          </table:table-cell>
          <table:table-cell office:value-type="string" office:value="RM II 10 AMPOLLA QUIMICA">
            <text:p>RM II 10 AMPOLLA QUIMICA</text:p>
          </table:table-cell>
          <table:table-cell office:value-type="float" office:value="4777.927159090904">
            <text:p>4777.927159090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798.0">
            <text:p>539798.0</text:p>
          </table:table-cell>
          <table:table-cell office:value-type="string" office:value="RM II 12 AMPOLLA QUIMICA">
            <text:p>RM II 12 AMPOLLA QUIMICA</text:p>
          </table:table-cell>
          <table:table-cell office:value-type="float" office:value="5115.08597727272">
            <text:p>5115.085977272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800.0">
            <text:p>539800.0</text:p>
          </table:table-cell>
          <table:table-cell office:value-type="string" office:value="RM II 16 AMPOLLA QUIMICA">
            <text:p>RM II 16 AMPOLLA QUIMICA</text:p>
          </table:table-cell>
          <table:table-cell office:value-type="float" office:value="7530.182386363633">
            <text:p>7530.1823863636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802.0">
            <text:p>539802.0</text:p>
          </table:table-cell>
          <table:table-cell office:value-type="string" office:value="RM II 20/22 AMPOLLA QUIMICA">
            <text:p>RM II 20/22 AMPOLLA QUIMICA</text:p>
          </table:table-cell>
          <table:table-cell office:value-type="float" office:value="15363.11379715736">
            <text:p>15363.113797157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803.0">
            <text:p>539803.0</text:p>
          </table:table-cell>
          <table:table-cell office:value-type="string" office:value="RM II 24 AMPOLLA QUIMICA">
            <text:p>RM II 24 AMPOLLA QUIMICA</text:p>
          </table:table-cell>
          <table:table-cell office:value-type="float" office:value="20174.559864244562">
            <text:p>20174.5598642445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4.0">
            <text:p>531574.0</text:p>
          </table:table-cell>
          <table:table-cell office:value-type="string" office:value="FTR  8X110 VAR.ROSC">
            <text:p>FTR  8X110 VAR.ROSC</text:p>
          </table:table-cell>
          <table:table-cell office:value-type="float" office:value="2188.525293238208">
            <text:p>2188.5252932382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6.0">
            <text:p>531576.0</text:p>
          </table:table-cell>
          <table:table-cell office:value-type="string" office:value="FTR 10X130 VAR.ROSCA">
            <text:p>FTR 10X130 VAR.ROSCA</text:p>
          </table:table-cell>
          <table:table-cell office:value-type="float" office:value="3114.36">
            <text:p>3114.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7.0">
            <text:p>531577.0</text:p>
          </table:table-cell>
          <table:table-cell office:value-type="string" office:value="FTR 12X160 VAR.ROSCA">
            <text:p>FTR 12X160 VAR.ROSCA</text:p>
          </table:table-cell>
          <table:table-cell office:value-type="float" office:value="4937.400000000001">
            <text:p>4937.4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8.0">
            <text:p>531578.0</text:p>
          </table:table-cell>
          <table:table-cell office:value-type="string" office:value="FTR 16X190 VAR.ROSCA">
            <text:p>FTR 16X190 VAR.ROSCA</text:p>
          </table:table-cell>
          <table:table-cell office:value-type="float" office:value="9115.2">
            <text:p>9115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9.0">
            <text:p>531579.0</text:p>
          </table:table-cell>
          <table:table-cell office:value-type="string" office:value="FTR 20X260 VAR.ROSCA">
            <text:p>FTR 20X260 VAR.ROSCA</text:p>
          </table:table-cell>
          <table:table-cell office:value-type="float" office:value="19749.600000000002">
            <text:p>19749.6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81.0">
            <text:p>531581.0</text:p>
          </table:table-cell>
          <table:table-cell office:value-type="string" office:value="FTR 24X300 VAR.ROSCA">
            <text:p>FTR 24X300 VAR.ROSCA</text:p>
          </table:table-cell>
          <table:table-cell office:value-type="float" office:value="30384.0">
            <text:p>303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47.0">
            <text:p>90447.0</text:p>
          </table:table-cell>
          <table:table-cell office:value-type="string" office:value="FIS A M 10 x 130 A4">
            <text:p>FIS A M 10 x 130 A4</text:p>
          </table:table-cell>
          <table:table-cell office:value-type="float" office:value="11096.329070250082">
            <text:p>11096.3290702500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51.0">
            <text:p>90451.0</text:p>
          </table:table-cell>
          <table:table-cell office:value-type="string" office:value="FIS A M 12 x 160 A4">
            <text:p>FIS A M 12 x 160 A4</text:p>
          </table:table-cell>
          <table:table-cell office:value-type="float" office:value="17871.96016252008">
            <text:p>17871.96016252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57.0">
            <text:p>90457.0</text:p>
          </table:table-cell>
          <table:table-cell office:value-type="string" office:value="FIS A M 16 x 250 A4">
            <text:p>FIS A M 16 x 250 A4</text:p>
          </table:table-cell>
          <table:table-cell office:value-type="float" office:value="50211.714422428886">
            <text:p>50211.71442242888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8831.0">
            <text:p>518831.0</text:p>
          </table:table-cell>
          <table:table-cell office:value-type="string" office:value="FIS SB 390 S">
            <text:p>FIS SB 390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853.0">
            <text:p>545853.0</text:p>
          </table:table-cell>
          <table:table-cell office:value-type="string" office:value="BOQUILLA FIS MR PLUS">
            <text:p>BOQUILLA FIS MR PLUS</text:p>
          </table:table-cell>
          <table:table-cell office:value-type="float" office:value="344.11792187500004">
            <text:p>344.117921875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131.0">
            <text:p>559131.0</text:p>
          </table:table-cell>
          <table:table-cell office:value-type="string" office:value="FIS V 360 S">
            <text:p>FIS V 360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853.0">
            <text:p>545853.0</text:p>
          </table:table-cell>
          <table:table-cell office:value-type="string" office:value="BOQUILLA FIS MR PLUS">
            <text:p>BOQUILLA FIS MR PLUS</text:p>
          </table:table-cell>
          <table:table-cell office:value-type="float" office:value="344.11792187500004">
            <text:p>344.117921875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4174.0">
            <text:p>544174.0</text:p>
          </table:table-cell>
          <table:table-cell office:value-type="string" office:value="FIS EM PLUS 390 S">
            <text:p>FIS EM PLUS 390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853.0">
            <text:p>545853.0</text:p>
          </table:table-cell>
          <table:table-cell office:value-type="string" office:value="BOQUILLA FIS MR PLUS">
            <text:p>BOQUILLA FIS MR PLUS</text:p>
          </table:table-cell>
          <table:table-cell office:value-type="float" office:value="344.11792187500004">
            <text:p>344.117921875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636.0">
            <text:p>510636.0</text:p>
          </table:table-cell>
          <table:table-cell office:value-type="string" office:value="Taco Qumico FIS VS 300 T">
            <text:p>Taco Qumico FIS VS 300 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853.0">
            <text:p>545853.0</text:p>
          </table:table-cell>
          <table:table-cell office:value-type="string" office:value="BOQUILLA FIS MR PLUS">
            <text:p>BOQUILLA FIS MR PLUS</text:p>
          </table:table-cell>
          <table:table-cell office:value-type="float" office:value="344.11792187500004">
            <text:p>344.117921875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637.0">
            <text:p>510637.0</text:p>
          </table:table-cell>
          <table:table-cell office:value-type="string" office:value="Taco Qumico FIS P 300 T">
            <text:p>Taco Qumico FIS P 300 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853.0">
            <text:p>545853.0</text:p>
          </table:table-cell>
          <table:table-cell office:value-type="string" office:value="BOQUILLA FIS MR PLUS">
            <text:p>BOQUILLA FIS MR PLUS</text:p>
          </table:table-cell>
          <table:table-cell office:value-type="float" office:value="344.11792187500004">
            <text:p>344.117921875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676.0">
            <text:p>43676.0</text:p>
          </table:table-cell>
          <table:table-cell office:value-type="string" office:value="FCS FISCHER CAN SYSTEM">
            <text:p>FCS FISCHER CAN SYST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917.0">
            <text:p>43917.0</text:p>
          </table:table-cell>
          <table:table-cell office:value-type="string" office:value="FCS FISCHER CAN SYSTEM LIQUID">
            <text:p>FCS FISCHER CAN SYSTEM LIQUI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01.0">
            <text:p>41901.0</text:p>
          </table:table-cell>
          <table:table-cell office:value-type="string" office:value="FIS H 12X85 K C.INY. RIGIDO">
            <text:p>FIS H 12X85 K C.INY. RIGI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02.0">
            <text:p>41902.0</text:p>
          </table:table-cell>
          <table:table-cell office:value-type="string" office:value="FIS H 16X85 K C.INY. RIGIDO">
            <text:p>FIS H 16X85 K C.INY. RIGI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04.0">
            <text:p>41904.0</text:p>
          </table:table-cell>
          <table:table-cell office:value-type="string" office:value="FIS H 20X85 K C.INY. RIGIDO">
            <text:p>FIS H 20X85 K C.INY. RIGID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70.0">
            <text:p>50470.0</text:p>
          </table:table-cell>
          <table:table-cell office:value-type="string" office:value="FIS H 16X85 N C.INY.C/M">
            <text:p>FIS H 16X85 N C.INY.C/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72.0">
            <text:p>50472.0</text:p>
          </table:table-cell>
          <table:table-cell office:value-type="string" office:value="FIS H 18X85 N C.INY.C/MA">
            <text:p>FIS H 18X85 N C.INY.C/M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74.0">
            <text:p>50474.0</text:p>
          </table:table-cell>
          <table:table-cell office:value-type="string" office:value="FIS H 20X85 N C.INY.C/M">
            <text:p>FIS H 20X85 N C.INY.C/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000.0">
            <text:p>58000.0</text:p>
          </table:table-cell>
          <table:table-cell office:value-type="string" office:value="FIS AM PISTOLA DE INYECCION">
            <text:p>FIS AM PISTOLA DE INYECC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634.0">
            <text:p>90634.0</text:p>
          </table:table-cell>
          <table:table-cell office:value-type="string" office:value="PBB">
            <text:p>PB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671.0">
            <text:p>90671.0</text:p>
          </table:table-cell>
          <table:table-cell office:value-type="string" office:value="PBZ">
            <text:p>PB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111.0">
            <text:p>538111.0</text:p>
          </table:table-cell>
          <table:table-cell office:value-type="string" office:value="Sellador Adhesivo MS Express BLANCO x 290 ml">
            <text:p>Sellador Adhesivo MS Express BLANCO x 29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488.0">
            <text:p>538488.0</text:p>
          </table:table-cell>
          <table:table-cell office:value-type="string" office:value="Sellador Adhesivo MS Express NEGRO x 290 ml">
            <text:p>Sellador Adhesivo MS Express NEGRO x 29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489.0">
            <text:p>538489.0</text:p>
          </table:table-cell>
          <table:table-cell office:value-type="string" office:value="Sellador Adhesivo MS Express CRISTAL x 290 ml">
            <text:p>Sellador Adhesivo MS Express CRISTAL x 29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0015.0">
            <text:p>540015.0</text:p>
          </table:table-cell>
          <table:table-cell office:value-type="string" office:value="Sellador Adhesivo MS Express GRIS x 290 ml">
            <text:p>Sellador Adhesivo MS Express GRIS x 29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727.0">
            <text:p>94727.0</text:p>
          </table:table-cell>
          <table:table-cell office:value-type="string" office:value="ESPUMA PU 1/500 (B3)">
            <text:p>ESPUMA PU 1/500 (B3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728.0">
            <text:p>94728.0</text:p>
          </table:table-cell>
          <table:table-cell office:value-type="string" office:value="ESPUMA PU 1/750 (B3)">
            <text:p>ESPUMA PU 1/750 (B3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0806.0">
            <text:p>520806.0</text:p>
          </table:table-cell>
          <table:table-cell office:value-type="string" office:value="ESPUMA PU 1/300 (B3)">
            <text:p>ESPUMA PU 1/300 (B3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4847.0">
            <text:p>534847.0</text:p>
          </table:table-cell>
          <table:table-cell office:value-type="string" office:value="ESPUMA PUP 750 (B2)">
            <text:p>ESPUMA PUP 750 (B2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208.0">
            <text:p>33208.0</text:p>
          </table:table-cell>
          <table:table-cell office:value-type="string" office:value="Pistola para aplicación de espuma PUP M3">
            <text:p>Pistola para aplicación de espuma PUP M3</text:p>
          </table:table-cell>
          <table:table-cell office:value-type="float" office:value="117571.36274999921">
            <text:p>117571.3627499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400.0">
            <text:p>62400.0</text:p>
          </table:table-cell>
          <table:table-cell office:value-type="string" office:value="Pistola para aplicación de espuma PUP K2">
            <text:p>Pistola para aplicación de espuma PUP K2</text:p>
          </table:table-cell>
          <table:table-cell office:value-type="float" office:value="105866.1641249992">
            <text:p>105866.16412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6965.0">
            <text:p>566965.0</text:p>
          </table:table-cell>
          <table:table-cell office:value-type="string" office:value="Adhesivo de Montaje Pegado Total">
            <text:p>Adhesivo de Montaje Pegado Tot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072.0">
            <text:p>545072.0</text:p>
          </table:table-cell>
          <table:table-cell office:value-type="string" office:value="Sellador Acrilico Premiun">
            <text:p>Sellador Acrilico Premiu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0.0">
            <text:p>600690.0</text:p>
          </table:table-cell>
          <table:table-cell office:value-type="string" office:value="Silicona Neutra TRANSP.">
            <text:p>Silicona Neutra TRANS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2.0">
            <text:p>600692.0</text:p>
          </table:table-cell>
          <table:table-cell office:value-type="string" office:value="Silicona Neutra BLANCA">
            <text:p>Silicona Neutra BLAN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89.0">
            <text:p>600689.0</text:p>
          </table:table-cell>
          <table:table-cell office:value-type="string" office:value="Silicona Neutra NEGRA">
            <text:p>Silicona Neutra NEG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4.0">
            <text:p>600694.0</text:p>
          </table:table-cell>
          <table:table-cell office:value-type="string" office:value="Silicona Acetica con fungicida TRANSP.">
            <text:p>Silicona Acetica con fungicida TRANS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6.0">
            <text:p>600696.0</text:p>
          </table:table-cell>
          <table:table-cell office:value-type="string" office:value="Silicona Acetica con fungicida BLANCA">
            <text:p>Silicona Acetica con fungicida BLAN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3.0">
            <text:p>600693.0</text:p>
          </table:table-cell>
          <table:table-cell office:value-type="string" office:value="Silicona Acetica con fungicida NEGRA">
            <text:p>Silicona Acetica con fungicida NEG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15.0">
            <text:p>53115.0</text:p>
          </table:table-cell>
          <table:table-cell office:value-type="string" office:value="PISTOLA P/CART.KPM1 ECONOMICA">
            <text:p>PISTOLA P/CART.KPM1 ECONOM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1441.0">
            <text:p>541441.0</text:p>
          </table:table-cell>
          <table:table-cell office:value-type="string" office:value="PISTOLA P/CART.KPM3 ROBUSTA">
            <text:p>PISTOLA P/CART.KPM3 ROBUSTA</text:p>
          </table:table-cell>
          <table:table-cell office:value-type="float" office:value="67575.202875">
            <text:p>67575.202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80.0">
            <text:p>536880.0</text:p>
          </table:table-cell>
          <table:table-cell office:value-type="string" office:value="FBS II 8X60 10/ - SK">
            <text:p>FBS II 8X60 10/ - SK</text:p>
          </table:table-cell>
          <table:table-cell office:value-type="float" office:value="1950.2730000000001">
            <text:p>1950.273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84.0">
            <text:p>536884.0</text:p>
          </table:table-cell>
          <table:table-cell office:value-type="string" office:value="FBS II 10X65 10/ - SK">
            <text:p>FBS II 10X65 10/ - SK</text:p>
          </table:table-cell>
          <table:table-cell office:value-type="float" office:value="2814.318">
            <text:p>2814.3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52.0">
            <text:p>536852.0</text:p>
          </table:table-cell>
          <table:table-cell office:value-type="string" office:value="FBS II 8x70 20/5 US TX">
            <text:p>FBS II 8x70 20/5 US TX</text:p>
          </table:table-cell>
          <table:table-cell office:value-type="float" office:value="1966.2583305180642">
            <text:p>1966.25833051806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55.0">
            <text:p>536855.0</text:p>
          </table:table-cell>
          <table:table-cell office:value-type="string" office:value="FBS II 8x100 50/35 US TX">
            <text:p>FBS II 8x100 50/35 US TX</text:p>
          </table:table-cell>
          <table:table-cell office:value-type="float" office:value="2320.578">
            <text:p>2320.5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58.0">
            <text:p>536858.0</text:p>
          </table:table-cell>
          <table:table-cell office:value-type="string" office:value="FBS ll 10x60  5/    US">
            <text:p>FBS ll 10x60  5/    US</text:p>
          </table:table-cell>
          <table:table-cell office:value-type="float" office:value="2770.03678652168">
            <text:p>2770.03678652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59.0">
            <text:p>536859.0</text:p>
          </table:table-cell>
          <table:table-cell office:value-type="string" office:value="FBS ll 10x70 15/5  US">
            <text:p>FBS ll 10x70 15/5  US</text:p>
          </table:table-cell>
          <table:table-cell office:value-type="float" office:value="1254.526875">
            <text:p>1254.526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61.0">
            <text:p>536861.0</text:p>
          </table:table-cell>
          <table:table-cell office:value-type="string" office:value="FBS ll 10x90 35/25/5 US">
            <text:p>FBS ll 10x90 35/25/5 US</text:p>
          </table:table-cell>
          <table:table-cell office:value-type="float" office:value="2993.53083291288">
            <text:p>2993.53083291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69.0">
            <text:p>536869.0</text:p>
          </table:table-cell>
          <table:table-cell office:value-type="string" office:value="FBS ll 12x70 10/   US">
            <text:p>FBS ll 12x70 10/   US</text:p>
          </table:table-cell>
          <table:table-cell office:value-type="float" office:value="4646.813714550336">
            <text:p>4646.8137145503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70.0">
            <text:p>536870.0</text:p>
          </table:table-cell>
          <table:table-cell office:value-type="string" office:value="FBS ll 12x85 25/10   US">
            <text:p>FBS ll 12x85 25/10   US</text:p>
          </table:table-cell>
          <table:table-cell office:value-type="float" office:value="5003.544596290136">
            <text:p>5003.5445962901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71.0">
            <text:p>536871.0</text:p>
          </table:table-cell>
          <table:table-cell office:value-type="string" office:value="FBS ll  12x110 50/35/10 US">
            <text:p>FBS ll  12x110 50/35/10 US</text:p>
          </table:table-cell>
          <table:table-cell office:value-type="float" office:value="5628.898129942432">
            <text:p>5628.8981299424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875.0">
            <text:p>536875.0</text:p>
          </table:table-cell>
          <table:table-cell office:value-type="string" office:value="FBS ll  14x95 30/10/   US">
            <text:p>FBS ll  14x95 30/10/   US</text:p>
          </table:table-cell>
          <table:table-cell office:value-type="float" office:value="6862.986000000001">
            <text:p>6862.986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378.0">
            <text:p>546378.0</text:p>
          </table:table-cell>
          <table:table-cell office:value-type="string" office:value="FBS II 6 x 40/5 P">
            <text:p>FBS II 6 x 40/5 P</text:p>
          </table:table-cell>
          <table:table-cell office:value-type="float" office:value="1184.8049767020561">
            <text:p>1184.80497670205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380.0">
            <text:p>546380.0</text:p>
          </table:table-cell>
          <table:table-cell office:value-type="string" office:value="FBS II 6 x 60/5 P">
            <text:p>FBS II 6 x 60/5 P</text:p>
          </table:table-cell>
          <table:table-cell office:value-type="float" office:value="1367.46838000256">
            <text:p>1367.468380002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3912.0">
            <text:p>523912.0</text:p>
          </table:table-cell>
          <table:table-cell office:value-type="string" office:value="FBS 6 x 35 M8/M10 I">
            <text:p>FBS 6 x 35 M8/M10 I</text:p>
          </table:table-cell>
          <table:table-cell office:value-type="float" office:value="1160.289">
            <text:p>1160.2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950.0">
            <text:p>66950.0</text:p>
          </table:table-cell>
          <table:table-cell office:value-type="string" office:value="FBS 6 x 55 M8/M10 I">
            <text:p>FBS 6 x 55 M8/M10 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201.0">
            <text:p>537201.0</text:p>
          </table:table-cell>
          <table:table-cell office:value-type="string" office:value="Calibre de control FUP 10">
            <text:p>Calibre de control FUP 10</text:p>
          </table:table-cell>
          <table:table-cell office:value-type="float" office:value="9966.864672396401">
            <text:p>9966.8646723964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202.0">
            <text:p>537202.0</text:p>
          </table:table-cell>
          <table:table-cell office:value-type="string" office:value="Calibre de control FUP 12">
            <text:p>Calibre de control FUP 12</text:p>
          </table:table-cell>
          <table:table-cell office:value-type="float" office:value="10997.273614091522">
            <text:p>10997.2736140915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203.0">
            <text:p>537203.0</text:p>
          </table:table-cell>
          <table:table-cell office:value-type="string" office:value="Calibre de control FUP 14">
            <text:p>Calibre de control FUP 14</text:p>
          </table:table-cell>
          <table:table-cell office:value-type="float" office:value="12028.78459743552">
            <text:p>12028.784597435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78.0">
            <text:p>538578.0</text:p>
          </table:table-cell>
          <table:table-cell office:value-type="string" office:value="Boquilla Hexagonal 13">
            <text:p>Boquilla Hexagonal 13</text:p>
          </table:table-cell>
          <table:table-cell office:value-type="float" office:value="41240.60258408008">
            <text:p>41240.60258408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79.0">
            <text:p>538579.0</text:p>
          </table:table-cell>
          <table:table-cell office:value-type="string" office:value="Boquilla Hexagonal 15">
            <text:p>Boquilla Hexagonal 15</text:p>
          </table:table-cell>
          <table:table-cell office:value-type="float" office:value="41240.60258408008">
            <text:p>41240.60258408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80.0">
            <text:p>538580.0</text:p>
          </table:table-cell>
          <table:table-cell office:value-type="string" office:value="Boquilla Hexagonal 17">
            <text:p>Boquilla Hexagonal 17</text:p>
          </table:table-cell>
          <table:table-cell office:value-type="float" office:value="41240.60258408008">
            <text:p>41240.60258408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81.0">
            <text:p>538581.0</text:p>
          </table:table-cell>
          <table:table-cell office:value-type="string" office:value="Boquilla Hexagonal 21">
            <text:p>Boquilla Hexagonal 21</text:p>
          </table:table-cell>
          <table:table-cell office:value-type="float" office:value="48114.03634809345">
            <text:p>48114.036348093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75.0">
            <text:p>538575.0</text:p>
          </table:table-cell>
          <table:table-cell office:value-type="string" office:value="Boquilla Torx 40">
            <text:p>Boquilla Torx 40</text:p>
          </table:table-cell>
          <table:table-cell office:value-type="float" office:value="12062.448">
            <text:p>12062.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576.0">
            <text:p>538576.0</text:p>
          </table:table-cell>
          <table:table-cell office:value-type="string" office:value="Boquilla Torx 50">
            <text:p>Boquilla Torx 50</text:p>
          </table:table-cell>
          <table:table-cell office:value-type="float" office:value="13004.352">
            <text:p>13004.3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2.0">
            <text:p>531552.0</text:p>
          </table:table-cell>
          <table:table-cell office:value-type="string" office:value="FWA 6X55">
            <text:p>FWA 6X55</text:p>
          </table:table-cell>
          <table:table-cell office:value-type="float" office:value="691.3209913384833">
            <text:p>691.32099133848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9.0">
            <text:p>531559.0</text:p>
          </table:table-cell>
          <table:table-cell office:value-type="string" office:value="FWA 8X80">
            <text:p>FWA 8X80</text:p>
          </table:table-cell>
          <table:table-cell office:value-type="float" office:value="1065.339">
            <text:p>1065.3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1.0">
            <text:p>531561.0</text:p>
          </table:table-cell>
          <table:table-cell office:value-type="string" office:value="FWA 8X95">
            <text:p>FWA 8X95</text:p>
          </table:table-cell>
          <table:table-cell office:value-type="float" office:value="1162.1879999999999">
            <text:p>1162.187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2.0">
            <text:p>531562.0</text:p>
          </table:table-cell>
          <table:table-cell office:value-type="string" office:value="FWA 8X120">
            <text:p>FWA 8X120</text:p>
          </table:table-cell>
          <table:table-cell office:value-type="float" office:value="1355.8860000000002">
            <text:p>1355.886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3.0">
            <text:p>531553.0</text:p>
          </table:table-cell>
          <table:table-cell office:value-type="string" office:value="FWA 10X65">
            <text:p>FWA 10X65</text:p>
          </table:table-cell>
          <table:table-cell office:value-type="float" office:value="1485.017999999992">
            <text:p>1485.017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5.0">
            <text:p>531565.0</text:p>
          </table:table-cell>
          <table:table-cell office:value-type="string" office:value="FWA 10X95">
            <text:p>FWA 10X95</text:p>
          </table:table-cell>
          <table:table-cell office:value-type="float" office:value="1872.414">
            <text:p>1872.4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6.0">
            <text:p>531566.0</text:p>
          </table:table-cell>
          <table:table-cell office:value-type="string" office:value="FWA 10X115">
            <text:p>FWA 10X115</text:p>
          </table:table-cell>
          <table:table-cell office:value-type="float" office:value="2162.9610000000002">
            <text:p>2162.961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4.0">
            <text:p>531554.0</text:p>
          </table:table-cell>
          <table:table-cell office:value-type="string" office:value="FWA 10X130">
            <text:p>FWA 10X130</text:p>
          </table:table-cell>
          <table:table-cell office:value-type="float" office:value="2227.527">
            <text:p>2227.5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6.0">
            <text:p>531556.0</text:p>
          </table:table-cell>
          <table:table-cell office:value-type="string" office:value="FWA 12X80">
            <text:p>FWA 12X80</text:p>
          </table:table-cell>
          <table:table-cell office:value-type="float" office:value="2324.3759999999997">
            <text:p>2324.375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57.0">
            <text:p>531557.0</text:p>
          </table:table-cell>
          <table:table-cell office:value-type="string" office:value="FWA 12X100">
            <text:p>FWA 12X100</text:p>
          </table:table-cell>
          <table:table-cell office:value-type="float" office:value="2453.507999999992">
            <text:p>2453.507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7.0">
            <text:p>531567.0</text:p>
          </table:table-cell>
          <table:table-cell office:value-type="string" office:value="FWA 12X120">
            <text:p>FWA 12X120</text:p>
          </table:table-cell>
          <table:table-cell office:value-type="float" office:value="2840.9040000000005">
            <text:p>2840.904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8.0">
            <text:p>531568.0</text:p>
          </table:table-cell>
          <table:table-cell office:value-type="string" office:value="FWA 12X150">
            <text:p>FWA 12X150</text:p>
          </table:table-cell>
          <table:table-cell office:value-type="float" office:value="3099.168">
            <text:p>3099.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69.0">
            <text:p>531569.0</text:p>
          </table:table-cell>
          <table:table-cell office:value-type="string" office:value="FWA 16X140">
            <text:p>FWA 16X140</text:p>
          </table:table-cell>
          <table:table-cell office:value-type="float" office:value="5488.110000000001">
            <text:p>5488.11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1.0">
            <text:p>531571.0</text:p>
          </table:table-cell>
          <table:table-cell office:value-type="string" office:value="FWA 16X180">
            <text:p>FWA 16X180</text:p>
          </table:table-cell>
          <table:table-cell office:value-type="float" office:value="6779.429999999992">
            <text:p>6779.429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72.0">
            <text:p>531572.0</text:p>
          </table:table-cell>
          <table:table-cell office:value-type="string" office:value="FWA 20X160">
            <text:p>FWA 20X160</text:p>
          </table:table-cell>
          <table:table-cell office:value-type="float" office:value="11299.050000000001">
            <text:p>11299.05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555.0">
            <text:p>507555.0</text:p>
          </table:table-cell>
          <table:table-cell office:value-type="string" office:value="FBN 8/10 A4">
            <text:p>FBN 8/10 A4</text:p>
          </table:table-cell>
          <table:table-cell office:value-type="float" office:value="5996.130918599257">
            <text:p>5996.130918599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559.0">
            <text:p>507559.0</text:p>
          </table:table-cell>
          <table:table-cell office:value-type="string" office:value="FBN 10/20 A4">
            <text:p>FBN 10/20 A4</text:p>
          </table:table-cell>
          <table:table-cell office:value-type="float" office:value="8684.127">
            <text:p>8684.1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564.0">
            <text:p>507564.0</text:p>
          </table:table-cell>
          <table:table-cell office:value-type="string" office:value="FBN 12/20 A4">
            <text:p>FBN 12/20 A4</text:p>
          </table:table-cell>
          <table:table-cell office:value-type="float" office:value="12590.37">
            <text:p>12590.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2.0">
            <text:p>531592.0</text:p>
          </table:table-cell>
          <table:table-cell office:value-type="string" office:value="FSL  6.5/28 B (6.5X56)">
            <text:p>FSL  6.5/28 B (6.5X56)</text:p>
          </table:table-cell>
          <table:table-cell office:value-type="float" office:value="581.0939999999999">
            <text:p>581.093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4.0">
            <text:p>531594.0</text:p>
          </table:table-cell>
          <table:table-cell office:value-type="string" office:value="FSL 8/37 B (8X65)">
            <text:p>FSL 8/37 B (8X65)</text:p>
          </table:table-cell>
          <table:table-cell office:value-type="float" office:value="612.5447366392424">
            <text:p>612.54473663924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5.0">
            <text:p>531595.0</text:p>
          </table:table-cell>
          <table:table-cell office:value-type="string" office:value="FSL 8/57 B (8X85)">
            <text:p>FSL 8/57 B (8X85)</text:p>
          </table:table-cell>
          <table:table-cell office:value-type="float" office:value="981.4032">
            <text:p>981.40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6.0">
            <text:p>531596.0</text:p>
          </table:table-cell>
          <table:table-cell office:value-type="string" office:value="FSL 10/12 B (10X50)">
            <text:p>FSL 10/12 B (10X50)</text:p>
          </table:table-cell>
          <table:table-cell office:value-type="float" office:value="1162.1879999999999">
            <text:p>1162.187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7.0">
            <text:p>531597.0</text:p>
          </table:table-cell>
          <table:table-cell office:value-type="string" office:value="FSL 10/39 B (10X77)">
            <text:p>FSL 10/39 B (10X77)</text:p>
          </table:table-cell>
          <table:table-cell office:value-type="float" office:value="1485.017999999992">
            <text:p>1485.017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8.0">
            <text:p>531598.0</text:p>
          </table:table-cell>
          <table:table-cell office:value-type="string" office:value="FSL 10/59 B (10X97)">
            <text:p>FSL 10/59 B (10X97)</text:p>
          </table:table-cell>
          <table:table-cell office:value-type="float" office:value="1710.9989999999923">
            <text:p>1710.9989999999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599.0">
            <text:p>531599.0</text:p>
          </table:table-cell>
          <table:table-cell office:value-type="string" office:value="FSL 12/15 B (12X60)">
            <text:p>FSL 12/15 B (12X60)</text:p>
          </table:table-cell>
          <table:table-cell office:value-type="float" office:value="1936.98">
            <text:p>1936.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601.0">
            <text:p>531601.0</text:p>
          </table:table-cell>
          <table:table-cell office:value-type="string" office:value="FSL 12/27 B (12X75)">
            <text:p>FSL 12/27 B (12X75)</text:p>
          </table:table-cell>
          <table:table-cell office:value-type="float" office:value="2130.678">
            <text:p>2130.6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602.0">
            <text:p>531602.0</text:p>
          </table:table-cell>
          <table:table-cell office:value-type="string" office:value="FSL 12/51 B (12X99)">
            <text:p>FSL 12/51 B (12X99)</text:p>
          </table:table-cell>
          <table:table-cell office:value-type="float" office:value="2518.0739999999923">
            <text:p>2518.0739999999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606.0">
            <text:p>531606.0</text:p>
          </table:table-cell>
          <table:table-cell office:value-type="string" office:value="FSL 16/65 B(16X111)">
            <text:p>FSL 16/65 B(16X111)</text:p>
          </table:table-cell>
          <table:table-cell office:value-type="float" office:value="4519.62">
            <text:p>4519.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12.0">
            <text:p>48412.0</text:p>
          </table:table-cell>
          <table:table-cell office:value-type="string" office:value="EA II M8 x 40 A4">
            <text:p>EA II M8 x 40 A4</text:p>
          </table:table-cell>
          <table:table-cell office:value-type="float" office:value="8393.58">
            <text:p>8393.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14.0">
            <text:p>48414.0</text:p>
          </table:table-cell>
          <table:table-cell office:value-type="string" office:value="EA II M10 A4">
            <text:p>EA II M10 A4</text:p>
          </table:table-cell>
          <table:table-cell office:value-type="float" office:value="9362.06999999992">
            <text:p>9362.06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15.0">
            <text:p>48415.0</text:p>
          </table:table-cell>
          <table:table-cell office:value-type="string" office:value="EA II M12 A4">
            <text:p>EA II M12 A4</text:p>
          </table:table-cell>
          <table:table-cell office:value-type="float" office:value="16141.5">
            <text:p>16141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2.0">
            <text:p>48102.0</text:p>
          </table:table-cell>
          <table:table-cell office:value-type="string" office:value="IM 3/16 G T.MET.EXPANSION CONT">
            <text:p>IM 3/16 G T.MET.EXPANSION CONT</text:p>
          </table:table-cell>
          <table:table-cell office:value-type="float" office:value="442.30997847806725">
            <text:p>442.309978478067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3.0">
            <text:p>48103.0</text:p>
          </table:table-cell>
          <table:table-cell office:value-type="string" office:value="IM 1/4  G T.MET.EXP.CONT">
            <text:p>IM 1/4  G T.MET.EXP.CONT</text:p>
          </table:table-cell>
          <table:table-cell office:value-type="float" office:value="387.396">
            <text:p>387.3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4.0">
            <text:p>48104.0</text:p>
          </table:table-cell>
          <table:table-cell office:value-type="string" office:value="IM 5/16 G T.MET.EXPANSION CONT">
            <text:p>IM 5/16 G T.MET.EXPANSION CONT</text:p>
          </table:table-cell>
          <table:table-cell office:value-type="float" office:value="548.811">
            <text:p>548.8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5.0">
            <text:p>48105.0</text:p>
          </table:table-cell>
          <table:table-cell office:value-type="string" office:value="IM 3/8  G T.MET.EXP.CONT">
            <text:p>IM 3/8  G T.MET.EXP.CONT</text:p>
          </table:table-cell>
          <table:table-cell office:value-type="float" office:value="871.6410000000001">
            <text:p>871.641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6.0">
            <text:p>48106.0</text:p>
          </table:table-cell>
          <table:table-cell office:value-type="string" office:value="IM 1/2  G T.MET.EXPANSION CONT">
            <text:p>IM 1/2  G T.MET.EXPANSION CONT</text:p>
          </table:table-cell>
          <table:table-cell office:value-type="float" office:value="1807.848">
            <text:p>1807.8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7.0">
            <text:p>48107.0</text:p>
          </table:table-cell>
          <table:table-cell office:value-type="string" office:value="IM 5/8  G T.MET.EXP.CONT">
            <text:p>IM 5/8  G T.MET.EXP.CONT</text:p>
          </table:table-cell>
          <table:table-cell office:value-type="float" office:value="3357.4320000000002">
            <text:p>3357.432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08.0">
            <text:p>48108.0</text:p>
          </table:table-cell>
          <table:table-cell office:value-type="string" office:value="IM 3/4  G T.MET.EXP.CONT">
            <text:p>IM 3/4  G T.MET.EXP.CONT</text:p>
          </table:table-cell>
          <table:table-cell office:value-type="float" office:value="6521.165999999993">
            <text:p>6521.16599999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10.0">
            <text:p>615610.0</text:p>
          </table:table-cell>
          <table:table-cell office:value-type="string" office:value="MIM 3/16 MANGOS P/TACOS IM">
            <text:p>MIM 3/16 MANGOS P/TACOS IM</text:p>
          </table:table-cell>
          <table:table-cell office:value-type="float" office:value="2904.8694814611845">
            <text:p>2904.86948146118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20.0">
            <text:p>615620.0</text:p>
          </table:table-cell>
          <table:table-cell office:value-type="string" office:value="MIM 1/4  MANGOS P/TACOS IM">
            <text:p>MIM 1/4  MANGOS P/TACOS IM</text:p>
          </table:table-cell>
          <table:table-cell office:value-type="float" office:value="2804.943373770608">
            <text:p>2804.943373770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30.0">
            <text:p>615630.0</text:p>
          </table:table-cell>
          <table:table-cell office:value-type="string" office:value="MIM 5/16 MANGOS P/TACOS IM">
            <text:p>MIM 5/16 MANGOS P/TACOS IM</text:p>
          </table:table-cell>
          <table:table-cell office:value-type="float" office:value="3911.142916801384">
            <text:p>3911.1429168013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40.0">
            <text:p>615640.0</text:p>
          </table:table-cell>
          <table:table-cell office:value-type="string" office:value="MIM 3/8  MANGOS P/TACOS IM">
            <text:p>MIM 3/8  MANGOS P/TACOS IM</text:p>
          </table:table-cell>
          <table:table-cell office:value-type="float" office:value="4484.403218815753">
            <text:p>4484.4032188157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50.0">
            <text:p>615650.0</text:p>
          </table:table-cell>
          <table:table-cell office:value-type="string" office:value="MIM 1/2  MANGOS P/TACOS IM">
            <text:p>MIM 1/2  MANGOS P/TACOS IM</text:p>
          </table:table-cell>
          <table:table-cell office:value-type="float" office:value="7373.494893799489">
            <text:p>7373.4948937994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60.0">
            <text:p>615660.0</text:p>
          </table:table-cell>
          <table:table-cell office:value-type="string" office:value="MIM 5/8  MANGOS P/TACOS IM">
            <text:p>MIM 5/8  MANGOS P/TACOS IM</text:p>
          </table:table-cell>
          <table:table-cell office:value-type="float" office:value="11603.70011936728">
            <text:p>11603.700119367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670.0">
            <text:p>615670.0</text:p>
          </table:table-cell>
          <table:table-cell office:value-type="string" office:value="MIM 3/4  MANGOS P/TACOS IM">
            <text:p>MIM 3/4  MANGOS P/TACOS IM</text:p>
          </table:table-cell>
          <table:table-cell office:value-type="float" office:value="14424.42129961536">
            <text:p>14424.421299615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191.0">
            <text:p>615191.0</text:p>
          </table:table-cell>
          <table:table-cell office:value-type="string" office:value="SRM 3/16 G T.MET.AUTOPERF.MANU">
            <text:p>SRM 3/16 G T.MET.AUTOPERF.MANU</text:p>
          </table:table-cell>
          <table:table-cell office:value-type="float" office:value="1462.9252014612625">
            <text:p>1462.9252014612625</text:p>
          </table:table-cell>
          <table:table-cell office:value-type="string" office:value="">
            <text:p/>
          </table:table-cell>
          <table:table-cell office:value-type="float" office:value="73146.26007306312">
            <text:p>73146.260073063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192.0">
            <text:p>615192.0</text:p>
          </table:table-cell>
          <table:table-cell office:value-type="string" office:value="SRM 1/4 G T.MET.AUTOPERF.MANUA">
            <text:p>SRM 1/4 G T.MET.AUTOPERF.MANUA</text:p>
          </table:table-cell>
          <table:table-cell office:value-type="float" office:value="1804.704887460192">
            <text:p>1804.704887460192</text:p>
          </table:table-cell>
          <table:table-cell office:value-type="string" office:value="">
            <text:p/>
          </table:table-cell>
          <table:table-cell office:value-type="float" office:value="45117.6221865048">
            <text:p>45117.62218650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193.0">
            <text:p>615193.0</text:p>
          </table:table-cell>
          <table:table-cell office:value-type="string" office:value="SRM 5/16 G T.MET.AUTOPERF.MANU">
            <text:p>SRM 5/16 G T.MET.AUTOPERF.MANU</text:p>
          </table:table-cell>
          <table:table-cell office:value-type="float" office:value="2403.531199207904">
            <text:p>2403.531199207904</text:p>
          </table:table-cell>
          <table:table-cell office:value-type="string" office:value="">
            <text:p/>
          </table:table-cell>
          <table:table-cell office:value-type="float" office:value="48070.62398415808">
            <text:p>48070.62398415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194.0">
            <text:p>615194.0</text:p>
          </table:table-cell>
          <table:table-cell office:value-type="string" office:value="SRM 3/8 G T.MET.AUTOPERF.MANUA">
            <text:p>SRM 3/8 G T.MET.AUTOPERF.MANUA</text:p>
          </table:table-cell>
          <table:table-cell office:value-type="float" office:value="3173.376783273184">
            <text:p>3173.376783273184</text:p>
          </table:table-cell>
          <table:table-cell office:value-type="string" office:value="">
            <text:p/>
          </table:table-cell>
          <table:table-cell office:value-type="float" office:value="39667.2097909148">
            <text:p>39667.20979091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195.0">
            <text:p>615195.0</text:p>
          </table:table-cell>
          <table:table-cell office:value-type="string" office:value="SRM 1/2 G T.MET.AUTOPERF.MANUA">
            <text:p>SRM 1/2 G T.MET.AUTOPERF.MANUA</text:p>
          </table:table-cell>
          <table:table-cell office:value-type="float" office:value="5852.707478319168">
            <text:p>5852.707478319168</text:p>
          </table:table-cell>
          <table:table-cell office:value-type="string" office:value="">
            <text:p/>
          </table:table-cell>
          <table:table-cell office:value-type="float" office:value="43895.306087393765">
            <text:p>43895.3060873937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210.0">
            <text:p>615210.0</text:p>
          </table:table-cell>
          <table:table-cell office:value-type="string" office:value="MSR 3/16 MANGOS P/T.AUTOPERF.">
            <text:p>MSR 3/16 MANGOS P/T.AUTOPERF.</text:p>
          </table:table-cell>
          <table:table-cell office:value-type="float" office:value="1747.08">
            <text:p>1747.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240.0">
            <text:p>615240.0</text:p>
          </table:table-cell>
          <table:table-cell office:value-type="string" office:value="MSR 3/8  MANGOS P/T.AUTOPERF.">
            <text:p>MSR 3/8  MANGOS P/T.AUTOPERF.</text:p>
          </table:table-cell>
          <table:table-cell office:value-type="float" office:value="2240.82">
            <text:p>2240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006.0">
            <text:p>615006.0</text:p>
          </table:table-cell>
          <table:table-cell office:value-type="string" office:value="MR  6 TACOS METALICOS">
            <text:p>MR  6 TACOS METALICOS</text:p>
          </table:table-cell>
          <table:table-cell office:value-type="float" office:value="1315.3821239513713">
            <text:p>1315.3821239513713</text:p>
          </table:table-cell>
          <table:table-cell office:value-type="string" office:value="">
            <text:p/>
          </table:table-cell>
          <table:table-cell office:value-type="float" office:value="32884.55309878429">
            <text:p>32884.553098784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008.0">
            <text:p>615008.0</text:p>
          </table:table-cell>
          <table:table-cell office:value-type="string" office:value="MR  8 TACOS METALICOS">
            <text:p>MR  8 TACOS METALICOS</text:p>
          </table:table-cell>
          <table:table-cell office:value-type="float" office:value="1780.9506458193118">
            <text:p>1780.9506458193118</text:p>
          </table:table-cell>
          <table:table-cell office:value-type="string" office:value="">
            <text:p/>
          </table:table-cell>
          <table:table-cell office:value-type="float" office:value="22261.8830727414">
            <text:p>22261.88307274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010.0">
            <text:p>615010.0</text:p>
          </table:table-cell>
          <table:table-cell office:value-type="string" office:value="MR 10 TACOS METALICOS">
            <text:p>MR 10 TACOS METALICOS</text:p>
          </table:table-cell>
          <table:table-cell office:value-type="float" office:value="2331.031410567104">
            <text:p>2331.031410567104</text:p>
          </table:table-cell>
          <table:table-cell office:value-type="string" office:value="">
            <text:p/>
          </table:table-cell>
          <table:table-cell office:value-type="float" office:value="23310.31410567104">
            <text:p>23310.314105671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012.0">
            <text:p>615012.0</text:p>
          </table:table-cell>
          <table:table-cell office:value-type="string" office:value="MR 12 TACOS METALICOS">
            <text:p>MR 12 TACOS METALICOS</text:p>
          </table:table-cell>
          <table:table-cell office:value-type="float" office:value="3320.2312782525123">
            <text:p>3320.2312782525123</text:p>
          </table:table-cell>
          <table:table-cell office:value-type="string" office:value="">
            <text:p/>
          </table:table-cell>
          <table:table-cell office:value-type="float" office:value="16601.15639126256">
            <text:p>16601.156391262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116.0">
            <text:p>44116.0</text:p>
          </table:table-cell>
          <table:table-cell office:value-type="string" office:value="FNA II 6 x 30/30">
            <text:p>FNA II 6 x 30/3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888.0">
            <text:p>44888.0</text:p>
          </table:table-cell>
          <table:table-cell office:value-type="string" office:value="FH II 15/25 S">
            <text:p>FH II 15/25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894.0">
            <text:p>44894.0</text:p>
          </table:table-cell>
          <table:table-cell office:value-type="string" office:value="FH II 18/25 S">
            <text:p>FH II 18/25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898.0">
            <text:p>44898.0</text:p>
          </table:table-cell>
          <table:table-cell office:value-type="string" office:value="FH II 24/25 S">
            <text:p>FH II 24/25 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645.0">
            <text:p>78645.0</text:p>
          </table:table-cell>
          <table:table-cell office:value-type="string" office:value="FDN 6/35">
            <text:p>FDN 6/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17.0">
            <text:p>78417.0</text:p>
          </table:table-cell>
          <table:table-cell office:value-type="string" office:value="FTP M 10">
            <text:p>FTP M 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9022.0">
            <text:p>519022.0</text:p>
          </table:table-cell>
          <table:table-cell office:value-type="string" office:value="FPX M8-I">
            <text:p>FPX M8-I</text:p>
          </table:table-cell>
          <table:table-cell office:value-type="float" office:value="8136.9400103364">
            <text:p>8136.94001033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9023.0">
            <text:p>519023.0</text:p>
          </table:table-cell>
          <table:table-cell office:value-type="string" office:value="FPX M10-I">
            <text:p>FPX M10-I</text:p>
          </table:table-cell>
          <table:table-cell office:value-type="float" office:value="8246.60032246192">
            <text:p>8246.600322461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005.0">
            <text:p>555005.0</text:p>
          </table:table-cell>
          <table:table-cell office:value-type="string" office:value="DUOPOWER 5 x 25">
            <text:p>DUOPOWER 5 x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006.0">
            <text:p>555006.0</text:p>
          </table:table-cell>
          <table:table-cell office:value-type="string" office:value="DUOPOWER 6 x 30">
            <text:p>DUOPOWER 6 x 3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008.0">
            <text:p>555008.0</text:p>
          </table:table-cell>
          <table:table-cell office:value-type="string" office:value="DUOPOWER 8 x 40">
            <text:p>DUOPOWER 8 x 4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010.0">
            <text:p>555010.0</text:p>
          </table:table-cell>
          <table:table-cell office:value-type="string" office:value="DUOPOWER 10 x 50">
            <text:p>DUOPOWER 10 x 5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243.0">
            <text:p>538243.0</text:p>
          </table:table-cell>
          <table:table-cell office:value-type="string" office:value="DUOPOWER 12 x 60">
            <text:p>DUOPOWER 12 x 6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241.0">
            <text:p>538241.0</text:p>
          </table:table-cell>
          <table:table-cell office:value-type="string" office:value="DUOPOWER 8 x 65">
            <text:p>DUOPOWER 8 x 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242.0">
            <text:p>538242.0</text:p>
          </table:table-cell>
          <table:table-cell office:value-type="string" office:value="DUOPOWER 10 x 80">
            <text:p>DUOPOWER 10 x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04.0">
            <text:p>70004.0</text:p>
          </table:table-cell>
          <table:table-cell office:value-type="string" office:value="SX  4 TACO UNIVERSAL">
            <text:p>SX  4 TACO UNIVERSAL</text:p>
          </table:table-cell>
          <table:table-cell office:value-type="float" office:value="213.63750000000002">
            <text:p>213.63750000000002</text:p>
          </table:table-cell>
          <table:table-cell office:value-type="string" office:value="">
            <text:p/>
          </table:table-cell>
          <table:table-cell office:value-type="float" office:value="21363.75">
            <text:p>21363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05.0">
            <text:p>70005.0</text:p>
          </table:table-cell>
          <table:table-cell office:value-type="string" office:value="SX  5 TACO UNIVERSAL">
            <text:p>SX  5 TACO UNIVERSAL</text:p>
          </table:table-cell>
          <table:table-cell office:value-type="float" office:value="215.6077125">
            <text:p>215.6077125</text:p>
          </table:table-cell>
          <table:table-cell office:value-type="string" office:value="">
            <text:p/>
          </table:table-cell>
          <table:table-cell office:value-type="float" office:value="10780.385624999999">
            <text:p>10780.385624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06.0">
            <text:p>608906.0</text:p>
          </table:table-cell>
          <table:table-cell office:value-type="string" office:value="SX  6 TACO UNIVERSAL">
            <text:p>SX  6 TACO UNIVERSAL</text:p>
          </table:table-cell>
          <table:table-cell office:value-type="float" office:value="45.233738590124645">
            <text:p>45.233738590124645</text:p>
          </table:table-cell>
          <table:table-cell office:value-type="string" office:value="">
            <text:p/>
          </table:table-cell>
          <table:table-cell office:value-type="float" office:value="2261.6869295062324">
            <text:p>2261.68692950623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08.0">
            <text:p>608908.0</text:p>
          </table:table-cell>
          <table:table-cell office:value-type="string" office:value="SX  8 TACO UNIVERSAL">
            <text:p>SX  8 TACO UNIVERSAL</text:p>
          </table:table-cell>
          <table:table-cell office:value-type="float" office:value="84.99309181705553">
            <text:p>84.99309181705553</text:p>
          </table:table-cell>
          <table:table-cell office:value-type="string" office:value="">
            <text:p/>
          </table:table-cell>
          <table:table-cell office:value-type="float" office:value="4249.654590852777">
            <text:p>4249.6545908527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10.0">
            <text:p>608910.0</text:p>
          </table:table-cell>
          <table:table-cell office:value-type="string" office:value="SX  10 TACO UNIVERSAL">
            <text:p>SX  10 TACO UNIVERSAL</text:p>
          </table:table-cell>
          <table:table-cell office:value-type="float" office:value="152.35006653323327">
            <text:p>152.35006653323327</text:p>
          </table:table-cell>
          <table:table-cell office:value-type="string" office:value="">
            <text:p/>
          </table:table-cell>
          <table:table-cell office:value-type="float" office:value="3808.751663330832">
            <text:p>3808.7516633308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12.0">
            <text:p>70012.0</text:p>
          </table:table-cell>
          <table:table-cell office:value-type="string" office:value="SX  12 TACO UNIVERSAL">
            <text:p>SX  12 TACO UNIVERSAL</text:p>
          </table:table-cell>
          <table:table-cell office:value-type="float" office:value="1136.9075625">
            <text:p>1136.9075625</text:p>
          </table:table-cell>
          <table:table-cell office:value-type="string" office:value="">
            <text:p/>
          </table:table-cell>
          <table:table-cell office:value-type="float" office:value="14211.34453125">
            <text:p>14211.34453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14.0">
            <text:p>70014.0</text:p>
          </table:table-cell>
          <table:table-cell office:value-type="string" office:value="SX  14 TACO UNIVERSAL">
            <text:p>SX  14 TACO UNIVERSAL</text:p>
          </table:table-cell>
          <table:table-cell office:value-type="float" office:value="2483.89665441176">
            <text:p>2483.89665441176</text:p>
          </table:table-cell>
          <table:table-cell office:value-type="string" office:value="">
            <text:p/>
          </table:table-cell>
          <table:table-cell office:value-type="float" office:value="24838.966544117604">
            <text:p>24838.9665441176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16.0">
            <text:p>70016.0</text:p>
          </table:table-cell>
          <table:table-cell office:value-type="string" office:value="SX  16 TACO UNIVERSAL">
            <text:p>SX  16 TACO UNIVERSAL</text:p>
          </table:table-cell>
          <table:table-cell office:value-type="float" office:value="4451.968125">
            <text:p>4451.968125</text:p>
          </table:table-cell>
          <table:table-cell office:value-type="string" office:value="">
            <text:p/>
          </table:table-cell>
          <table:table-cell office:value-type="float" office:value="22259.840625">
            <text:p>22259.84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3.0">
            <text:p>616283.0</text:p>
          </table:table-cell>
          <table:table-cell office:value-type="string" office:value="SX 6 en Balde">
            <text:p>SX 6 en Balde</text:p>
          </table:table-cell>
          <table:table-cell office:value-type="float" office:value="14.28642475714224">
            <text:p>14.286424757142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90.0">
            <text:p>616290.0</text:p>
          </table:table-cell>
          <table:table-cell office:value-type="string" office:value="SX 8 en Balde">
            <text:p>SX 8 en Balde</text:p>
          </table:table-cell>
          <table:table-cell office:value-type="float" office:value="31.47491711108504">
            <text:p>31.474917111085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6.0">
            <text:p>616286.0</text:p>
          </table:table-cell>
          <table:table-cell office:value-type="string" office:value="SX 10 en Balde">
            <text:p>SX 10 en Balde</text:p>
          </table:table-cell>
          <table:table-cell office:value-type="float" office:value="55.895387381818956">
            <text:p>55.8953873818189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04.0">
            <text:p>608004.0</text:p>
          </table:table-cell>
          <table:table-cell office:value-type="string" office:value="S  4 TACOS DE NYLON">
            <text:p>S  4 TACOS DE NYLON</text:p>
          </table:table-cell>
          <table:table-cell office:value-type="float" office:value="16.61625">
            <text:p>16.61625</text:p>
          </table:table-cell>
          <table:table-cell office:value-type="string" office:value="">
            <text:p/>
          </table:table-cell>
          <table:table-cell office:value-type="float" office:value="1661.625">
            <text:p>1661.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05.0">
            <text:p>608005.0</text:p>
          </table:table-cell>
          <table:table-cell office:value-type="string" office:value="S  5 TACOS DE NYLON">
            <text:p>S  5 TACOS DE NYLON</text:p>
          </table:table-cell>
          <table:table-cell office:value-type="float" office:value="18.67577724350544">
            <text:p>18.67577724350544</text:p>
          </table:table-cell>
          <table:table-cell office:value-type="string" office:value="">
            <text:p/>
          </table:table-cell>
          <table:table-cell office:value-type="float" office:value="1867.577724350544">
            <text:p>1867.5777243505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06.0">
            <text:p>608006.0</text:p>
          </table:table-cell>
          <table:table-cell office:value-type="string" office:value="S  6 TACOS DE NYLON">
            <text:p>S  6 TACOS DE NYLON</text:p>
          </table:table-cell>
          <table:table-cell office:value-type="float" office:value="30.96215180038736">
            <text:p>30.96215180038736</text:p>
          </table:table-cell>
          <table:table-cell office:value-type="string" office:value="">
            <text:p/>
          </table:table-cell>
          <table:table-cell office:value-type="float" office:value="1548.107590019368">
            <text:p>1548.1075900193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07.0">
            <text:p>608007.0</text:p>
          </table:table-cell>
          <table:table-cell office:value-type="string" office:value="S  7 TACOS DE NYLON">
            <text:p>S  7 TACOS DE NYLON</text:p>
          </table:table-cell>
          <table:table-cell office:value-type="float" office:value="39.70054164378144">
            <text:p>39.70054164378144</text:p>
          </table:table-cell>
          <table:table-cell office:value-type="string" office:value="">
            <text:p/>
          </table:table-cell>
          <table:table-cell office:value-type="float" office:value="1985.0270821890722">
            <text:p>1985.02708218907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08.0">
            <text:p>608008.0</text:p>
          </table:table-cell>
          <table:table-cell office:value-type="string" office:value="S  8 TACOS DE NYLON">
            <text:p>S  8 TACOS DE NYLON</text:p>
          </table:table-cell>
          <table:table-cell office:value-type="float" office:value="59.156704373449124">
            <text:p>59.156704373449124</text:p>
          </table:table-cell>
          <table:table-cell office:value-type="string" office:value="">
            <text:p/>
          </table:table-cell>
          <table:table-cell office:value-type="float" office:value="2957.835218672456">
            <text:p>2957.8352186724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10.0">
            <text:p>608010.0</text:p>
          </table:table-cell>
          <table:table-cell office:value-type="string" office:value="S  10 TACOS DE NYLON">
            <text:p>S  10 TACOS DE NYLON</text:p>
          </table:table-cell>
          <table:table-cell office:value-type="float" office:value="109.1925">
            <text:p>109.1925</text:p>
          </table:table-cell>
          <table:table-cell office:value-type="string" office:value="">
            <text:p/>
          </table:table-cell>
          <table:table-cell office:value-type="float" office:value="2729.8125">
            <text:p>2729.8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12.0">
            <text:p>608012.0</text:p>
          </table:table-cell>
          <table:table-cell office:value-type="string" office:value="S  12 TACOS DE NYLON">
            <text:p>S  12 TACOS DE NYLON</text:p>
          </table:table-cell>
          <table:table-cell office:value-type="float" office:value="180.56021123638402">
            <text:p>180.56021123638402</text:p>
          </table:table-cell>
          <table:table-cell office:value-type="string" office:value="">
            <text:p/>
          </table:table-cell>
          <table:table-cell office:value-type="float" office:value="2257.0026404548003">
            <text:p>2257.0026404548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014.0">
            <text:p>608014.0</text:p>
          </table:table-cell>
          <table:table-cell office:value-type="string" office:value="S  14 TACOS DE NYLON">
            <text:p>S  14 TACOS DE NYLON</text:p>
          </table:table-cell>
          <table:table-cell office:value-type="float" office:value="330.56489667684485">
            <text:p>330.56489667684485</text:p>
          </table:table-cell>
          <table:table-cell office:value-type="string" office:value="">
            <text:p/>
          </table:table-cell>
          <table:table-cell office:value-type="float" office:value="3305.6489667684486">
            <text:p>3305.648966768448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75.0">
            <text:p>608975.0</text:p>
          </table:table-cell>
          <table:table-cell office:value-type="string" office:value="S  5 BOLSA TACOS DE NYLON">
            <text:p>S  5 BOLSA TACOS DE NYLON</text:p>
          </table:table-cell>
          <table:table-cell office:value-type="float" office:value="7.121249999999993">
            <text:p>7.12124999999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76.0">
            <text:p>608976.0</text:p>
          </table:table-cell>
          <table:table-cell office:value-type="string" office:value="S  6 BOLSA TACOS DE NYLON">
            <text:p>S  6 BOLSA TACOS DE NYLON</text:p>
          </table:table-cell>
          <table:table-cell office:value-type="float" office:value="9.495000000000001">
            <text:p>9.4950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78.0">
            <text:p>608978.0</text:p>
          </table:table-cell>
          <table:table-cell office:value-type="string" office:value="S  8 BOLSA TACOS DE NYLON">
            <text:p>S  8 BOLSA TACOS DE NYLON</text:p>
          </table:table-cell>
          <table:table-cell office:value-type="float" office:value="21.36375">
            <text:p>21.36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80.0">
            <text:p>608980.0</text:p>
          </table:table-cell>
          <table:table-cell office:value-type="string" office:value="S  10 BOLSA TACOS DE NYLON">
            <text:p>S  10 BOLSA TACOS DE NYLON</text:p>
          </table:table-cell>
          <table:table-cell office:value-type="float" office:value="43.91437499999992">
            <text:p>43.914374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82.0">
            <text:p>608982.0</text:p>
          </table:table-cell>
          <table:table-cell office:value-type="string" office:value="S  12 BOLSA TACOS DE NYLON">
            <text:p>S  12 BOLSA TACOS DE NYLON</text:p>
          </table:table-cell>
          <table:table-cell office:value-type="float" office:value="67.651875">
            <text:p>67.65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984.0">
            <text:p>608984.0</text:p>
          </table:table-cell>
          <table:table-cell office:value-type="string" office:value="S  14 BOLSA TACOS DE NYLON">
            <text:p>S  14 BOLSA TACOS DE NYLON</text:p>
          </table:table-cell>
          <table:table-cell office:value-type="float" office:value="130.55625">
            <text:p>130.55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05.0">
            <text:p>608105.0</text:p>
          </table:table-cell>
          <table:table-cell office:value-type="string" office:value="S  5 GIGANTE TACOS NYLON (CAJA GRANDE)">
            <text:p>S  5 GIGANTE TACOS NYLON (CAJA GRANDE)</text:p>
          </table:table-cell>
          <table:table-cell office:value-type="float" office:value="5.934375">
            <text:p>5.93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06.0">
            <text:p>608106.0</text:p>
          </table:table-cell>
          <table:table-cell office:value-type="string" office:value="S  6 GIGANTE TACOS NYLON (CAJA GRANDE)">
            <text:p>S  6 GIGANTE TACOS NYLON (CAJA GRANDE)</text:p>
          </table:table-cell>
          <table:table-cell office:value-type="float" office:value="8.42767359024552">
            <text:p>8.427673590245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08.0">
            <text:p>608108.0</text:p>
          </table:table-cell>
          <table:table-cell office:value-type="string" office:value="S  8 GIGANTE TACOS NYLON (CAJA GRANDE)">
            <text:p>S  8 GIGANTE TACOS NYLON (CAJA GRANDE)</text:p>
          </table:table-cell>
          <table:table-cell office:value-type="float" office:value="19.6964491155124">
            <text:p>19.69644911551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10.0">
            <text:p>608110.0</text:p>
          </table:table-cell>
          <table:table-cell office:value-type="string" office:value="S  10 GIGANTE TACOS NYLON (CAJA GRANDE)">
            <text:p>S  10 GIGANTE TACOS NYLON (CAJA GRANDE)</text:p>
          </table:table-cell>
          <table:table-cell office:value-type="float" office:value="42.45295690305688">
            <text:p>42.452956903056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12.0">
            <text:p>608112.0</text:p>
          </table:table-cell>
          <table:table-cell office:value-type="string" office:value="S  12 GIGANTE TACOS NYLON (CAJA GRANDE)">
            <text:p>S  12 GIGANTE TACOS NYLON (CAJA GRANDE)</text:p>
          </table:table-cell>
          <table:table-cell office:value-type="float" office:value="64.8050726753292">
            <text:p>64.80507267532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14.0">
            <text:p>608114.0</text:p>
          </table:table-cell>
          <table:table-cell office:value-type="string" office:value="S  14 GIGANTE TACOS NYLON (CAJA GRANDE)">
            <text:p>S  14 GIGANTE TACOS NYLON (CAJA GRANDE)</text:p>
          </table:table-cell>
          <table:table-cell office:value-type="float" office:value="126.55964727340479">
            <text:p>126.5596472734047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05.0">
            <text:p>608205.0</text:p>
          </table:table-cell>
          <table:table-cell office:value-type="string" office:value="SA  5 TACOS NYLON C/ARAND">
            <text:p>SA  5 TACOS NYLON C/ARAND</text:p>
          </table:table-cell>
          <table:table-cell office:value-type="float" office:value="28.34727701009968">
            <text:p>28.34727701009968</text:p>
          </table:table-cell>
          <table:table-cell office:value-type="string" office:value="">
            <text:p/>
          </table:table-cell>
          <table:table-cell office:value-type="float" office:value="1417.3638505049842">
            <text:p>1417.36385050498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06.0">
            <text:p>608206.0</text:p>
          </table:table-cell>
          <table:table-cell office:value-type="string" office:value="SA  6 TACOS NYLON C/ARAND">
            <text:p>SA  6 TACOS NYLON C/ARAND</text:p>
          </table:table-cell>
          <table:table-cell office:value-type="float" office:value="34.8151894698704">
            <text:p>34.8151894698704</text:p>
          </table:table-cell>
          <table:table-cell office:value-type="string" office:value="">
            <text:p/>
          </table:table-cell>
          <table:table-cell office:value-type="float" office:value="1740.7594734935199">
            <text:p>1740.75947349351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08.0">
            <text:p>608208.0</text:p>
          </table:table-cell>
          <table:table-cell office:value-type="string" office:value="SA  8 TACOS NYLON C/ARAND">
            <text:p>SA  8 TACOS NYLON C/ARAND</text:p>
          </table:table-cell>
          <table:table-cell office:value-type="float" office:value="63.85842486764448">
            <text:p>63.85842486764448</text:p>
          </table:table-cell>
          <table:table-cell office:value-type="string" office:value="">
            <text:p/>
          </table:table-cell>
          <table:table-cell office:value-type="float" office:value="1596.460621691112">
            <text:p>1596.460621691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10.0">
            <text:p>608210.0</text:p>
          </table:table-cell>
          <table:table-cell office:value-type="string" office:value="SA  10 TACOS NYLON C/ARAND">
            <text:p>SA  10 TACOS NYLON C/ARAND</text:p>
          </table:table-cell>
          <table:table-cell office:value-type="float" office:value="121.18053961344305">
            <text:p>121.18053961344305</text:p>
          </table:table-cell>
          <table:table-cell office:value-type="string" office:value="">
            <text:p/>
          </table:table-cell>
          <table:table-cell office:value-type="float" office:value="1514.7567451680382">
            <text:p>1514.75674516803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12.0">
            <text:p>608212.0</text:p>
          </table:table-cell>
          <table:table-cell office:value-type="string" office:value="SA  12 TACOS NYLON C/ARAND">
            <text:p>SA  12 TACOS NYLON C/ARAND</text:p>
          </table:table-cell>
          <table:table-cell office:value-type="float" office:value="200.51710124962082">
            <text:p>200.51710124962082</text:p>
          </table:table-cell>
          <table:table-cell office:value-type="string" office:value="">
            <text:p/>
          </table:table-cell>
          <table:table-cell office:value-type="float" office:value="2506.4637656202603">
            <text:p>2506.46376562026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35.0">
            <text:p>608235.0</text:p>
          </table:table-cell>
          <table:table-cell office:value-type="string" office:value="SA  5 BOLSA TACOS NYLON C/ARAND">
            <text:p>SA  5 BOLSA TACOS NYLON C/ARAND</text:p>
          </table:table-cell>
          <table:table-cell office:value-type="float" office:value="8.308125">
            <text:p>8.308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36.0">
            <text:p>608236.0</text:p>
          </table:table-cell>
          <table:table-cell office:value-type="string" office:value="SA  6 BOLSA TACOS NYLON C/ARAND">
            <text:p>SA  6 BOLSA TACOS NYLON C/ARAND</text:p>
          </table:table-cell>
          <table:table-cell office:value-type="float" office:value="10.681875">
            <text:p>10.68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38.0">
            <text:p>608238.0</text:p>
          </table:table-cell>
          <table:table-cell office:value-type="string" office:value="SA  8 BOLSA TACOS NYLON C/ARAND">
            <text:p>SA  8 BOLSA TACOS NYLON C/ARAND</text:p>
          </table:table-cell>
          <table:table-cell office:value-type="float" office:value="23.7375">
            <text:p>23.7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40.0">
            <text:p>608240.0</text:p>
          </table:table-cell>
          <table:table-cell office:value-type="string" office:value="SA  10 BOLSA TACOS NYLON C/ARAND">
            <text:p>SA  10 BOLSA TACOS NYLON C/ARAND</text:p>
          </table:table-cell>
          <table:table-cell office:value-type="float" office:value="47.475">
            <text:p>47.4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42.0">
            <text:p>608242.0</text:p>
          </table:table-cell>
          <table:table-cell office:value-type="string" office:value="SA  12 BOLSA TACOS NYLON C/ARAND">
            <text:p>SA  12 BOLSA TACOS NYLON C/ARAND</text:p>
          </table:table-cell>
          <table:table-cell office:value-type="float" office:value="68.83874999999993">
            <text:p>68.8387499999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54.0">
            <text:p>62754.0</text:p>
          </table:table-cell>
          <table:table-cell office:value-type="string" office:value="UX 6 TACO UNIVERSAL">
            <text:p>UX 6 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192.0">
            <text:p>600192.0</text:p>
          </table:table-cell>
          <table:table-cell office:value-type="string" office:value="UX 8 TACO UNIVERSAL">
            <text:p>UX 8 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193.0">
            <text:p>600193.0</text:p>
          </table:table-cell>
          <table:table-cell office:value-type="string" office:value="UX 10 TACO UNIVERSAL">
            <text:p>UX 10 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56.0">
            <text:p>62756.0</text:p>
          </table:table-cell>
          <table:table-cell office:value-type="string" office:value="UX  6 C/AR.TACO UNIVERSAL">
            <text:p>UX  6 C/AR.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194.0">
            <text:p>600194.0</text:p>
          </table:table-cell>
          <table:table-cell office:value-type="string" office:value="UX  8 C/AR.TACO UNIVERSAL">
            <text:p>UX  8 C/AR.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195.0">
            <text:p>600195.0</text:p>
          </table:table-cell>
          <table:table-cell office:value-type="string" office:value="UX  10 C/AR.TACO UNIVERSAL">
            <text:p>UX  10 C/AR.TACO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11.0">
            <text:p>78411.0</text:p>
          </table:table-cell>
          <table:table-cell office:value-type="string" office:value="FTP K 4">
            <text:p>FTP K 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12.0">
            <text:p>78412.0</text:p>
          </table:table-cell>
          <table:table-cell office:value-type="string" office:value="FTP K 6">
            <text:p>FTP K 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13.0">
            <text:p>78413.0</text:p>
          </table:table-cell>
          <table:table-cell office:value-type="string" office:value="FTP K 8">
            <text:p>FTP K 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14.0">
            <text:p>78414.0</text:p>
          </table:table-cell>
          <table:table-cell office:value-type="string" office:value="FTP K 10">
            <text:p>FTP K 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675.0">
            <text:p>545675.0</text:p>
          </table:table-cell>
          <table:table-cell office:value-type="string" office:value="DUOBLADE">
            <text:p>DUOBLADE</text:p>
          </table:table-cell>
          <table:table-cell office:value-type="float" office:value="1732.8375">
            <text:p>1732.8375</text:p>
          </table:table-cell>
          <table:table-cell office:value-type="string" office:value="">
            <text:p/>
          </table:table-cell>
          <table:table-cell office:value-type="float" office:value="43320.9375">
            <text:p>43320.9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11.0">
            <text:p>608511.0</text:p>
          </table:table-cell>
          <table:table-cell office:value-type="string" office:value="GK  TACO NYLON PARA YESO Y CARTON">
            <text:p>GK  TACO NYLON PARA YESO Y CARTON</text:p>
          </table:table-cell>
          <table:table-cell office:value-type="float" office:value="109.01075916094608">
            <text:p>109.01075916094608</text:p>
          </table:table-cell>
          <table:table-cell office:value-type="string" office:value="">
            <text:p/>
          </table:table-cell>
          <table:table-cell office:value-type="float" office:value="5450.537958047304">
            <text:p>5450.5379580473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12.0">
            <text:p>608512.0</text:p>
          </table:table-cell>
          <table:table-cell office:value-type="string" office:value="GK  TACO NYLON PARA YESO Y CARTON + TMF">
            <text:p>GK  TACO NYLON PARA YESO Y CARTON + TMF</text:p>
          </table:table-cell>
          <table:table-cell office:value-type="float" office:value="255.0231519188832">
            <text:p>255.02315191888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13.0">
            <text:p>608513.0</text:p>
          </table:table-cell>
          <table:table-cell office:value-type="string" office:value="GK  TACO NYLON PARA YESO Y CARTON + TMF + GKW">
            <text:p>GK  TACO NYLON PARA YESO Y CARTON + TMF + GKW</text:p>
          </table:table-cell>
          <table:table-cell office:value-type="float" office:value="148.88160000000002">
            <text:p>148.8816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393.0">
            <text:p>52393.0</text:p>
          </table:table-cell>
          <table:table-cell office:value-type="string" office:value="GKW HERRAMIENTA DE COLOCACION">
            <text:p>GKW HERRAMIENTA DE COLOCACION</text:p>
          </table:table-cell>
          <table:table-cell office:value-type="float" office:value="11394.0">
            <text:p>113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3.0">
            <text:p>608523.0</text:p>
          </table:table-cell>
          <table:table-cell office:value-type="string" office:value="GK Bolsa">
            <text:p>GK Bolsa</text:p>
          </table:table-cell>
          <table:table-cell office:value-type="float" office:value="87.138988962076">
            <text:p>87.138988962076</text:p>
          </table:table-cell>
          <table:table-cell office:value-type="string" office:value="">
            <text:p/>
          </table:table-cell>
          <table:table-cell office:value-type="float" office:value="4356.9494481038">
            <text:p>4356.9494481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5.0">
            <text:p>608525.0</text:p>
          </table:table-cell>
          <table:table-cell office:value-type="string" office:value="GK S Bolsa">
            <text:p>GK S Bolsa</text:p>
          </table:table-cell>
          <table:table-cell office:value-type="float" office:value="141.1574595680856">
            <text:p>141.15745956808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1.0">
            <text:p>608521.0</text:p>
          </table:table-cell>
          <table:table-cell office:value-type="string" office:value="GKA">
            <text:p>GKA</text:p>
          </table:table-cell>
          <table:table-cell office:value-type="float" office:value="99.09014190893873">
            <text:p>99.09014190893873</text:p>
          </table:table-cell>
          <table:table-cell office:value-type="string" office:value="">
            <text:p/>
          </table:table-cell>
          <table:table-cell office:value-type="float" office:value="4954.507095446937">
            <text:p>4954.5070954469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2.0">
            <text:p>608522.0</text:p>
          </table:table-cell>
          <table:table-cell office:value-type="string" office:value="GKA S">
            <text:p>GKA S</text:p>
          </table:table-cell>
          <table:table-cell office:value-type="float" office:value="124.27311384456">
            <text:p>124.273113844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4.0">
            <text:p>608524.0</text:p>
          </table:table-cell>
          <table:table-cell office:value-type="string" office:value="GKA Bolsa">
            <text:p>GKA Bolsa</text:p>
          </table:table-cell>
          <table:table-cell office:value-type="float" office:value="39.64620944204976">
            <text:p>39.646209442049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26.0">
            <text:p>608526.0</text:p>
          </table:table-cell>
          <table:table-cell office:value-type="string" office:value="GKA S Bolsa">
            <text:p>GKA S Bolsa</text:p>
          </table:table-cell>
          <table:table-cell office:value-type="float" office:value="99.41560486270401">
            <text:p>99.415604862704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0129.0">
            <text:p>540129.0</text:p>
          </table:table-cell>
          <table:table-cell office:value-type="string" office:value="SXRL 8 x 80 FUS">
            <text:p>SXRL 8 x 80 FUS</text:p>
          </table:table-cell>
          <table:table-cell office:value-type="float" office:value="2886.48">
            <text:p>2886.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0131.0">
            <text:p>540131.0</text:p>
          </table:table-cell>
          <table:table-cell office:value-type="string" office:value="SXRL 8 x 120 FUS">
            <text:p>SXRL 8 x 120 FUS</text:p>
          </table:table-cell>
          <table:table-cell office:value-type="float" office:value="3038.4">
            <text:p>3038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719.0">
            <text:p>522719.0</text:p>
          </table:table-cell>
          <table:table-cell office:value-type="string" office:value="SXRL 10 x 80 FUS">
            <text:p>SXRL 10 x 80 FUS</text:p>
          </table:table-cell>
          <table:table-cell office:value-type="float" office:value="2658.6000000000004">
            <text:p>2658.60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720.0">
            <text:p>522720.0</text:p>
          </table:table-cell>
          <table:table-cell office:value-type="string" office:value="SXRL 10 x 100 FUS">
            <text:p>SXRL 10 x 100 FUS</text:p>
          </table:table-cell>
          <table:table-cell office:value-type="float" office:value="2886.48">
            <text:p>2886.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721.0">
            <text:p>522721.0</text:p>
          </table:table-cell>
          <table:table-cell office:value-type="string" office:value="SXRL 10 x 120 FUS">
            <text:p>SXRL 10 x 120 FUS</text:p>
          </table:table-cell>
          <table:table-cell office:value-type="float" office:value="3646.0799999999927">
            <text:p>3646.07999999999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723.0">
            <text:p>522723.0</text:p>
          </table:table-cell>
          <table:table-cell office:value-type="string" office:value="SXRL 10 x 140 FUS">
            <text:p>SXRL 10 x 140 FUS</text:p>
          </table:table-cell>
          <table:table-cell office:value-type="float" office:value="4405.679999999992">
            <text:p>4405.679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55.0">
            <text:p>608255.0</text:p>
          </table:table-cell>
          <table:table-cell office:value-type="string" office:value="S  5 C TACOS NYLON+CLAVO/TORN.">
            <text:p>S  5 C TACOS NYLON+CLAVO/TORN.</text:p>
          </table:table-cell>
          <table:table-cell office:value-type="float" office:value="47.475">
            <text:p>47.4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56.0">
            <text:p>608256.0</text:p>
          </table:table-cell>
          <table:table-cell office:value-type="string" office:value="S  6 C TACOS NYLON+CLAVO/TORN.">
            <text:p>S  6 C TACOS NYLON+CLAVO/TORN.</text:p>
          </table:table-cell>
          <table:table-cell office:value-type="float" office:value="62.90437499999993">
            <text:p>62.9043749999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258.0">
            <text:p>608258.0</text:p>
          </table:table-cell>
          <table:table-cell office:value-type="string" office:value="S  8 C TACOS NYLON+CLAVO/TORN.">
            <text:p>S  8 C TACOS NYLON+CLAVO/TORN.</text:p>
          </table:table-cell>
          <table:table-cell office:value-type="float" office:value="112.75312500000001">
            <text:p>112.753125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506.0">
            <text:p>50506.0</text:p>
          </table:table-cell>
          <table:table-cell office:value-type="string" office:value="M 6">
            <text:p>M 6</text:p>
          </table:table-cell>
          <table:table-cell office:value-type="float" office:value="3418.2000000000003">
            <text:p>3418.20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508.0">
            <text:p>50508.0</text:p>
          </table:table-cell>
          <table:table-cell office:value-type="string" office:value="M 8">
            <text:p>M 8</text:p>
          </table:table-cell>
          <table:table-cell office:value-type="float" office:value="5317.200000000001">
            <text:p>5317.2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21.0">
            <text:p>600621.0</text:p>
          </table:table-cell>
          <table:table-cell office:value-type="string" office:value="S  8 WCL TACOS P/SANITARIOS">
            <text:p>S  8 WCL TACOS P/SANITARIOS</text:p>
          </table:table-cell>
          <table:table-cell office:value-type="float" office:value="4644.770299626873">
            <text:p>4644.7702996268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342.0">
            <text:p>600342.0</text:p>
          </table:table-cell>
          <table:table-cell office:value-type="string" office:value="S 10 WCL TACOS P/SANITARIOS">
            <text:p>S 10 WCL TACOS P/SANITARIOS</text:p>
          </table:table-cell>
          <table:table-cell office:value-type="float" office:value="6945.91211776688">
            <text:p>6945.912117766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310.0">
            <text:p>608310.0</text:p>
          </table:table-cell>
          <table:table-cell office:value-type="string" office:value="MN 10 en caja">
            <text:p>MN 10 en caja</text:p>
          </table:table-cell>
          <table:table-cell office:value-type="float" office:value="118.1702156039104">
            <text:p>118.1702156039104</text:p>
          </table:table-cell>
          <table:table-cell office:value-type="string" office:value="">
            <text:p/>
          </table:table-cell>
          <table:table-cell office:value-type="float" office:value="2954.25539009776">
            <text:p>2954.255390097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311.0">
            <text:p>608311.0</text:p>
          </table:table-cell>
          <table:table-cell office:value-type="string" office:value="MN 10 B en bolsa">
            <text:p>MN 10 B en bolsa</text:p>
          </table:table-cell>
          <table:table-cell office:value-type="float" office:value="50.21920880516129">
            <text:p>50.219208805161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213.0">
            <text:p>48213.0</text:p>
          </table:table-cell>
          <table:table-cell office:value-type="string" office:value="FID 50">
            <text:p>FID 50</text:p>
          </table:table-cell>
          <table:table-cell office:value-type="float" office:value="2278.8">
            <text:p>2278.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971.0">
            <text:p>510971.0</text:p>
          </table:table-cell>
          <table:table-cell office:value-type="string" office:value="FID 90">
            <text:p>FID 90</text:p>
          </table:table-cell>
          <table:table-cell office:value-type="float" office:value="3798.0">
            <text:p>37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11.0">
            <text:p>608611.0</text:p>
          </table:table-cell>
          <table:table-cell office:value-type="string" office:value="TP 1/5 Z TACOS NYLON C/PITON">
            <text:p>TP 1/5 Z TACOS NYLON C/PITON</text:p>
          </table:table-cell>
          <table:table-cell office:value-type="float" office:value="193.7278239422176">
            <text:p>193.7278239422176</text:p>
          </table:table-cell>
          <table:table-cell office:value-type="string" office:value="">
            <text:p/>
          </table:table-cell>
          <table:table-cell office:value-type="float" office:value="9686.391197110881">
            <text:p>9686.3911971108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12.0">
            <text:p>608612.0</text:p>
          </table:table-cell>
          <table:table-cell office:value-type="string" office:value="TP 2/5 Z TACOS NYLON C/PITON">
            <text:p>TP 2/5 Z TACOS NYLON C/PITON</text:p>
          </table:table-cell>
          <table:table-cell office:value-type="float" office:value="188.760443841136">
            <text:p>188.760443841136</text:p>
          </table:table-cell>
          <table:table-cell office:value-type="string" office:value="">
            <text:p/>
          </table:table-cell>
          <table:table-cell office:value-type="float" office:value="9438.0221920568">
            <text:p>9438.02219205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13.0">
            <text:p>608613.0</text:p>
          </table:table-cell>
          <table:table-cell office:value-type="string" office:value="TP 3/5 Z TACOS NYLON C/PITON">
            <text:p>TP 3/5 Z TACOS NYLON C/PITON</text:p>
          </table:table-cell>
          <table:table-cell office:value-type="float" office:value="240.0329418959872">
            <text:p>240.0329418959872</text:p>
          </table:table-cell>
          <table:table-cell office:value-type="string" office:value="">
            <text:p/>
          </table:table-cell>
          <table:table-cell office:value-type="float" office:value="12001.64709479936">
            <text:p>12001.647094799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21.0">
            <text:p>608621.0</text:p>
          </table:table-cell>
          <table:table-cell office:value-type="string" office:value="TP 1/6 Z TACOS NYLON C/PITON">
            <text:p>TP 1/6 Z TACOS NYLON C/PITON</text:p>
          </table:table-cell>
          <table:table-cell office:value-type="float" office:value="251.52833492684482">
            <text:p>251.52833492684482</text:p>
          </table:table-cell>
          <table:table-cell office:value-type="string" office:value="">
            <text:p/>
          </table:table-cell>
          <table:table-cell office:value-type="float" office:value="12576.416746342242">
            <text:p>12576.4167463422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22.0">
            <text:p>608622.0</text:p>
          </table:table-cell>
          <table:table-cell office:value-type="string" office:value="TP 2/6 Z TACOS NYLON C/PITON">
            <text:p>TP 2/6 Z TACOS NYLON C/PITON</text:p>
          </table:table-cell>
          <table:table-cell office:value-type="float" office:value="243.34452863004321">
            <text:p>243.34452863004321</text:p>
          </table:table-cell>
          <table:table-cell office:value-type="string" office:value="">
            <text:p/>
          </table:table-cell>
          <table:table-cell office:value-type="float" office:value="12167.22643150216">
            <text:p>12167.226431502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23.0">
            <text:p>608623.0</text:p>
          </table:table-cell>
          <table:table-cell office:value-type="string" office:value="TP 3/6 Z TACOS NYLON C/PITON">
            <text:p>TP 3/6 Z TACOS NYLON C/PITON</text:p>
          </table:table-cell>
          <table:table-cell office:value-type="float" office:value="309.3859422344736">
            <text:p>309.3859422344736</text:p>
          </table:table-cell>
          <table:table-cell office:value-type="string" office:value="">
            <text:p/>
          </table:table-cell>
          <table:table-cell office:value-type="float" office:value="15469.29711172368">
            <text:p>15469.297111723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31.0">
            <text:p>608631.0</text:p>
          </table:table-cell>
          <table:table-cell office:value-type="string" office:value="TP 1/8 Z TACOS NYLON C/PITON">
            <text:p>TP 1/8 Z TACOS NYLON C/PITON</text:p>
          </table:table-cell>
          <table:table-cell office:value-type="float" office:value="388.63563855979044">
            <text:p>388.63563855979044</text:p>
          </table:table-cell>
          <table:table-cell office:value-type="string" office:value="">
            <text:p/>
          </table:table-cell>
          <table:table-cell office:value-type="float" office:value="9715.890963994761">
            <text:p>9715.8909639947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32.0">
            <text:p>608632.0</text:p>
          </table:table-cell>
          <table:table-cell office:value-type="string" office:value="TP 2/8 Z TACOS NYLON C/PITON">
            <text:p>TP 2/8 Z TACOS NYLON C/PITON</text:p>
          </table:table-cell>
          <table:table-cell office:value-type="float" office:value="361.800366749344">
            <text:p>361.800366749344</text:p>
          </table:table-cell>
          <table:table-cell office:value-type="string" office:value="">
            <text:p/>
          </table:table-cell>
          <table:table-cell office:value-type="float" office:value="9045.009168733599">
            <text:p>9045.0091687335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33.0">
            <text:p>608633.0</text:p>
          </table:table-cell>
          <table:table-cell office:value-type="string" office:value="TP 3/8 Z TACOS NYLON C/PITON">
            <text:p>TP 3/8 Z TACOS NYLON C/PITON</text:p>
          </table:table-cell>
          <table:table-cell office:value-type="float" office:value="445.2751909767312">
            <text:p>445.2751909767312</text:p>
          </table:table-cell>
          <table:table-cell office:value-type="string" office:value="">
            <text:p/>
          </table:table-cell>
          <table:table-cell office:value-type="float" office:value="11131.879774418281">
            <text:p>11131.8797744182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2.0">
            <text:p>616282.0</text:p>
          </table:table-cell>
          <table:table-cell office:value-type="string" office:value="SX 6 + TMF 4,5 x 35 en Balde">
            <text:p>SX 6 + TMF 4,5 x 35 en Balde</text:p>
          </table:table-cell>
          <table:table-cell office:value-type="float" office:value="47.475">
            <text:p>47.4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9.0">
            <text:p>616289.0</text:p>
          </table:table-cell>
          <table:table-cell office:value-type="string" office:value="SX 8 + TMF 5 x 45 en Balde">
            <text:p>SX 8 + TMF 5 x 45 en Balde</text:p>
          </table:table-cell>
          <table:table-cell office:value-type="float" office:value="83.08125000000001">
            <text:p>83.0812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5.0">
            <text:p>616285.0</text:p>
          </table:table-cell>
          <table:table-cell office:value-type="string" office:value="SX 10 + TMF 6 x 60 en Balde">
            <text:p>SX 10 + TMF 6 x 60 en Balde</text:p>
          </table:table-cell>
          <table:table-cell office:value-type="float" office:value="170.05231488014962">
            <text:p>170.052314880149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66.0">
            <text:p>608166.0</text:p>
          </table:table-cell>
          <table:table-cell office:value-type="string" office:value="SX 6 + TMF 21 x 35 (bolsa x 100)">
            <text:p>SX 6 + TMF 21 x 35 (bolsa x 100)</text:p>
          </table:table-cell>
          <table:table-cell office:value-type="float" office:value="65.28716153054481">
            <text:p>65.28716153054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68.0">
            <text:p>608168.0</text:p>
          </table:table-cell>
          <table:table-cell office:value-type="string" office:value="SX 8 + TMF 22 x 45 (bolsa x 100)">
            <text:p>SX 8 + TMF 22 x 45 (bolsa x 100)</text:p>
          </table:table-cell>
          <table:table-cell office:value-type="float" office:value="114.1827384244584">
            <text:p>114.18273842445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70.0">
            <text:p>608170.0</text:p>
          </table:table-cell>
          <table:table-cell office:value-type="string" office:value="SX 10 + TMF 23 x 60 (bolsa x 50)">
            <text:p>SX 10 + TMF 23 x 60 (bolsa x 50)</text:p>
          </table:table-cell>
          <table:table-cell office:value-type="float" office:value="189.70527735686002">
            <text:p>189.70527735686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71.0">
            <text:p>608171.0</text:p>
          </table:table-cell>
          <table:table-cell office:value-type="string" office:value="SX 10 + TIRAF 1/4 x 2 1/4 (bolsa x 50)">
            <text:p>SX 10 + TIRAF 1/4 x 2 1/4 (bolsa x 50)</text:p>
          </table:table-cell>
          <table:table-cell office:value-type="float" office:value="193.54727349436">
            <text:p>193.547273494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55.0">
            <text:p>608155.0</text:p>
          </table:table-cell>
          <table:table-cell office:value-type="string" office:value="S 5 + TMF 19 x 30 (bolsa x 100)">
            <text:p>S 5 + TMF 19 x 30 (bolsa x 100)</text:p>
          </table:table-cell>
          <table:table-cell office:value-type="float" office:value="27.298125">
            <text:p>27.298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56.0">
            <text:p>608156.0</text:p>
          </table:table-cell>
          <table:table-cell office:value-type="string" office:value="S 6 + TMF 21 x 35 (bolsa x 100)">
            <text:p>S 6 + TMF 21 x 35 (bolsa x 100)</text:p>
          </table:table-cell>
          <table:table-cell office:value-type="float" office:value="46.786450922716">
            <text:p>46.7864509227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58.0">
            <text:p>608158.0</text:p>
          </table:table-cell>
          <table:table-cell office:value-type="string" office:value="S 8 + TMF 22 x 45 (bolsa x 100)">
            <text:p>S 8 + TMF 22 x 45 (bolsa x 100)</text:p>
          </table:table-cell>
          <table:table-cell office:value-type="float" office:value="81.950842144304">
            <text:p>81.9508421443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59.0">
            <text:p>608159.0</text:p>
          </table:table-cell>
          <table:table-cell office:value-type="string" office:value="S 10 + TMF 23 x 60 (bolsa x 50)">
            <text:p>S 10 + TMF 23 x 60 (bolsa x 50)</text:p>
          </table:table-cell>
          <table:table-cell office:value-type="float" office:value="137.0683566588008">
            <text:p>137.0683566588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61.0">
            <text:p>608161.0</text:p>
          </table:table-cell>
          <table:table-cell office:value-type="string" office:value="S 10 + TIRAF 1/4 x 2 1/4 (bolsa x 50)">
            <text:p>S 10 + TIRAF 1/4 x 2 1/4 (bolsa x 50)</text:p>
          </table:table-cell>
          <table:table-cell office:value-type="float" office:value="139.9498537619256">
            <text:p>139.94985376192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05.0">
            <text:p>608605.0</text:p>
          </table:table-cell>
          <table:table-cell office:value-type="string" office:value="S 5 + TMF 19 x 30 (bolsa x 1000)">
            <text:p>S 5 + TMF 19 x 30 (bolsa x 1000)</text:p>
          </table:table-cell>
          <table:table-cell office:value-type="float" office:value="25.260722848183683">
            <text:p>25.2607228481836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06.0">
            <text:p>608606.0</text:p>
          </table:table-cell>
          <table:table-cell office:value-type="string" office:value="S 6 + TMF 21 x 35 (bolsa x 1000)">
            <text:p>S 6 + TMF 21 x 35 (bolsa x 1000)</text:p>
          </table:table-cell>
          <table:table-cell office:value-type="float" office:value="41.39003527308808">
            <text:p>41.39003527308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608.0">
            <text:p>608608.0</text:p>
          </table:table-cell>
          <table:table-cell office:value-type="string" office:value="S 8 + TMF 22 x 45 (bolsa x 1000)">
            <text:p>S 8 + TMF 22 x 45 (bolsa x 1000)</text:p>
          </table:table-cell>
          <table:table-cell office:value-type="float" office:value="76.93814516030136">
            <text:p>76.938145160301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1.0">
            <text:p>616281.0</text:p>
          </table:table-cell>
          <table:table-cell office:value-type="string" office:value="SA 6 + TMF 4,5 x 35 en Balde">
            <text:p>SA 6 + TMF 4,5 x 35 en Balde</text:p>
          </table:table-cell>
          <table:table-cell office:value-type="float" office:value="43.081887567942566">
            <text:p>43.08188756794256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288.0">
            <text:p>616288.0</text:p>
          </table:table-cell>
          <table:table-cell office:value-type="string" office:value="SA 8 + TMF 5 x 45 en Balde">
            <text:p>SA 8 + TMF 5 x 45 en Balde</text:p>
          </table:table-cell>
          <table:table-cell office:value-type="float" office:value="81.998350785208">
            <text:p>81.9983507852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86.0">
            <text:p>608186.0</text:p>
          </table:table-cell>
          <table:table-cell office:value-type="string" office:value="SA 6 + TMF 20 x 35 (bolsa x 100)">
            <text:p>SA 6 + TMF 20 x 35 (bolsa x 100)</text:p>
          </table:table-cell>
          <table:table-cell office:value-type="float" office:value="48.661875">
            <text:p>48.66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98.0">
            <text:p>608198.0</text:p>
          </table:table-cell>
          <table:table-cell office:value-type="string" office:value="SA 8 + TMF 21 x 45 (bolsa x 100)">
            <text:p>SA 8 + TMF 21 x 45 (bolsa x 100)</text:p>
          </table:table-cell>
          <table:table-cell office:value-type="float" office:value="90.2025">
            <text:p>90.20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85.0">
            <text:p>608185.0</text:p>
          </table:table-cell>
          <table:table-cell office:value-type="string" office:value="SA 5 + TMF 19 x 30 (bolsa x 100)">
            <text:p>SA 5 + TMF 19 x 30 (bolsa x 100)</text:p>
          </table:table-cell>
          <table:table-cell office:value-type="float" office:value="33.2325">
            <text:p>33.23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36.0">
            <text:p>608136.0</text:p>
          </table:table-cell>
          <table:table-cell office:value-type="string" office:value="SA 6 + TMF 21 x 35 (bolsa x 100)">
            <text:p>SA 6 + TMF 21 x 35 (bolsa x 100)</text:p>
          </table:table-cell>
          <table:table-cell office:value-type="float" office:value="49.84875">
            <text:p>49.84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38.0">
            <text:p>608138.0</text:p>
          </table:table-cell>
          <table:table-cell office:value-type="string" office:value="SA 8 + TMF 22 x 45 (bolsa x 100)">
            <text:p>SA 8 + TMF 22 x 45 (bolsa x 100)</text:p>
          </table:table-cell>
          <table:table-cell office:value-type="float" office:value="91.389375">
            <text:p>91.389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40.0">
            <text:p>608140.0</text:p>
          </table:table-cell>
          <table:table-cell office:value-type="string" office:value="SA 10 + TMF 23 x 60 (bolsa x 50)">
            <text:p>SA 10 + TMF 23 x 60 (bolsa x 50)</text:p>
          </table:table-cell>
          <table:table-cell office:value-type="float" office:value="140.05124999999921">
            <text:p>140.0512499999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141.0">
            <text:p>608141.0</text:p>
          </table:table-cell>
          <table:table-cell office:value-type="string" office:value="SA 10 + TIRAF 1/4 x 2 1/4 (bolsa x 50)">
            <text:p>SA 10 + TIRAF 1/4 x 2 1/4 (bolsa x 50)</text:p>
          </table:table-cell>
          <table:table-cell office:value-type="float" office:value="142.2974286152936">
            <text:p>142.29742861529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11.0">
            <text:p>609111.0</text:p>
          </table:table-cell>
          <table:table-cell office:value-type="string" office:value="P 1/5 Z PITONES ZINCADOS">
            <text:p>P 1/5 Z PITONES ZINCADOS</text:p>
          </table:table-cell>
          <table:table-cell office:value-type="float" office:value="71.21008465193289">
            <text:p>71.21008465193289</text:p>
          </table:table-cell>
          <table:table-cell office:value-type="string" office:value="">
            <text:p/>
          </table:table-cell>
          <table:table-cell office:value-type="float" office:value="7121.008465193288">
            <text:p>7121.008465193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21.0">
            <text:p>609121.0</text:p>
          </table:table-cell>
          <table:table-cell office:value-type="string" office:value="P 1/6 Z PITONES ZINCADOS">
            <text:p>P 1/6 Z PITONES ZINCADOS</text:p>
          </table:table-cell>
          <table:table-cell office:value-type="float" office:value="120.96775886478962">
            <text:p>120.96775886478962</text:p>
          </table:table-cell>
          <table:table-cell office:value-type="string" office:value="">
            <text:p/>
          </table:table-cell>
          <table:table-cell office:value-type="float" office:value="12096.775886478961">
            <text:p>12096.7758864789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31.0">
            <text:p>609131.0</text:p>
          </table:table-cell>
          <table:table-cell office:value-type="string" office:value="P 1/8 Z PITONES ZINCADOS">
            <text:p>P 1/8 Z PITONES ZINCADOS</text:p>
          </table:table-cell>
          <table:table-cell office:value-type="float" office:value="192.617674683132">
            <text:p>192.617674683132</text:p>
          </table:table-cell>
          <table:table-cell office:value-type="string" office:value="">
            <text:p/>
          </table:table-cell>
          <table:table-cell office:value-type="float" office:value="9630.8837341566">
            <text:p>9630.883734156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12.0">
            <text:p>609112.0</text:p>
          </table:table-cell>
          <table:table-cell office:value-type="string" office:value="P 2/5 Z PITONES ZINCADOS">
            <text:p>P 2/5 Z PITONES ZINCADOS</text:p>
          </table:table-cell>
          <table:table-cell office:value-type="float" office:value="65.20851744576288">
            <text:p>65.20851744576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22.0">
            <text:p>609122.0</text:p>
          </table:table-cell>
          <table:table-cell office:value-type="string" office:value="P 2/6 Z PITONES ZINCADOS">
            <text:p>P 2/6 Z PITONES ZINCADOS</text:p>
          </table:table-cell>
          <table:table-cell office:value-type="float" office:value="106.0702516154312">
            <text:p>106.07025161543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32.0">
            <text:p>609132.0</text:p>
          </table:table-cell>
          <table:table-cell office:value-type="string" office:value="P 2/8 Z PITONES ZINCADOS">
            <text:p>P 2/8 Z PITONES ZINCADOS</text:p>
          </table:table-cell>
          <table:table-cell office:value-type="float" office:value="188.12004630404002">
            <text:p>188.12004630404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13.0">
            <text:p>609113.0</text:p>
          </table:table-cell>
          <table:table-cell office:value-type="string" office:value="P 3/5 Z PITONES ZINCADOS">
            <text:p>P 3/5 Z PITONES ZINCADOS</text:p>
          </table:table-cell>
          <table:table-cell office:value-type="float" office:value="72.79915209186449">
            <text:p>72.799152091864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23.0">
            <text:p>609123.0</text:p>
          </table:table-cell>
          <table:table-cell office:value-type="string" office:value="P 3/6 Z PITONES ZINCADOS">
            <text:p>P 3/6 Z PITONES ZINCADOS</text:p>
          </table:table-cell>
          <table:table-cell office:value-type="float" office:value="126.99770227524401">
            <text:p>126.997702275244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133.0">
            <text:p>609133.0</text:p>
          </table:table-cell>
          <table:table-cell office:value-type="string" office:value="P 3/8 Z PITONES ZINCADOS">
            <text:p>P 3/8 Z PITONES ZINCADOS</text:p>
          </table:table-cell>
          <table:table-cell office:value-type="float" office:value="210.934514548772">
            <text:p>210.9345145487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11.0">
            <text:p>609711.0</text:p>
          </table:table-cell>
          <table:table-cell office:value-type="string" office:value="PA 1/5 PITON ZINC.C/ARAND.MET.">
            <text:p>PA 1/5 PITON ZINC.C/ARAND.MET.</text:p>
          </table:table-cell>
          <table:table-cell office:value-type="float" office:value="413.0369355139952">
            <text:p>413.0369355139952</text:p>
          </table:table-cell>
          <table:table-cell office:value-type="string" office:value="">
            <text:p/>
          </table:table-cell>
          <table:table-cell office:value-type="float" office:value="20651.84677569976">
            <text:p>20651.846775699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21.0">
            <text:p>609721.0</text:p>
          </table:table-cell>
          <table:table-cell office:value-type="string" office:value="PA 1/6 PITON ZINC.C/ARAND.MET.">
            <text:p>PA 1/6 PITON ZINC.C/ARAND.MET.</text:p>
          </table:table-cell>
          <table:table-cell office:value-type="float" office:value="540.5454094663617">
            <text:p>540.5454094663617</text:p>
          </table:table-cell>
          <table:table-cell office:value-type="string" office:value="">
            <text:p/>
          </table:table-cell>
          <table:table-cell office:value-type="float" office:value="10810.908189327234">
            <text:p>10810.90818932723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31.0">
            <text:p>609731.0</text:p>
          </table:table-cell>
          <table:table-cell office:value-type="string" office:value="PA 1/8 PITON ZINC.C/ARAND.MET.">
            <text:p>PA 1/8 PITON ZINC.C/ARAND.MET.</text:p>
          </table:table-cell>
          <table:table-cell office:value-type="float" office:value="767.9641340207328">
            <text:p>767.9641340207328</text:p>
          </table:table-cell>
          <table:table-cell office:value-type="string" office:value="">
            <text:p/>
          </table:table-cell>
          <table:table-cell office:value-type="float" office:value="9599.55167525916">
            <text:p>9599.551675259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12.0">
            <text:p>609712.0</text:p>
          </table:table-cell>
          <table:table-cell office:value-type="string" office:value="PA 2/5 PITON ZINC.C/ARAND.MET.">
            <text:p>PA 2/5 PITON ZINC.C/ARAND.MET.</text:p>
          </table:table-cell>
          <table:table-cell office:value-type="float" office:value="402.73637335872485">
            <text:p>402.73637335872485</text:p>
          </table:table-cell>
          <table:table-cell office:value-type="string" office:value="">
            <text:p/>
          </table:table-cell>
          <table:table-cell office:value-type="float" office:value="20136.81866793624">
            <text:p>20136.818667936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22.0">
            <text:p>609722.0</text:p>
          </table:table-cell>
          <table:table-cell office:value-type="string" office:value="PA 2/6 PITON ZINC.C/ARAND.MET.">
            <text:p>PA 2/6 PITON ZINC.C/ARAND.MET.</text:p>
          </table:table-cell>
          <table:table-cell office:value-type="float" office:value="512.2188635393665">
            <text:p>512.2188635393665</text:p>
          </table:table-cell>
          <table:table-cell office:value-type="string" office:value="">
            <text:p/>
          </table:table-cell>
          <table:table-cell office:value-type="float" office:value="10244.377270787329">
            <text:p>10244.3772707873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32.0">
            <text:p>609732.0</text:p>
          </table:table-cell>
          <table:table-cell office:value-type="string" office:value="PA 2/8 PITON ZINC.C/ARAND.MET.">
            <text:p>PA 2/8 PITON ZINC.C/ARAND.MET.</text:p>
          </table:table-cell>
          <table:table-cell office:value-type="float" office:value="703.5596090296976">
            <text:p>703.5596090296976</text:p>
          </table:table-cell>
          <table:table-cell office:value-type="string" office:value="">
            <text:p/>
          </table:table-cell>
          <table:table-cell office:value-type="float" office:value="8794.49511287122">
            <text:p>8794.495112871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13.0">
            <text:p>609713.0</text:p>
          </table:table-cell>
          <table:table-cell office:value-type="string" office:value="PA 3/5 PITON ZINC.C/ARAND.MET.">
            <text:p>PA 3/5 PITON ZINC.C/ARAND.MET.</text:p>
          </table:table-cell>
          <table:table-cell office:value-type="float" office:value="417.8230553033136">
            <text:p>417.8230553033136</text:p>
          </table:table-cell>
          <table:table-cell office:value-type="string" office:value="">
            <text:p/>
          </table:table-cell>
          <table:table-cell office:value-type="float" office:value="20891.15276516568">
            <text:p>20891.152765165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23.0">
            <text:p>609723.0</text:p>
          </table:table-cell>
          <table:table-cell office:value-type="string" office:value="PA 3/6 PITON ZINC.C/ARAND.MET.">
            <text:p>PA 3/6 PITON ZINC.C/ARAND.MET.</text:p>
          </table:table-cell>
          <table:table-cell office:value-type="float" office:value="582.5019921846737">
            <text:p>582.5019921846737</text:p>
          </table:table-cell>
          <table:table-cell office:value-type="string" office:value="">
            <text:p/>
          </table:table-cell>
          <table:table-cell office:value-type="float" office:value="11650.039843693474">
            <text:p>11650.0398436934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733.0">
            <text:p>609733.0</text:p>
          </table:table-cell>
          <table:table-cell office:value-type="string" office:value="PA 3/8 PITON ZINC.C/ARAND.MET.">
            <text:p>PA 3/8 PITON ZINC.C/ARAND.MET.</text:p>
          </table:table-cell>
          <table:table-cell office:value-type="float" office:value="786.5883827661216">
            <text:p>786.5883827661216</text:p>
          </table:table-cell>
          <table:table-cell office:value-type="string" office:value="">
            <text:p/>
          </table:table-cell>
          <table:table-cell office:value-type="float" office:value="9832.35478457652">
            <text:p>9832.354784576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258.0">
            <text:p>537258.0</text:p>
          </table:table-cell>
          <table:table-cell office:value-type="string" office:value="DUOTEC 10">
            <text:p>DUOTEC 10</text:p>
          </table:table-cell>
          <table:table-cell office:value-type="float" office:value="1780.3125">
            <text:p>1780.3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181.0">
            <text:p>80181.0</text:p>
          </table:table-cell>
          <table:table-cell office:value-type="string" office:value="KD 3">
            <text:p>KD 3</text:p>
          </table:table-cell>
          <table:table-cell office:value-type="float" office:value="1926.460602365296">
            <text:p>1926.4606023652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182.0">
            <text:p>80182.0</text:p>
          </table:table-cell>
          <table:table-cell office:value-type="string" office:value="KDH 3">
            <text:p>KDH 3</text:p>
          </table:table-cell>
          <table:table-cell office:value-type="float" office:value="1974.628317229312">
            <text:p>1974.6283172293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002.0">
            <text:p>639002.0</text:p>
          </table:table-cell>
          <table:table-cell office:value-type="string" office:value="MASCARA DE PROTECCION FACIAL FISCHER">
            <text:p>MASCARA DE PROTECCION FACIAL FISCH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200.0">
            <text:p>639200.0</text:p>
          </table:table-cell>
          <table:table-cell office:value-type="string" office:value="ALCOHOL EN GEL X 60 ML">
            <text:p>ALCOHOL EN GEL X 6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201.0">
            <text:p>639201.0</text:p>
          </table:table-cell>
          <table:table-cell office:value-type="string" office:value="ALCOHOL EN GEL X 250 ML">
            <text:p>ALCOHOL EN GEL X 25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204.0">
            <text:p>639204.0</text:p>
          </table:table-cell>
          <table:table-cell office:value-type="string" office:value="KIT ALCOHOL EN GEL X 1000 ML + JABON LIQUIDO x 1000 ML + SOPORTE  + FIJACIONES">
            <text:p>KIT ALCOHOL EN GEL X 1000 ML + JABON LIQUIDO x 1000 ML + SOPORTE  + FIJACION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06.0">
            <text:p>610006.0</text:p>
          </table:table-cell>
          <table:table-cell office:value-type="string" office:value="MX  6 N ABRAZ.NYLON+CLAVO ACER">
            <text:p>MX  6 N ABRAZ.NYLON+CLAVO ACER</text:p>
          </table:table-cell>
          <table:table-cell office:value-type="float" office:value="85.3920821563656">
            <text:p>85.39208215636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07.0">
            <text:p>610007.0</text:p>
          </table:table-cell>
          <table:table-cell office:value-type="string" office:value="MX 7 N ABRAZ.NYLON+CLAVO ACER">
            <text:p>MX 7 N ABRAZ.NYLON+CLAVO ACER</text:p>
          </table:table-cell>
          <table:table-cell office:value-type="float" office:value="89.4683544906168">
            <text:p>89.4683544906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08.0">
            <text:p>610008.0</text:p>
          </table:table-cell>
          <table:table-cell office:value-type="string" office:value="MX  8 N ABRAZ.NYLON+CLAVO ACER">
            <text:p>MX  8 N ABRAZ.NYLON+CLAVO ACER</text:p>
          </table:table-cell>
          <table:table-cell office:value-type="float" office:value="90.0157396326448">
            <text:p>90.0157396326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10.0">
            <text:p>610010.0</text:p>
          </table:table-cell>
          <table:table-cell office:value-type="string" office:value="MX 10 N ABRAZ.NYLON+CLAVO ACER">
            <text:p>MX 10 N ABRAZ.NYLON+CLAVO ACER</text:p>
          </table:table-cell>
          <table:table-cell office:value-type="float" office:value="109.44208892844641">
            <text:p>109.442088928446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16.0">
            <text:p>610016.0</text:p>
          </table:table-cell>
          <table:table-cell office:value-type="string" office:value="MX  6 B ABRAZ.NYLON+CLAVO ACER">
            <text:p>MX  6 B ABRAZ.NYLON+CLAVO ACER</text:p>
          </table:table-cell>
          <table:table-cell office:value-type="float" office:value="84.43706978091281">
            <text:p>84.437069780912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18.0">
            <text:p>610018.0</text:p>
          </table:table-cell>
          <table:table-cell office:value-type="string" office:value="MX  8 B ABRAZ.NYLON+CLAVO ACER">
            <text:p>MX  8 B ABRAZ.NYLON+CLAVO ACER</text:p>
          </table:table-cell>
          <table:table-cell office:value-type="float" office:value="86.9410656433816">
            <text:p>86.94106564338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020.0">
            <text:p>610020.0</text:p>
          </table:table-cell>
          <table:table-cell office:value-type="string" office:value="MX 10 B ABRAZ.NYLON+CLAVO ACER">
            <text:p>MX 10 B ABRAZ.NYLON+CLAVO ACER</text:p>
          </table:table-cell>
          <table:table-cell office:value-type="float" office:value="110.0826460095432">
            <text:p>110.08264600954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05.0">
            <text:p>610105.0</text:p>
          </table:table-cell>
          <table:table-cell office:value-type="string" office:value="MA 5 G ABRAZ.NYLON+CLAVO ACERO">
            <text:p>MA 5 G ABRAZ.NYLON+CLAVO ACERO</text:p>
          </table:table-cell>
          <table:table-cell office:value-type="float" office:value="65.02236697749488">
            <text:p>65.022366977494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06.0">
            <text:p>610106.0</text:p>
          </table:table-cell>
          <table:table-cell office:value-type="string" office:value="MA 6 G ABRAZ.NYLON+CLAVO ACERO">
            <text:p>MA 6 G ABRAZ.NYLON+CLAVO ACERO</text:p>
          </table:table-cell>
          <table:table-cell office:value-type="float" office:value="74.21144946813496">
            <text:p>74.211449468134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08.0">
            <text:p>610108.0</text:p>
          </table:table-cell>
          <table:table-cell office:value-type="string" office:value="MA 8 G ABRAZ.NYLON+CLAVO ACERO">
            <text:p>MA 8 G ABRAZ.NYLON+CLAVO ACERO</text:p>
          </table:table-cell>
          <table:table-cell office:value-type="float" office:value="85.17079880107761">
            <text:p>85.170798801077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15.0">
            <text:p>610115.0</text:p>
          </table:table-cell>
          <table:table-cell office:value-type="string" office:value="MA 5 B ABRAZ.NYLON+CLAVO ACERO">
            <text:p>MA 5 B ABRAZ.NYLON+CLAVO ACERO</text:p>
          </table:table-cell>
          <table:table-cell office:value-type="float" office:value="65.72115652050937">
            <text:p>65.721156520509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16.0">
            <text:p>610116.0</text:p>
          </table:table-cell>
          <table:table-cell office:value-type="string" office:value="MA 6 B ABRAZ.NYLON+CLAVO ACERO">
            <text:p>MA 6 B ABRAZ.NYLON+CLAVO ACERO</text:p>
          </table:table-cell>
          <table:table-cell office:value-type="float" office:value="75.04999691975233">
            <text:p>75.049996919752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118.0">
            <text:p>610118.0</text:p>
          </table:table-cell>
          <table:table-cell office:value-type="string" office:value="MA 8 B ABRAZ.NYLON+CLAVO ACERO">
            <text:p>MA 8 B ABRAZ.NYLON+CLAVO ACERO</text:p>
          </table:table-cell>
          <table:table-cell office:value-type="float" office:value="86.9410656433816">
            <text:p>86.94106564338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10.0">
            <text:p>610310.0</text:p>
          </table:table-cell>
          <table:table-cell office:value-type="string" office:value="CRM 1/4 ABRAZAD. METALICAS">
            <text:p>CRM 1/4 ABRAZAD. METALICAS</text:p>
          </table:table-cell>
          <table:table-cell office:value-type="float" office:value="146.06397303978034">
            <text:p>146.06397303978034</text:p>
          </table:table-cell>
          <table:table-cell office:value-type="string" office:value="">
            <text:p/>
          </table:table-cell>
          <table:table-cell office:value-type="float" office:value="3651.5993259945085">
            <text:p>3651.59932599450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15.0">
            <text:p>610315.0</text:p>
          </table:table-cell>
          <table:table-cell office:value-type="string" office:value="CRM 5/16 ABRAZAD. METALICAS">
            <text:p>CRM 5/16 ABRAZAD. METALICAS</text:p>
          </table:table-cell>
          <table:table-cell office:value-type="float" office:value="189.80064293304642">
            <text:p>189.80064293304642</text:p>
          </table:table-cell>
          <table:table-cell office:value-type="string" office:value="">
            <text:p/>
          </table:table-cell>
          <table:table-cell office:value-type="float" office:value="4745.01607332616">
            <text:p>4745.016073326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20.0">
            <text:p>610320.0</text:p>
          </table:table-cell>
          <table:table-cell office:value-type="string" office:value="CRM 3/8 ABRAZAD.METALICAS">
            <text:p>CRM 3/8 ABRAZAD.METALICAS</text:p>
          </table:table-cell>
          <table:table-cell office:value-type="float" office:value="308.8091827100112">
            <text:p>308.8091827100112</text:p>
          </table:table-cell>
          <table:table-cell office:value-type="string" office:value="">
            <text:p/>
          </table:table-cell>
          <table:table-cell office:value-type="float" office:value="7720.229567750281">
            <text:p>7720.2295677502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25.0">
            <text:p>610325.0</text:p>
          </table:table-cell>
          <table:table-cell office:value-type="string" office:value="CRM 1/2 ABRAZAD.METALICAS">
            <text:p>CRM 1/2 ABRAZAD.METALICAS</text:p>
          </table:table-cell>
          <table:table-cell office:value-type="float" office:value="402.5011460460608">
            <text:p>402.5011460460608</text:p>
          </table:table-cell>
          <table:table-cell office:value-type="string" office:value="">
            <text:p/>
          </table:table-cell>
          <table:table-cell office:value-type="float" office:value="5031.26432557576">
            <text:p>5031.264325575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30.0">
            <text:p>610330.0</text:p>
          </table:table-cell>
          <table:table-cell office:value-type="string" office:value="CRM 5/8 ABRAZAD.METALICAS">
            <text:p>CRM 5/8 ABRAZAD.METALICAS</text:p>
          </table:table-cell>
          <table:table-cell office:value-type="float" office:value="454.3426570583633">
            <text:p>454.3426570583633</text:p>
          </table:table-cell>
          <table:table-cell office:value-type="string" office:value="">
            <text:p/>
          </table:table-cell>
          <table:table-cell office:value-type="float" office:value="5679.283213229541">
            <text:p>5679.2832132295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35.0">
            <text:p>610335.0</text:p>
          </table:table-cell>
          <table:table-cell office:value-type="string" office:value="CRM 3/4 ABRAZAD.METALICAS">
            <text:p>CRM 3/4 ABRAZAD.METALICAS</text:p>
          </table:table-cell>
          <table:table-cell office:value-type="float" office:value="512.3733194706576">
            <text:p>512.3733194706576</text:p>
          </table:table-cell>
          <table:table-cell office:value-type="string" office:value="">
            <text:p/>
          </table:table-cell>
          <table:table-cell office:value-type="float" office:value="6404.666493383221">
            <text:p>6404.6664933832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40.0">
            <text:p>610340.0</text:p>
          </table:table-cell>
          <table:table-cell office:value-type="string" office:value="CRM 7/8 ABRAZAD.METALICAS">
            <text:p>CRM 7/8 ABRAZAD.METALICAS</text:p>
          </table:table-cell>
          <table:table-cell office:value-type="float" office:value="551.8070555334544">
            <text:p>551.8070555334544</text:p>
          </table:table-cell>
          <table:table-cell office:value-type="string" office:value="">
            <text:p/>
          </table:table-cell>
          <table:table-cell office:value-type="float" office:value="6897.588194168181">
            <text:p>6897.5881941681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45.0">
            <text:p>610345.0</text:p>
          </table:table-cell>
          <table:table-cell office:value-type="string" office:value="CRM 1   ABRAZAD.METALICAS">
            <text:p>CRM 1   ABRAZAD.METALICAS</text:p>
          </table:table-cell>
          <table:table-cell office:value-type="float" office:value="642.0213052257009">
            <text:p>642.0213052257009</text:p>
          </table:table-cell>
          <table:table-cell office:value-type="string" office:value="">
            <text:p/>
          </table:table-cell>
          <table:table-cell office:value-type="float" office:value="6420.213052257009">
            <text:p>6420.2130522570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50.0">
            <text:p>610350.0</text:p>
          </table:table-cell>
          <table:table-cell office:value-type="string" office:value="CRM 1 1/4 ABRAZAD.METALICAS">
            <text:p>CRM 1 1/4 ABRAZAD.METALICAS</text:p>
          </table:table-cell>
          <table:table-cell office:value-type="float" office:value="958.72902400808">
            <text:p>958.72902400808</text:p>
          </table:table-cell>
          <table:table-cell office:value-type="string" office:value="">
            <text:p/>
          </table:table-cell>
          <table:table-cell office:value-type="float" office:value="4793.6451200404">
            <text:p>4793.64512004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60.0">
            <text:p>610360.0</text:p>
          </table:table-cell>
          <table:table-cell office:value-type="string" office:value="CRM 3/8 GIGANTE">
            <text:p>CRM 3/8 GIGANTE</text:p>
          </table:table-cell>
          <table:table-cell office:value-type="float" office:value="137.62020220122082">
            <text:p>137.620202201220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65.0">
            <text:p>610365.0</text:p>
          </table:table-cell>
          <table:table-cell office:value-type="string" office:value="CRM 1/2 GIGANTE">
            <text:p>CRM 1/2 GIGANTE</text:p>
          </table:table-cell>
          <table:table-cell office:value-type="float" office:value="165.913465744036">
            <text:p>165.9134657440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70.0">
            <text:p>610370.0</text:p>
          </table:table-cell>
          <table:table-cell office:value-type="string" office:value="CRM 5/8 GIGANTE">
            <text:p>CRM 5/8 GIGANTE</text:p>
          </table:table-cell>
          <table:table-cell office:value-type="float" office:value="188.6954373259064">
            <text:p>188.69543732590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75.0">
            <text:p>610375.0</text:p>
          </table:table-cell>
          <table:table-cell office:value-type="string" office:value="CRM 3/4 GIGANTE">
            <text:p>CRM 3/4 GIGANTE</text:p>
          </table:table-cell>
          <table:table-cell office:value-type="float" office:value="215.4414130187232">
            <text:p>215.4414130187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80.0">
            <text:p>610380.0</text:p>
          </table:table-cell>
          <table:table-cell office:value-type="string" office:value="CRM 7/8 GIGANTE">
            <text:p>CRM 7/8 GIGANTE</text:p>
          </table:table-cell>
          <table:table-cell office:value-type="float" office:value="233.920450770124">
            <text:p>233.9204507701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85.0">
            <text:p>610385.0</text:p>
          </table:table-cell>
          <table:table-cell office:value-type="string" office:value="CRM 1 GIGANTE">
            <text:p>CRM 1 GIGANTE</text:p>
          </table:table-cell>
          <table:table-cell office:value-type="float" office:value="256.77610272580404">
            <text:p>256.776102725804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390.0">
            <text:p>610390.0</text:p>
          </table:table-cell>
          <table:table-cell office:value-type="string" office:value="CRM 1 1/4  GIGANTE">
            <text:p>CRM 1 1/4  GIGANTE</text:p>
          </table:table-cell>
          <table:table-cell office:value-type="float" office:value="383.56528997704163">
            <text:p>383.565289977041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12.0">
            <text:p>610512.0</text:p>
          </table:table-cell>
          <table:table-cell office:value-type="string" office:value="ZBM 12/10 CINTA PERFOR.GALV.">
            <text:p>ZBM 12/1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17.0">
            <text:p>610517.0</text:p>
          </table:table-cell>
          <table:table-cell office:value-type="string" office:value="ZBM 17/10 CINTA PERFOR.GALV.">
            <text:p>ZBM 17/1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19.0">
            <text:p>610519.0</text:p>
          </table:table-cell>
          <table:table-cell office:value-type="string" office:value="ZBM 19/10 CINTA PERFOR.GALV.">
            <text:p>ZBM 19/1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22.0">
            <text:p>610522.0</text:p>
          </table:table-cell>
          <table:table-cell office:value-type="string" office:value="ZBM 12/25 CINTA PERFOR.GALV.">
            <text:p>ZBM 12/2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27.0">
            <text:p>610527.0</text:p>
          </table:table-cell>
          <table:table-cell office:value-type="string" office:value="ZBM 17/25 CINTA PERFOR.GALV.">
            <text:p>ZBM 17/2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29.0">
            <text:p>610529.0</text:p>
          </table:table-cell>
          <table:table-cell office:value-type="string" office:value="ZBM 19/25 CINTA PERFOR.GALV.">
            <text:p>ZBM 19/2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12.0">
            <text:p>610612.0</text:p>
          </table:table-cell>
          <table:table-cell office:value-type="string" office:value="ZBM 12/15 CINTA PERFOR.GALV.">
            <text:p>ZBM 12/1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17.0">
            <text:p>610617.0</text:p>
          </table:table-cell>
          <table:table-cell office:value-type="string" office:value="ZBM 17/15 CINTA PERFOR.GALV.">
            <text:p>ZBM 17/1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19.0">
            <text:p>610619.0</text:p>
          </table:table-cell>
          <table:table-cell office:value-type="string" office:value="ZBM 19/15 CINTA PERFOR.GALV.">
            <text:p>ZBM 19/15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32.0">
            <text:p>610632.0</text:p>
          </table:table-cell>
          <table:table-cell office:value-type="string" office:value="ZBM 12/30 CINTA PERFOR.GALV.">
            <text:p>ZBM 12/3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37.0">
            <text:p>610637.0</text:p>
          </table:table-cell>
          <table:table-cell office:value-type="string" office:value="ZBM 17/30 CINTA PERFOR.GALV.">
            <text:p>ZBM 17/3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39.0">
            <text:p>610639.0</text:p>
          </table:table-cell>
          <table:table-cell office:value-type="string" office:value="ZBM 19/30 CINTA PERFOR.GALV.">
            <text:p>ZBM 19/30 CINTA PERFOR.GAL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40.0">
            <text:p>610540.0</text:p>
          </table:table-cell>
          <table:table-cell office:value-type="string" office:value="PASAPARED P/RG 6 NAT">
            <text:p>PASAPARED P/RG 6 NAT</text:p>
          </table:table-cell>
          <table:table-cell office:value-type="float" office:value="490.7430312038416">
            <text:p>490.7430312038416</text:p>
          </table:table-cell>
          <table:table-cell office:value-type="string" office:value="">
            <text:p/>
          </table:table-cell>
          <table:table-cell office:value-type="float" office:value="2453.715156019208">
            <text:p>2453.7151560192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55.0">
            <text:p>58155.0</text:p>
          </table:table-cell>
          <table:table-cell office:value-type="string" office:value="SF Plus LS 3/13">
            <text:p>SF Plus LS 3/13</text:p>
          </table:table-cell>
          <table:table-cell office:value-type="float" office:value="721.62">
            <text:p>721.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56.0">
            <text:p>58156.0</text:p>
          </table:table-cell>
          <table:table-cell office:value-type="string" office:value="SF Plus LS 8/28">
            <text:p>SF Plus LS 8/28</text:p>
          </table:table-cell>
          <table:table-cell office:value-type="float" office:value="911.5199999999921">
            <text:p>911.519999999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57.0">
            <text:p>58157.0</text:p>
          </table:table-cell>
          <table:table-cell office:value-type="string" office:value="SF Plus LS 20/40">
            <text:p>SF Plus LS 20/40</text:p>
          </table:table-cell>
          <table:table-cell office:value-type="float" office:value="1253.3400000000001">
            <text:p>1253.34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78.0">
            <text:p>58178.0</text:p>
          </table:table-cell>
          <table:table-cell office:value-type="string" office:value="SF Plus SD 30">
            <text:p>SF Plus SD 30</text:p>
          </table:table-cell>
          <table:table-cell office:value-type="float" office:value="379.8">
            <text:p>379.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79.0">
            <text:p>58179.0</text:p>
          </table:table-cell>
          <table:table-cell office:value-type="string" office:value="SF Plus SD 40">
            <text:p>SF Plus SD 40</text:p>
          </table:table-cell>
          <table:table-cell office:value-type="float" office:value="455.75999999999925">
            <text:p>455.759999999999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25.0">
            <text:p>611025.0</text:p>
          </table:table-cell>
          <table:table-cell office:value-type="string" office:value="CP  25 CLAVOS DE ACERO">
            <text:p>CP  25 CLAVOS DE ACERO</text:p>
          </table:table-cell>
          <table:table-cell office:value-type="float" office:value="160.85764777339202">
            <text:p>160.85764777339202</text:p>
          </table:table-cell>
          <table:table-cell office:value-type="string" office:value="">
            <text:p/>
          </table:table-cell>
          <table:table-cell office:value-type="float" office:value="16085.764777339202">
            <text:p>16085.7647773392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30.0">
            <text:p>611030.0</text:p>
          </table:table-cell>
          <table:table-cell office:value-type="string" office:value="CP  30 CLAVOS DE ACERO">
            <text:p>CP  30 CLAVOS DE ACERO</text:p>
          </table:table-cell>
          <table:table-cell office:value-type="float" office:value="188.22324659371841">
            <text:p>188.22324659371841</text:p>
          </table:table-cell>
          <table:table-cell office:value-type="string" office:value="">
            <text:p/>
          </table:table-cell>
          <table:table-cell office:value-type="float" office:value="18822.324659371843">
            <text:p>18822.3246593718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35.0">
            <text:p>611035.0</text:p>
          </table:table-cell>
          <table:table-cell office:value-type="string" office:value="CP  35 CLAVOS DE ACERO">
            <text:p>CP  35 CLAVOS DE ACERO</text:p>
          </table:table-cell>
          <table:table-cell office:value-type="float" office:value="221.41996904771202">
            <text:p>221.41996904771202</text:p>
          </table:table-cell>
          <table:table-cell office:value-type="string" office:value="">
            <text:p/>
          </table:table-cell>
          <table:table-cell office:value-type="float" office:value="22141.9969047712">
            <text:p>22141.99690477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40.0">
            <text:p>611040.0</text:p>
          </table:table-cell>
          <table:table-cell office:value-type="string" office:value="CP  40 CLAVOS DE ACERO">
            <text:p>CP  40 CLAVOS DE ACERO</text:p>
          </table:table-cell>
          <table:table-cell office:value-type="float" office:value="248.73132485749122">
            <text:p>248.73132485749122</text:p>
          </table:table-cell>
          <table:table-cell office:value-type="string" office:value="">
            <text:p/>
          </table:table-cell>
          <table:table-cell office:value-type="float" office:value="24873.13248574912">
            <text:p>24873.132485749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50.0">
            <text:p>611050.0</text:p>
          </table:table-cell>
          <table:table-cell office:value-type="string" office:value="CP  50 CLAVOS DE ACERO">
            <text:p>CP  50 CLAVOS DE ACERO</text:p>
          </table:table-cell>
          <table:table-cell office:value-type="float" office:value="317.8911633033104">
            <text:p>317.8911633033104</text:p>
          </table:table-cell>
          <table:table-cell office:value-type="string" office:value="">
            <text:p/>
          </table:table-cell>
          <table:table-cell office:value-type="float" office:value="31789.116330331042">
            <text:p>31789.1163303310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60.0">
            <text:p>611060.0</text:p>
          </table:table-cell>
          <table:table-cell office:value-type="string" office:value="CP  60 CLAVOS DE ACERO">
            <text:p>CP  60 CLAVOS DE ACERO</text:p>
          </table:table-cell>
          <table:table-cell office:value-type="float" office:value="370.2627899852224">
            <text:p>370.2627899852224</text:p>
          </table:table-cell>
          <table:table-cell office:value-type="string" office:value="">
            <text:p/>
          </table:table-cell>
          <table:table-cell office:value-type="float" office:value="37026.27899852224">
            <text:p>37026.278998522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70.0">
            <text:p>611070.0</text:p>
          </table:table-cell>
          <table:table-cell office:value-type="string" office:value="CP  70 CLAVOS DE ACERO">
            <text:p>CP  70 CLAVOS DE ACERO</text:p>
          </table:table-cell>
          <table:table-cell office:value-type="float" office:value="457.48555094277447">
            <text:p>457.48555094277447</text:p>
          </table:table-cell>
          <table:table-cell office:value-type="string" office:value="">
            <text:p/>
          </table:table-cell>
          <table:table-cell office:value-type="float" office:value="45748.55509427745">
            <text:p>45748.555094277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080.0">
            <text:p>611080.0</text:p>
          </table:table-cell>
          <table:table-cell office:value-type="string" office:value="CP  80 CLAVOS DE ACERO">
            <text:p>CP  80 CLAVOS DE ACERO</text:p>
          </table:table-cell>
          <table:table-cell office:value-type="float" office:value="463.0183380184401">
            <text:p>463.0183380184401</text:p>
          </table:table-cell>
          <table:table-cell office:value-type="string" office:value="">
            <text:p/>
          </table:table-cell>
          <table:table-cell office:value-type="float" office:value="46301.83380184401">
            <text:p>46301.833801844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25.0">
            <text:p>611225.0</text:p>
          </table:table-cell>
          <table:table-cell office:value-type="string" office:value="CP 225 CLAVOS DE ACERO">
            <text:p>CP 225 CLAVOS DE ACERO</text:p>
          </table:table-cell>
          <table:table-cell office:value-type="float" office:value="101.32594369944304">
            <text:p>101.32594369944304</text:p>
          </table:table-cell>
          <table:table-cell office:value-type="string" office:value="">
            <text:p/>
          </table:table-cell>
          <table:table-cell office:value-type="float" office:value="10132.594369944305">
            <text:p>10132.5943699443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30.0">
            <text:p>611230.0</text:p>
          </table:table-cell>
          <table:table-cell office:value-type="string" office:value="CP 230 CLAVOS DE ACERO">
            <text:p>CP 230 CLAVOS DE ACERO</text:p>
          </table:table-cell>
          <table:table-cell office:value-type="float" office:value="114.80533182005952">
            <text:p>114.80533182005952</text:p>
          </table:table-cell>
          <table:table-cell office:value-type="string" office:value="">
            <text:p/>
          </table:table-cell>
          <table:table-cell office:value-type="float" office:value="11480.533182005953">
            <text:p>11480.5331820059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35.0">
            <text:p>611235.0</text:p>
          </table:table-cell>
          <table:table-cell office:value-type="string" office:value="CP 235 CLAVOS DE ACERO">
            <text:p>CP 235 CLAVOS DE ACERO</text:p>
          </table:table-cell>
          <table:table-cell office:value-type="float" office:value="135.98722743817106">
            <text:p>135.98722743817106</text:p>
          </table:table-cell>
          <table:table-cell office:value-type="string" office:value="">
            <text:p/>
          </table:table-cell>
          <table:table-cell office:value-type="float" office:value="13598.722743817107">
            <text:p>13598.72274381710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40.0">
            <text:p>611240.0</text:p>
          </table:table-cell>
          <table:table-cell office:value-type="string" office:value="CP 240 CLAVOS DE ACERO">
            <text:p>CP 240 CLAVOS DE ACERO</text:p>
          </table:table-cell>
          <table:table-cell office:value-type="float" office:value="143.3371553671189">
            <text:p>143.3371553671189</text:p>
          </table:table-cell>
          <table:table-cell office:value-type="string" office:value="">
            <text:p/>
          </table:table-cell>
          <table:table-cell office:value-type="float" office:value="14333.71553671189">
            <text:p>14333.715536711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50.0">
            <text:p>611250.0</text:p>
          </table:table-cell>
          <table:table-cell office:value-type="string" office:value="CP 250 CLAVOS DE ACERO">
            <text:p>CP 250 CLAVOS DE ACERO</text:p>
          </table:table-cell>
          <table:table-cell office:value-type="float" office:value="186.18913369825282">
            <text:p>186.18913369825282</text:p>
          </table:table-cell>
          <table:table-cell office:value-type="string" office:value="">
            <text:p/>
          </table:table-cell>
          <table:table-cell office:value-type="float" office:value="18618.91336982528">
            <text:p>18618.913369825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60.0">
            <text:p>611260.0</text:p>
          </table:table-cell>
          <table:table-cell office:value-type="string" office:value="CP 260 CLAVOS DE ACERO">
            <text:p>CP 260 CLAVOS DE ACERO</text:p>
          </table:table-cell>
          <table:table-cell office:value-type="float" office:value="226.49169053373762">
            <text:p>226.49169053373762</text:p>
          </table:table-cell>
          <table:table-cell office:value-type="string" office:value="">
            <text:p/>
          </table:table-cell>
          <table:table-cell office:value-type="float" office:value="22649.169053373764">
            <text:p>22649.1690533737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270.0">
            <text:p>611270.0</text:p>
          </table:table-cell>
          <table:table-cell office:value-type="string" office:value="CP 270 CLAVOS DE ACERO">
            <text:p>CP 270 CLAVOS DE ACERO</text:p>
          </table:table-cell>
          <table:table-cell office:value-type="float" office:value="213.2366712294704">
            <text:p>213.2366712294704</text:p>
          </table:table-cell>
          <table:table-cell office:value-type="string" office:value="">
            <text:p/>
          </table:table-cell>
          <table:table-cell office:value-type="float" office:value="21323.66712294704">
            <text:p>21323.667122947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330.0">
            <text:p>611330.0</text:p>
          </table:table-cell>
          <table:table-cell office:value-type="string" office:value="CCP 30 CLAVOS ACERO CAB.PERDID">
            <text:p>CCP 30 CLAVOS ACERO CAB.PERDID</text:p>
          </table:table-cell>
          <table:table-cell office:value-type="float" office:value="61.46411132464208">
            <text:p>61.46411132464208</text:p>
          </table:table-cell>
          <table:table-cell office:value-type="string" office:value="">
            <text:p/>
          </table:table-cell>
          <table:table-cell office:value-type="float" office:value="6146.411132464208">
            <text:p>6146.4111324642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335.0">
            <text:p>611335.0</text:p>
          </table:table-cell>
          <table:table-cell office:value-type="string" office:value="CCP 35 CLAVOS ACERO CAB.PERDID">
            <text:p>CCP 35 CLAVOS ACERO CAB.PERDID</text:p>
          </table:table-cell>
          <table:table-cell office:value-type="float" office:value="81.22582630301072">
            <text:p>81.22582630301072</text:p>
          </table:table-cell>
          <table:table-cell office:value-type="string" office:value="">
            <text:p/>
          </table:table-cell>
          <table:table-cell office:value-type="float" office:value="8122.582630301072">
            <text:p>8122.5826303010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340.0">
            <text:p>611340.0</text:p>
          </table:table-cell>
          <table:table-cell office:value-type="string" office:value="CCP 40 CLAVOS ACERO CAB.PERDID">
            <text:p>CCP 40 CLAVOS ACERO CAB.PERDID</text:p>
          </table:table-cell>
          <table:table-cell office:value-type="float" office:value="88.02161256740592">
            <text:p>88.02161256740592</text:p>
          </table:table-cell>
          <table:table-cell office:value-type="string" office:value="">
            <text:p/>
          </table:table-cell>
          <table:table-cell office:value-type="float" office:value="8802.161256740592">
            <text:p>8802.1612567405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345.0">
            <text:p>611345.0</text:p>
          </table:table-cell>
          <table:table-cell office:value-type="string" office:value="CCP 45 CLAVOS ACERO CAB.PERDID">
            <text:p>CCP 45 CLAVOS ACERO CAB.PERDID</text:p>
          </table:table-cell>
          <table:table-cell office:value-type="float" office:value="109.94072001066193">
            <text:p>109.94072001066193</text:p>
          </table:table-cell>
          <table:table-cell office:value-type="string" office:value="">
            <text:p/>
          </table:table-cell>
          <table:table-cell office:value-type="float" office:value="10994.072001066193">
            <text:p>10994.0720010661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419.0">
            <text:p>611419.0</text:p>
          </table:table-cell>
          <table:table-cell office:value-type="string" office:value="CCR 19 CLAVOS ACERO CAB.REDOND">
            <text:p>CCR 19 CLAVOS ACERO CAB.REDOND</text:p>
          </table:table-cell>
          <table:table-cell office:value-type="float" office:value="45.2405199886888">
            <text:p>45.2405199886888</text:p>
          </table:table-cell>
          <table:table-cell office:value-type="string" office:value="">
            <text:p/>
          </table:table-cell>
          <table:table-cell office:value-type="float" office:value="4524.05199886888">
            <text:p>4524.051998868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424.0">
            <text:p>611424.0</text:p>
          </table:table-cell>
          <table:table-cell office:value-type="string" office:value="CCR 24 CLAVOS ACERO CAB.REDOND">
            <text:p>CCR 24 CLAVOS ACERO CAB.REDOND</text:p>
          </table:table-cell>
          <table:table-cell office:value-type="float" office:value="60.234397619656164">
            <text:p>60.234397619656164</text:p>
          </table:table-cell>
          <table:table-cell office:value-type="string" office:value="">
            <text:p/>
          </table:table-cell>
          <table:table-cell office:value-type="float" office:value="6023.4397619656165">
            <text:p>6023.43976196561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430.0">
            <text:p>611430.0</text:p>
          </table:table-cell>
          <table:table-cell office:value-type="string" office:value="CCR 30 CLAVOS ACERO CAB.REDOND">
            <text:p>CCR 30 CLAVOS ACERO CAB.REDOND</text:p>
          </table:table-cell>
          <table:table-cell office:value-type="float" office:value="67.67740162351775">
            <text:p>67.67740162351775</text:p>
          </table:table-cell>
          <table:table-cell office:value-type="string" office:value="">
            <text:p/>
          </table:table-cell>
          <table:table-cell office:value-type="float" office:value="6767.740162351775">
            <text:p>6767.7401623517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520.0">
            <text:p>611520.0</text:p>
          </table:table-cell>
          <table:table-cell office:value-type="string" office:value="AY 20 ALCAYATAS DE ACERO">
            <text:p>AY 20 ALCAYATAS DE ACERO</text:p>
          </table:table-cell>
          <table:table-cell office:value-type="float" office:value="68.73452393131248">
            <text:p>68.73452393131248</text:p>
          </table:table-cell>
          <table:table-cell office:value-type="string" office:value="">
            <text:p/>
          </table:table-cell>
          <table:table-cell office:value-type="float" office:value="3436.726196565624">
            <text:p>3436.7261965656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530.0">
            <text:p>611530.0</text:p>
          </table:table-cell>
          <table:table-cell office:value-type="string" office:value="AY 30 ALCAYATAS DE ACERO">
            <text:p>AY 30 ALCAYATAS DE ACERO</text:p>
          </table:table-cell>
          <table:table-cell office:value-type="float" office:value="86.89976848566448">
            <text:p>86.89976848566448</text:p>
          </table:table-cell>
          <table:table-cell office:value-type="string" office:value="">
            <text:p/>
          </table:table-cell>
          <table:table-cell office:value-type="float" office:value="4344.988424283224">
            <text:p>4344.9884242832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540.0">
            <text:p>611540.0</text:p>
          </table:table-cell>
          <table:table-cell office:value-type="string" office:value="AY 40 ALCAYATAS DE ACERO">
            <text:p>AY 40 ALCAYATAS DE ACERO</text:p>
          </table:table-cell>
          <table:table-cell office:value-type="float" office:value="170.822335369784">
            <text:p>170.822335369784</text:p>
          </table:table-cell>
          <table:table-cell office:value-type="string" office:value="">
            <text:p/>
          </table:table-cell>
          <table:table-cell office:value-type="float" office:value="8541.1167684892">
            <text:p>8541.11676848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550.0">
            <text:p>611550.0</text:p>
          </table:table-cell>
          <table:table-cell office:value-type="string" office:value="AY 50 ALCAYATAS DE ACERO">
            <text:p>AY 50 ALCAYATAS DE ACERO</text:p>
          </table:table-cell>
          <table:table-cell office:value-type="float" office:value="211.53233118220962">
            <text:p>211.53233118220962</text:p>
          </table:table-cell>
          <table:table-cell office:value-type="string" office:value="">
            <text:p/>
          </table:table-cell>
          <table:table-cell office:value-type="float" office:value="10576.61655911048">
            <text:p>10576.616559110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940.0">
            <text:p>80940.0</text:p>
          </table:table-cell>
          <table:table-cell office:value-type="string" office:value="DHK 100">
            <text:p>DHK 100</text:p>
          </table:table-cell>
          <table:table-cell office:value-type="float" office:value="1068.726366415184">
            <text:p>1068.7263664151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949.0">
            <text:p>80949.0</text:p>
          </table:table-cell>
          <table:table-cell office:value-type="string" office:value="DHK 140">
            <text:p>DHK 140</text:p>
          </table:table-cell>
          <table:table-cell office:value-type="float" office:value="1684.042479425696">
            <text:p>1684.0424794256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866.0">
            <text:p>41866.0</text:p>
          </table:table-cell>
          <table:table-cell office:value-type="string" office:value="DIPK 8/40-60">
            <text:p>DIPK 8/40-60</text:p>
          </table:table-cell>
          <table:table-cell office:value-type="float" office:value="1097.5806106648322">
            <text:p>1097.5806106648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867.0">
            <text:p>41867.0</text:p>
          </table:table-cell>
          <table:table-cell office:value-type="string" office:value="DIPK 8/60-80">
            <text:p>DIPK 8/60-80</text:p>
          </table:table-cell>
          <table:table-cell office:value-type="float" office:value="1300.2853480902882">
            <text:p>1300.28534809028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392.0">
            <text:p>44392.0</text:p>
          </table:table-cell>
          <table:table-cell office:value-type="string" office:value="DHT S 50 W">
            <text:p>DHT S 50 W</text:p>
          </table:table-cell>
          <table:table-cell office:value-type="float" office:value="1544.088114755528">
            <text:p>1544.0881147555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517.0">
            <text:p>613517.0</text:p>
          </table:table-cell>
          <table:table-cell office:value-type="string" office:value="TMF 19 x 30">
            <text:p>TMF 19 x 30</text:p>
          </table:table-cell>
          <table:table-cell office:value-type="float" office:value="33.12156437992448">
            <text:p>33.12156437992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558.0">
            <text:p>613558.0</text:p>
          </table:table-cell>
          <table:table-cell office:value-type="string" office:value="TMF 21 x 35">
            <text:p>TMF 21 x 35</text:p>
          </table:table-cell>
          <table:table-cell office:value-type="float" office:value="51.76251558445968">
            <text:p>51.762515584459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580.0">
            <text:p>613580.0</text:p>
          </table:table-cell>
          <table:table-cell office:value-type="string" office:value="TMF 22 x 45">
            <text:p>TMF 22 x 45</text:p>
          </table:table-cell>
          <table:table-cell office:value-type="float" office:value="78.76076554120488">
            <text:p>78.760765541204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2928.0">
            <text:p>532928.0</text:p>
          </table:table-cell>
          <table:table-cell office:value-type="string" office:value="FFS 7,5X82">
            <text:p>FFS 7,5X82</text:p>
          </table:table-cell>
          <table:table-cell office:value-type="float" office:value="489.2473675193632">
            <text:p>489.24736751936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2931.0">
            <text:p>532931.0</text:p>
          </table:table-cell>
          <table:table-cell office:value-type="string" office:value="FFS 7,5X102">
            <text:p>FFS 7,5X102</text:p>
          </table:table-cell>
          <table:table-cell office:value-type="float" office:value="604.0249286152983">
            <text:p>604.02492861529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71.0">
            <text:p>68771.0</text:p>
          </table:table-cell>
          <table:table-cell office:value-type="string" office:value="POINTER 5X110">
            <text:p>POINTER 5X110</text:p>
          </table:table-cell>
          <table:table-cell office:value-type="float" office:value="5674.211999999992">
            <text:p>5674.211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0.0">
            <text:p>68780.0</text:p>
          </table:table-cell>
          <table:table-cell office:value-type="string" office:value="POINTER 5X160">
            <text:p>POINTER 5X160</text:p>
          </table:table-cell>
          <table:table-cell office:value-type="float" office:value="5894.496">
            <text:p>5894.4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72.0">
            <text:p>68772.0</text:p>
          </table:table-cell>
          <table:table-cell office:value-type="string" office:value="POINTER 6X110">
            <text:p>POINTER 6X110</text:p>
          </table:table-cell>
          <table:table-cell office:value-type="float" office:value="5674.211999999992">
            <text:p>5674.2119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1.0">
            <text:p>68781.0</text:p>
          </table:table-cell>
          <table:table-cell office:value-type="string" office:value="POINTER 6X160">
            <text:p>POINTER 6X160</text:p>
          </table:table-cell>
          <table:table-cell office:value-type="float" office:value="5894.496">
            <text:p>5894.4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0.0">
            <text:p>68790.0</text:p>
          </table:table-cell>
          <table:table-cell office:value-type="string" office:value="POINTER 6X210">
            <text:p>POINTER 6X2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00.0">
            <text:p>68800.0</text:p>
          </table:table-cell>
          <table:table-cell office:value-type="string" office:value="POINTER 6X260">
            <text:p>POINTER 6X260</text:p>
          </table:table-cell>
          <table:table-cell office:value-type="float" office:value="12373.884">
            <text:p>12373.8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47.0">
            <text:p>57747.0</text:p>
          </table:table-cell>
          <table:table-cell office:value-type="string" office:value="POINTER 6X310">
            <text:p>POINTER 6X310</text:p>
          </table:table-cell>
          <table:table-cell office:value-type="float" office:value="16939.079999999998">
            <text:p>16939.07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73.0">
            <text:p>68773.0</text:p>
          </table:table-cell>
          <table:table-cell office:value-type="string" office:value="POINTER 8X110">
            <text:p>POINTER 8X110</text:p>
          </table:table-cell>
          <table:table-cell office:value-type="float" office:value="6555.348">
            <text:p>6555.3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3.0">
            <text:p>68783.0</text:p>
          </table:table-cell>
          <table:table-cell office:value-type="string" office:value="POINTER 8X160">
            <text:p>POINTER 8X16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1.0">
            <text:p>68791.0</text:p>
          </table:table-cell>
          <table:table-cell office:value-type="string" office:value="POINTER 8X210">
            <text:p>POINTER 8X210</text:p>
          </table:table-cell>
          <table:table-cell office:value-type="float" office:value="9798.84">
            <text:p>9798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01.0">
            <text:p>68801.0</text:p>
          </table:table-cell>
          <table:table-cell office:value-type="string" office:value="POINTER 8X260">
            <text:p>POINTER 8X260</text:p>
          </table:table-cell>
          <table:table-cell office:value-type="float" office:value="11052.18">
            <text:p>11052.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51.0">
            <text:p>57751.0</text:p>
          </table:table-cell>
          <table:table-cell office:value-type="string" office:value="POINTER 8X310">
            <text:p>POINTER 8X310</text:p>
          </table:table-cell>
          <table:table-cell office:value-type="float" office:value="14880.56399999992">
            <text:p>14880.563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888.0">
            <text:p>47888.0</text:p>
          </table:table-cell>
          <table:table-cell office:value-type="string" office:value="POINTER 8X410">
            <text:p>POINTER 8X410</text:p>
          </table:table-cell>
          <table:table-cell office:value-type="float" office:value="19886.32799999992">
            <text:p>19886.327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30.0">
            <text:p>74330.0</text:p>
          </table:table-cell>
          <table:table-cell office:value-type="string" office:value="POINTER 8X460">
            <text:p>POINTER 8X460</text:p>
          </table:table-cell>
          <table:table-cell office:value-type="float" office:value="23426.063999999922">
            <text:p>23426.06399999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74.0">
            <text:p>68774.0</text:p>
          </table:table-cell>
          <table:table-cell office:value-type="string" office:value="POINTER 10X110">
            <text:p>POINTER 10X110</text:p>
          </table:table-cell>
          <table:table-cell office:value-type="float" office:value="7732.728">
            <text:p>7732.7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5.0">
            <text:p>68785.0</text:p>
          </table:table-cell>
          <table:table-cell office:value-type="string" office:value="POINTER 10X160">
            <text:p>POINTER 10X160</text:p>
          </table:table-cell>
          <table:table-cell office:value-type="float" office:value="8104.931999999921">
            <text:p>8104.93199999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2.0">
            <text:p>68792.0</text:p>
          </table:table-cell>
          <table:table-cell office:value-type="string" office:value="POINTER 10X210">
            <text:p>POINTER 10X2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02.0">
            <text:p>68802.0</text:p>
          </table:table-cell>
          <table:table-cell office:value-type="string" office:value="POINTER 10X260">
            <text:p>POINTER 10X260</text:p>
          </table:table-cell>
          <table:table-cell office:value-type="float" office:value="12594.168">
            <text:p>12594.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185.0">
            <text:p>70185.0</text:p>
          </table:table-cell>
          <table:table-cell office:value-type="string" office:value="POINTER 10X310">
            <text:p>POINTER 10X310</text:p>
          </table:table-cell>
          <table:table-cell office:value-type="float" office:value="15617.37599999992">
            <text:p>15617.375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73.0">
            <text:p>46273.0</text:p>
          </table:table-cell>
          <table:table-cell office:value-type="string" office:value="POINTER 10X410">
            <text:p>POINTER 10X410</text:p>
          </table:table-cell>
          <table:table-cell office:value-type="float" office:value="20478.816000000003">
            <text:p>20478.816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21.0">
            <text:p>68821.0</text:p>
          </table:table-cell>
          <table:table-cell office:value-type="string" office:value="POINTER 10X460">
            <text:p>POINTER 10X460</text:p>
          </table:table-cell>
          <table:table-cell office:value-type="float" office:value="22468.968">
            <text:p>22468.9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7.0">
            <text:p>68787.0</text:p>
          </table:table-cell>
          <table:table-cell office:value-type="string" office:value="POINTER 12X160">
            <text:p>POINTER 12X16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3.0">
            <text:p>68793.0</text:p>
          </table:table-cell>
          <table:table-cell office:value-type="string" office:value="POINTER 12X210">
            <text:p>POINTER 12X2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03.0">
            <text:p>68803.0</text:p>
          </table:table-cell>
          <table:table-cell office:value-type="string" office:value="POINTER 12X260">
            <text:p>POINTER 12X26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76.0">
            <text:p>46276.0</text:p>
          </table:table-cell>
          <table:table-cell office:value-type="string" office:value="POINTER 12X310">
            <text:p>POINTER 12X310</text:p>
          </table:table-cell>
          <table:table-cell office:value-type="float" office:value="18784.908">
            <text:p>18784.9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77.0">
            <text:p>46277.0</text:p>
          </table:table-cell>
          <table:table-cell office:value-type="string" office:value="POINTER 12X410">
            <text:p>POINTER 12X410</text:p>
          </table:table-cell>
          <table:table-cell office:value-type="float" office:value="23790.672000000002">
            <text:p>23790.672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22.0">
            <text:p>68822.0</text:p>
          </table:table-cell>
          <table:table-cell office:value-type="string" office:value="POINTER 12X460">
            <text:p>POINTER 12X460</text:p>
          </table:table-cell>
          <table:table-cell office:value-type="float" office:value="24747.768">
            <text:p>24747.7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89.0">
            <text:p>68789.0</text:p>
          </table:table-cell>
          <table:table-cell office:value-type="string" office:value="POINTER 14X160">
            <text:p>POINTER 14X160</text:p>
          </table:table-cell>
          <table:table-cell office:value-type="float" office:value="11272.464">
            <text:p>11272.4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4.0">
            <text:p>68794.0</text:p>
          </table:table-cell>
          <table:table-cell office:value-type="string" office:value="POINTER 14X210">
            <text:p>POINTER 14X2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187.0">
            <text:p>70187.0</text:p>
          </table:table-cell>
          <table:table-cell office:value-type="string" office:value="POINTER 14X310">
            <text:p>POINTER 14X310</text:p>
          </table:table-cell>
          <table:table-cell office:value-type="float" office:value="22468.968">
            <text:p>22468.9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23.0">
            <text:p>68823.0</text:p>
          </table:table-cell>
          <table:table-cell office:value-type="string" office:value="POINTER 14X460">
            <text:p>POINTER 14X460</text:p>
          </table:table-cell>
          <table:table-cell office:value-type="float" office:value="27178.488">
            <text:p>27178.4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33.0">
            <text:p>81833.0</text:p>
          </table:table-cell>
          <table:table-cell office:value-type="string" office:value="POINTER 15X160">
            <text:p>POINTER 15X160</text:p>
          </table:table-cell>
          <table:table-cell office:value-type="float" office:value="14364.036">
            <text:p>14364.0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05.0">
            <text:p>68805.0</text:p>
          </table:table-cell>
          <table:table-cell office:value-type="string" office:value="POINTER 15X260">
            <text:p>POINTER 15X260</text:p>
          </table:table-cell>
          <table:table-cell office:value-type="float" office:value="21952.440000000002">
            <text:p>21952.44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42.0">
            <text:p>74342.0</text:p>
          </table:table-cell>
          <table:table-cell office:value-type="string" office:value="POINTER 16X160">
            <text:p>POINTER 16X160</text:p>
          </table:table-cell>
          <table:table-cell office:value-type="float" office:value="16133.90399999992">
            <text:p>16133.903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5.0">
            <text:p>68795.0</text:p>
          </table:table-cell>
          <table:table-cell office:value-type="string" office:value="POINTER 16X210">
            <text:p>POINTER 16X2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80.0">
            <text:p>46280.0</text:p>
          </table:table-cell>
          <table:table-cell office:value-type="string" office:value="POINTER 16X310">
            <text:p>POINTER 16X3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73.0">
            <text:p>81873.0</text:p>
          </table:table-cell>
          <table:table-cell office:value-type="string" office:value="POINTER 16X410">
            <text:p>POINTER 16X410</text:p>
          </table:table-cell>
          <table:table-cell office:value-type="float" office:value="30497.939999999922">
            <text:p>30497.93999999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6.0">
            <text:p>68796.0</text:p>
          </table:table-cell>
          <table:table-cell office:value-type="string" office:value="POINTER 18X210">
            <text:p>POINTER 18X210</text:p>
          </table:table-cell>
          <table:table-cell office:value-type="float" office:value="23942.59199999992">
            <text:p>23942.591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02.0">
            <text:p>47902.0</text:p>
          </table:table-cell>
          <table:table-cell office:value-type="string" office:value="POINTER 18X310">
            <text:p>POINTER 18X310</text:p>
          </table:table-cell>
          <table:table-cell office:value-type="float" office:value="31599.36">
            <text:p>31599.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84.0">
            <text:p>46284.0</text:p>
          </table:table-cell>
          <table:table-cell office:value-type="string" office:value="POINTER 18X410">
            <text:p>POINTER 18X410</text:p>
          </table:table-cell>
          <table:table-cell office:value-type="float" office:value="36172.15199999992">
            <text:p>36172.151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97.0">
            <text:p>68797.0</text:p>
          </table:table-cell>
          <table:table-cell office:value-type="string" office:value="POINTER 20X210">
            <text:p>POINTER 20X210</text:p>
          </table:table-cell>
          <table:table-cell office:value-type="float" office:value="31819.644">
            <text:p>31819.6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06.0">
            <text:p>47906.0</text:p>
          </table:table-cell>
          <table:table-cell office:value-type="string" office:value="POINTER 20X310">
            <text:p>POINTER 20X310</text:p>
          </table:table-cell>
          <table:table-cell office:value-type="float" office:value="39559.968">
            <text:p>39559.9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81.0">
            <text:p>46281.0</text:p>
          </table:table-cell>
          <table:table-cell office:value-type="string" office:value="POINTER 20X410">
            <text:p>POINTER 20X410</text:p>
          </table:table-cell>
          <table:table-cell office:value-type="float" office:value="44710.056000000004">
            <text:p>44710.056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309.0">
            <text:p>93309.0</text:p>
          </table:table-cell>
          <table:table-cell office:value-type="string" office:value="POINTER 22X210">
            <text:p>POINTER 22X210</text:p>
          </table:table-cell>
          <table:table-cell office:value-type="float" office:value="38154.70799999992">
            <text:p>38154.707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52.0">
            <text:p>57752.0</text:p>
          </table:table-cell>
          <table:table-cell office:value-type="string" office:value="POINTER 22X310">
            <text:p>POINTER 22X310</text:p>
          </table:table-cell>
          <table:table-cell office:value-type="float" office:value="42871.824">
            <text:p>42871.8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08.0">
            <text:p>47908.0</text:p>
          </table:table-cell>
          <table:table-cell office:value-type="string" office:value="POINTER 22X410">
            <text:p>POINTER 22X410</text:p>
          </table:table-cell>
          <table:table-cell office:value-type="float" office:value="52594.703999999925">
            <text:p>52594.7039999999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53.0">
            <text:p>57753.0</text:p>
          </table:table-cell>
          <table:table-cell office:value-type="string" office:value="POINTER 24X210">
            <text:p>POINTER 24X210</text:p>
          </table:table-cell>
          <table:table-cell office:value-type="float" office:value="50163.984000000004">
            <text:p>50163.984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85.0">
            <text:p>81885.0</text:p>
          </table:table-cell>
          <table:table-cell office:value-type="string" office:value="POINTER 24X410">
            <text:p>POINTER 24X410</text:p>
          </table:table-cell>
          <table:table-cell office:value-type="float" office:value="61877.01599999992">
            <text:p>61877.015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61.0">
            <text:p>11861.0</text:p>
          </table:table-cell>
          <table:table-cell office:value-type="string" office:value="DRILLER 6X110">
            <text:p>DRILLER 6X110</text:p>
          </table:table-cell>
          <table:table-cell office:value-type="float" office:value="11727.915925988242">
            <text:p>11727.9159259882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6.0">
            <text:p>11886.0</text:p>
          </table:table-cell>
          <table:table-cell office:value-type="string" office:value="DRILLER 6X160">
            <text:p>DRILLER 6X160</text:p>
          </table:table-cell>
          <table:table-cell office:value-type="float" office:value="12303.51916161952">
            <text:p>12303.519161619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91.0">
            <text:p>11891.0</text:p>
          </table:table-cell>
          <table:table-cell office:value-type="string" office:value="DRILLER 6X210">
            <text:p>DRILLER 6X210</text:p>
          </table:table-cell>
          <table:table-cell office:value-type="float" office:value="13775.076243188882">
            <text:p>13775.0762431888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521.0">
            <text:p>92521.0</text:p>
          </table:table-cell>
          <table:table-cell office:value-type="string" office:value="DRILLER 6X310">
            <text:p>DRILLER 6X310</text:p>
          </table:table-cell>
          <table:table-cell office:value-type="float" office:value="27402.82546773416">
            <text:p>27402.825467734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3.0">
            <text:p>11883.0</text:p>
          </table:table-cell>
          <table:table-cell office:value-type="string" office:value="DRILLER 8X110">
            <text:p>DRILLER 8X110</text:p>
          </table:table-cell>
          <table:table-cell office:value-type="float" office:value="12817.45062200464">
            <text:p>12817.450622004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7.0">
            <text:p>11887.0</text:p>
          </table:table-cell>
          <table:table-cell office:value-type="string" office:value="DRILLER 8X160">
            <text:p>DRILLER 8X160</text:p>
          </table:table-cell>
          <table:table-cell office:value-type="float" office:value="13333.095187257682">
            <text:p>13333.0951872576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92.0">
            <text:p>11892.0</text:p>
          </table:table-cell>
          <table:table-cell office:value-type="string" office:value="DRILLER 8X210">
            <text:p>DRILLER 8X210</text:p>
          </table:table-cell>
          <table:table-cell office:value-type="float" office:value="14290.72080844192">
            <text:p>14290.720808441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61.0">
            <text:p>57761.0</text:p>
          </table:table-cell>
          <table:table-cell office:value-type="string" office:value="DRILLER 8X310">
            <text:p>DRILLER 8X310</text:p>
          </table:table-cell>
          <table:table-cell office:value-type="float" office:value="20625.782610122402">
            <text:p>20625.782610122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4.0">
            <text:p>11884.0</text:p>
          </table:table-cell>
          <table:table-cell office:value-type="string" office:value="DRILLER 10X110">
            <text:p>DRILLER 10X110</text:p>
          </table:table-cell>
          <table:table-cell office:value-type="float" office:value="13775.076243188882">
            <text:p>13775.0762431888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8.0">
            <text:p>11888.0</text:p>
          </table:table-cell>
          <table:table-cell office:value-type="string" office:value="DRILLER 10X160">
            <text:p>DRILLER 10X160</text:p>
          </table:table-cell>
          <table:table-cell office:value-type="float" office:value="14806.36537369504">
            <text:p>14806.365373695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99.0">
            <text:p>11899.0</text:p>
          </table:table-cell>
          <table:table-cell office:value-type="string" office:value="DRILLER 10X210">
            <text:p>DRILLER 10X210</text:p>
          </table:table-cell>
          <table:table-cell office:value-type="float" office:value="16353.299069454239">
            <text:p>16353.2990694542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62.0">
            <text:p>57762.0</text:p>
          </table:table-cell>
          <table:table-cell office:value-type="string" office:value="DRILLER 10X310">
            <text:p>DRILLER 10X310</text:p>
          </table:table-cell>
          <table:table-cell office:value-type="float" office:value="24014.30403892824">
            <text:p>24014.304038928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89.0">
            <text:p>11889.0</text:p>
          </table:table-cell>
          <table:table-cell office:value-type="string" office:value="DRILLER 12X160">
            <text:p>DRILLER 12X160</text:p>
          </table:table-cell>
          <table:table-cell office:value-type="float" office:value="15690.32748555744">
            <text:p>15690.327485557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00.0">
            <text:p>11900.0</text:p>
          </table:table-cell>
          <table:table-cell office:value-type="string" office:value="DRILLER 12X210">
            <text:p>DRILLER 12X210</text:p>
          </table:table-cell>
          <table:table-cell office:value-type="float" office:value="19299.83944232888">
            <text:p>19299.839442328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63.0">
            <text:p>57763.0</text:p>
          </table:table-cell>
          <table:table-cell office:value-type="string" office:value="DRILLER 12X310">
            <text:p>DRILLER 12X310</text:p>
          </table:table-cell>
          <table:table-cell office:value-type="float" office:value="26960.844411802882">
            <text:p>26960.8444118028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29.0">
            <text:p>58429.0</text:p>
          </table:table-cell>
          <table:table-cell office:value-type="string" office:value="DRILLER 14X160">
            <text:p>DRILLER 14X160</text:p>
          </table:table-cell>
          <table:table-cell office:value-type="float" office:value="22099.05279655976">
            <text:p>22099.052796559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30.0">
            <text:p>58430.0</text:p>
          </table:table-cell>
          <table:table-cell office:value-type="string" office:value="DRILLER 14X210">
            <text:p>DRILLER 14X210</text:p>
          </table:table-cell>
          <table:table-cell office:value-type="float" office:value="24161.631057572">
            <text:p>24161.6310575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31.0">
            <text:p>58431.0</text:p>
          </table:table-cell>
          <table:table-cell office:value-type="string" office:value="DRILLER 14X310">
            <text:p>DRILLER 14X310</text:p>
          </table:table-cell>
          <table:table-cell office:value-type="float" office:value="33516.89674144896">
            <text:p>33516.896741448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916.0">
            <text:p>48916.0</text:p>
          </table:table-cell>
          <table:table-cell office:value-type="string" office:value="DRILLER 15X210">
            <text:p>DRILLER 15X210</text:p>
          </table:table-cell>
          <table:table-cell office:value-type="float" office:value="29097.086182137038">
            <text:p>29097.08618213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463.0">
            <text:p>44463.0</text:p>
          </table:table-cell>
          <table:table-cell office:value-type="string" office:value="DRILLER 16X160">
            <text:p>DRILLER 16X160</text:p>
          </table:table-cell>
          <table:table-cell office:value-type="float" office:value="29612.73074739008">
            <text:p>29612.730747390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65.0">
            <text:p>40365.0</text:p>
          </table:table-cell>
          <table:table-cell office:value-type="string" office:value="DRILLER 16X210">
            <text:p>DRILLER 16X210</text:p>
          </table:table-cell>
          <table:table-cell office:value-type="float" office:value="29391.74021942448">
            <text:p>29391.74021942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71.0">
            <text:p>40371.0</text:p>
          </table:table-cell>
          <table:table-cell office:value-type="string" office:value="DRILLER 16X460">
            <text:p>DRILLER 16X460</text:p>
          </table:table-cell>
          <table:table-cell office:value-type="float" office:value="45671.37577955688">
            <text:p>45671.375779556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66.0">
            <text:p>40366.0</text:p>
          </table:table-cell>
          <table:table-cell office:value-type="string" office:value="DRILLER 18X210">
            <text:p>DRILLER 18X210</text:p>
          </table:table-cell>
          <table:table-cell office:value-type="float" office:value="34474.52236263328">
            <text:p>34474.522362633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69.0">
            <text:p>40369.0</text:p>
          </table:table-cell>
          <table:table-cell office:value-type="string" office:value="DRILLER 18X310">
            <text:p>DRILLER 18X310</text:p>
          </table:table-cell>
          <table:table-cell office:value-type="float" office:value="43977.11506515392">
            <text:p>43977.115065153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72.0">
            <text:p>40372.0</text:p>
          </table:table-cell>
          <table:table-cell office:value-type="string" office:value="DRILLER 18X460">
            <text:p>DRILLER 18X460</text:p>
          </table:table-cell>
          <table:table-cell office:value-type="float" office:value="53627.03478631841">
            <text:p>53627.034786318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67.0">
            <text:p>40367.0</text:p>
          </table:table-cell>
          <table:table-cell office:value-type="string" office:value="DRILLER 20X210">
            <text:p>DRILLER 20X210</text:p>
          </table:table-cell>
          <table:table-cell office:value-type="float" office:value="42356.51786007288">
            <text:p>42356.51786007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70.0">
            <text:p>40370.0</text:p>
          </table:table-cell>
          <table:table-cell office:value-type="string" office:value="DRILLER 20X310">
            <text:p>DRILLER 20X310</text:p>
          </table:table-cell>
          <table:table-cell office:value-type="float" office:value="53332.38074903096">
            <text:p>53332.380749030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73.0">
            <text:p>40373.0</text:p>
          </table:table-cell>
          <table:table-cell office:value-type="string" office:value="DRILLER 20X460">
            <text:p>DRILLER 20X460</text:p>
          </table:table-cell>
          <table:table-cell office:value-type="float" office:value="64823.88820324201">
            <text:p>64823.888203242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13.0">
            <text:p>546813.0</text:p>
          </table:table-cell>
          <table:table-cell office:value-type="string" office:value="(546813) Pointer EC 5/50/110">
            <text:p>(546813) Pointer EC 5/50/110</text:p>
          </table:table-cell>
          <table:table-cell office:value-type="float" office:value="5705.3556">
            <text:p>5705.35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14.0">
            <text:p>546814.0</text:p>
          </table:table-cell>
          <table:table-cell office:value-type="string" office:value="(546814) Pointer EC 5/110/160">
            <text:p>(546814) Pointer EC 5/110/160</text:p>
          </table:table-cell>
          <table:table-cell office:value-type="float" office:value="6473.02635">
            <text:p>6473.026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17.0">
            <text:p>546817.0</text:p>
          </table:table-cell>
          <table:table-cell office:value-type="string" office:value="(546817) Pointer EC 6/50/110">
            <text:p>(546817) Pointer EC 6/50/110</text:p>
          </table:table-cell>
          <table:table-cell office:value-type="float" office:value="5938.64775">
            <text:p>5938.647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18.0">
            <text:p>546818.0</text:p>
          </table:table-cell>
          <table:table-cell office:value-type="string" office:value="(546818) Pointer EC 6/100/160">
            <text:p>(546818) Pointer EC 6/100/160</text:p>
          </table:table-cell>
          <table:table-cell office:value-type="float" office:value="6611.27355">
            <text:p>6611.273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25.0">
            <text:p>546825.0</text:p>
          </table:table-cell>
          <table:table-cell office:value-type="string" office:value="(546825) Pointer EC 8/50/110">
            <text:p>(546825) Pointer EC 8/50/110</text:p>
          </table:table-cell>
          <table:table-cell office:value-type="float" office:value="6669.0981">
            <text:p>6669.09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26.0">
            <text:p>546826.0</text:p>
          </table:table-cell>
          <table:table-cell office:value-type="string" office:value="(546826) Pointer EC 8/110/160">
            <text:p>(546826) Pointer EC 8/110/160</text:p>
          </table:table-cell>
          <table:table-cell office:value-type="float" office:value="7598.943449999984">
            <text:p>7598.94344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27.0">
            <text:p>546827.0</text:p>
          </table:table-cell>
          <table:table-cell office:value-type="string" office:value="(546827) Pointer EC 8/150/210">
            <text:p>(546827) Pointer EC 8/150/210</text:p>
          </table:table-cell>
          <table:table-cell office:value-type="float" office:value="10575.9108">
            <text:p>10575.91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28.0">
            <text:p>546828.0</text:p>
          </table:table-cell>
          <table:table-cell office:value-type="string" office:value="(546828) Pointer EC 8/200/250">
            <text:p>(546828) Pointer EC 8/200/250</text:p>
          </table:table-cell>
          <table:table-cell office:value-type="float" office:value="12080.678399999984">
            <text:p>12080.67839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29.0">
            <text:p>546829.0</text:p>
          </table:table-cell>
          <table:table-cell office:value-type="string" office:value="(546829) Pointer EC 8/400/460">
            <text:p>(546829) Pointer EC 8/400/460</text:p>
          </table:table-cell>
          <table:table-cell office:value-type="float" office:value="18509.1732">
            <text:p>18509.17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32.0">
            <text:p>546832.0</text:p>
          </table:table-cell>
          <table:table-cell office:value-type="string" office:value="(546832) Pointer EC 10/50/110">
            <text:p>(546832) Pointer EC 10/50/110</text:p>
          </table:table-cell>
          <table:table-cell office:value-type="float" office:value="7420.81725">
            <text:p>7420.817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33.0">
            <text:p>546833.0</text:p>
          </table:table-cell>
          <table:table-cell office:value-type="string" office:value="(546833) Pointer EC 10/100/160">
            <text:p>(546833) Pointer EC 10/100/160</text:p>
          </table:table-cell>
          <table:table-cell office:value-type="float" office:value="8369.272799999984">
            <text:p>8369.27279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34.0">
            <text:p>546834.0</text:p>
          </table:table-cell>
          <table:table-cell office:value-type="string" office:value="(546834) Pointer EC 10/150/210">
            <text:p>(546834) Pointer EC 10/150/210</text:p>
          </table:table-cell>
          <table:table-cell office:value-type="float" office:value="11525.030999999984">
            <text:p>11525.03099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38.0">
            <text:p>546838.0</text:p>
          </table:table-cell>
          <table:table-cell office:value-type="string" office:value="(546838) Pointer EC 10/400/460">
            <text:p>(546838) Pointer EC 10/400/460</text:p>
          </table:table-cell>
          <table:table-cell office:value-type="float" office:value="19298.11274999984">
            <text:p>19298.11274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40.0">
            <text:p>546840.0</text:p>
          </table:table-cell>
          <table:table-cell office:value-type="string" office:value="(546840) Pointer EC 12/100/160">
            <text:p>(546840) Pointer EC 12/100/160</text:p>
          </table:table-cell>
          <table:table-cell office:value-type="float" office:value="10504.1286">
            <text:p>10504.128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43.0">
            <text:p>546843.0</text:p>
          </table:table-cell>
          <table:table-cell office:value-type="string" office:value="(546843) Pointer EC 12/150/210">
            <text:p>(546843) Pointer EC 12/150/210</text:p>
          </table:table-cell>
          <table:table-cell office:value-type="float" office:value="13374.0873">
            <text:p>13374.08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44.0">
            <text:p>546844.0</text:p>
          </table:table-cell>
          <table:table-cell office:value-type="string" office:value="(546844) Pointer EC 12/200/260">
            <text:p>(546844) Pointer EC 12/200/260</text:p>
          </table:table-cell>
          <table:table-cell office:value-type="float" office:value="14323.872149999985">
            <text:p>14323.8721499999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45.0">
            <text:p>546845.0</text:p>
          </table:table-cell>
          <table:table-cell office:value-type="string" office:value="(546845) Pointer EC 12/400/460">
            <text:p>(546845) Pointer EC 12/400/460</text:p>
          </table:table-cell>
          <table:table-cell office:value-type="float" office:value="21017.56229999984">
            <text:p>21017.5622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48.0">
            <text:p>546848.0</text:p>
          </table:table-cell>
          <table:table-cell office:value-type="string" office:value="(546848) Pointer EC 14/100/160">
            <text:p>(546848) Pointer EC 14/100/160</text:p>
          </table:table-cell>
          <table:table-cell office:value-type="float" office:value="12254.816700000001">
            <text:p>12254.8167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50.0">
            <text:p>546850.0</text:p>
          </table:table-cell>
          <table:table-cell office:value-type="string" office:value="(546850) Pointer EC 14/200/260">
            <text:p>(546850) Pointer EC 14/200/260</text:p>
          </table:table-cell>
          <table:table-cell office:value-type="float" office:value="16636.85415">
            <text:p>16636.854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51.0">
            <text:p>546851.0</text:p>
          </table:table-cell>
          <table:table-cell office:value-type="string" office:value="(546851) Pointer EC 14/400/460">
            <text:p>(546851) Pointer EC 14/400/460</text:p>
          </table:table-cell>
          <table:table-cell office:value-type="float" office:value="23839.00154999984">
            <text:p>23839.00154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55.0">
            <text:p>546855.0</text:p>
          </table:table-cell>
          <table:table-cell office:value-type="string" office:value="(546855) Pointer EC 16/100/160">
            <text:p>(546855) Pointer EC 16/100/160</text:p>
          </table:table-cell>
          <table:table-cell office:value-type="float" office:value="15235.771949999984">
            <text:p>15235.77194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56.0">
            <text:p>546856.0</text:p>
          </table:table-cell>
          <table:table-cell office:value-type="string" office:value="(546856) Pointer EC 16/150/200">
            <text:p>(546856) Pointer EC 16/150/200</text:p>
          </table:table-cell>
          <table:table-cell office:value-type="float" office:value="17208.45314999984">
            <text:p>17208.45314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57.0">
            <text:p>546857.0</text:p>
          </table:table-cell>
          <table:table-cell office:value-type="string" office:value="(546857) Pointer EC 16/250/300">
            <text:p>(546857) Pointer EC 16/250/300</text:p>
          </table:table-cell>
          <table:table-cell office:value-type="float" office:value="21333.27105">
            <text:p>21333.271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0.0">
            <text:p>546860.0</text:p>
          </table:table-cell>
          <table:table-cell office:value-type="string" office:value="(546860) Pointer EC 18/150/210">
            <text:p>(546860) Pointer EC 18/150/210</text:p>
          </table:table-cell>
          <table:table-cell office:value-type="float" office:value="21214.96335">
            <text:p>21214.963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1.0">
            <text:p>546861.0</text:p>
          </table:table-cell>
          <table:table-cell office:value-type="string" office:value="(546861) Pointer EC 18/250/300">
            <text:p>(546861) Pointer EC 18/250/300</text:p>
          </table:table-cell>
          <table:table-cell office:value-type="float" office:value="25358.391449999843">
            <text:p>25358.3914499998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5.0">
            <text:p>546865.0</text:p>
          </table:table-cell>
          <table:table-cell office:value-type="string" office:value="(546865) Pointer EC 20/250/300">
            <text:p>(546865) Pointer EC 20/250/300</text:p>
          </table:table-cell>
          <table:table-cell office:value-type="float" office:value="32028.15419999984">
            <text:p>32028.1541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6.0">
            <text:p>546866.0</text:p>
          </table:table-cell>
          <table:table-cell office:value-type="string" office:value="(546866) Pointer EC 20/400/460">
            <text:p>(546866) Pointer EC 20/400/460</text:p>
          </table:table-cell>
          <table:table-cell office:value-type="float" office:value="41660.92664999984">
            <text:p>41660.92664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7.0">
            <text:p>546867.0</text:p>
          </table:table-cell>
          <table:table-cell office:value-type="string" office:value="(546867) Pointer EC 22/200/260">
            <text:p>(546867) Pointer EC 22/200/260</text:p>
          </table:table-cell>
          <table:table-cell office:value-type="float" office:value="34708.023">
            <text:p>34708.0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69.0">
            <text:p>546869.0</text:p>
          </table:table-cell>
          <table:table-cell office:value-type="string" office:value="(546869) Pointer EC 25/200/260">
            <text:p>(546869) Pointer EC 25/200/260</text:p>
          </table:table-cell>
          <table:table-cell office:value-type="float" office:value="43963.27424999984">
            <text:p>43963.27424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70.0">
            <text:p>546870.0</text:p>
          </table:table-cell>
          <table:table-cell office:value-type="string" office:value="(546870) Pointer EC 25/400/460">
            <text:p>(546870) Pointer EC 25/400/460</text:p>
          </table:table-cell>
          <table:table-cell office:value-type="float" office:value="62713.7154">
            <text:p>62713.71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71.0">
            <text:p>546871.0</text:p>
          </table:table-cell>
          <table:table-cell office:value-type="string" office:value="(546871) Pointer EC 26/250/300">
            <text:p>(546871) Pointer EC 26/250/300</text:p>
          </table:table-cell>
          <table:table-cell office:value-type="float" office:value="54445.46939999984">
            <text:p>54445.46939999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546872.0">
            <text:p>546872.0</text:p>
          </table:table-cell>
          <table:table-cell office:value-type="string" office:value="(546872) Pointer EC 28/400/460">
            <text:p>(546872) Pointer EC 28/400/460</text:p>
          </table:table-cell>
          <table:table-cell office:value-type="float" office:value="93164.65515">
            <text:p>93164.655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3.0">
            <text:p>614603.0</text:p>
          </table:table-cell>
          <table:table-cell office:value-type="string" office:value="(614103) WHS  3 MECHAS WIDIA STANDARD">
            <text:p>(614103) WHS  3 MECHAS WIDIA STANDARD</text:p>
          </table:table-cell>
          <table:table-cell office:value-type="float" office:value="3323.186025143088">
            <text:p>3323.1860251430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04.0">
            <text:p>614604.0</text:p>
          </table:table-cell>
          <table:table-cell office:value-type="string" office:value="(614104) WHS  4 MECHAS WIDIA STANDARD">
            <text:p>(614104) WHS  4 MECHAS WIDIA STANDARD</text:p>
          </table:table-cell>
          <table:table-cell office:value-type="float" office:value="3323.186025143088">
            <text:p>3323.1860251430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05.0">
            <text:p>614605.0</text:p>
          </table:table-cell>
          <table:table-cell office:value-type="string" office:value="(614105) WHS  5 MECHAS WIDIA STANDARD">
            <text:p>(614105) WHS  5 MECHAS WIDIA STANDARD</text:p>
          </table:table-cell>
          <table:table-cell office:value-type="float" office:value="3445.0764563239045">
            <text:p>3445.07645632390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06.0">
            <text:p>614606.0</text:p>
          </table:table-cell>
          <table:table-cell office:value-type="string" office:value="(614106) WHS  6 MECHAS WIDIA STANDARD">
            <text:p>(614106) WHS  6 MECHAS WIDIA STANDARD</text:p>
          </table:table-cell>
          <table:table-cell office:value-type="float" office:value="3872.3624304417604">
            <text:p>3872.36243044176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07.0">
            <text:p>614607.0</text:p>
          </table:table-cell>
          <table:table-cell office:value-type="string" office:value="(614107) WHS  7 MECHAS WIDIA STANDARD">
            <text:p>(614107) WHS  7 MECHAS WIDIA STANDARD</text:p>
          </table:table-cell>
          <table:table-cell office:value-type="float" office:value="4586.2913799306725">
            <text:p>4586.29137993067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08.0">
            <text:p>614608.0</text:p>
          </table:table-cell>
          <table:table-cell office:value-type="string" office:value="(614108) WHS  8 MECHAS WIDIA STANDARD">
            <text:p>(614108) WHS  8 MECHAS WIDIA STANDARD</text:p>
          </table:table-cell>
          <table:table-cell office:value-type="float" office:value="5389.963861343873">
            <text:p>5389.9638613438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10.0">
            <text:p>614610.0</text:p>
          </table:table-cell>
          <table:table-cell office:value-type="string" office:value="(614110) WHS 10 MECHAS WIDIA STANDARD">
            <text:p>(614110) WHS 10 MECHAS WIDIA STANDARD</text:p>
          </table:table-cell>
          <table:table-cell office:value-type="float" office:value="7409.3526798904">
            <text:p>7409.3526798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12.0">
            <text:p>614612.0</text:p>
          </table:table-cell>
          <table:table-cell office:value-type="string" office:value="(614112) WHS 12 MECHAS WIDIA STANDARD">
            <text:p>(614112) WHS 12 MECHAS WIDIA STANDARD</text:p>
          </table:table-cell>
          <table:table-cell office:value-type="float" office:value="9671.673114318433">
            <text:p>9671.6731143184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14.0">
            <text:p>614614.0</text:p>
          </table:table-cell>
          <table:table-cell office:value-type="string" office:value="(614114) WHS 14 MECHAS WIDIA STANDARD">
            <text:p>(614114) WHS 14 MECHAS WIDIA STANDARD</text:p>
          </table:table-cell>
          <table:table-cell office:value-type="float" office:value="13429.86470665117">
            <text:p>13429.864706651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26.0">
            <text:p>614626.0</text:p>
          </table:table-cell>
          <table:table-cell office:value-type="string" office:value="(614206) WHL  6 X 200 MECH.WIDIA LARGAS">
            <text:p>(614206) WHL  6 X 200 MECH.WIDIA LARGAS</text:p>
          </table:table-cell>
          <table:table-cell office:value-type="float" office:value="15219.05683252469">
            <text:p>15219.056832524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28.0">
            <text:p>614628.0</text:p>
          </table:table-cell>
          <table:table-cell office:value-type="string" office:value="(614208) WHL  8 X 200 MECH.WIDIA LARGAS">
            <text:p>(614208) WHL  8 X 200 MECH.WIDIA LARGAS</text:p>
          </table:table-cell>
          <table:table-cell office:value-type="float" office:value="15219.05683252469">
            <text:p>15219.056832524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30.0">
            <text:p>614630.0</text:p>
          </table:table-cell>
          <table:table-cell office:value-type="string" office:value="(614210) WHL 10 X 200 MECH.WIDIA LARGAS">
            <text:p>(614210) WHL 10 X 200 MECH.WIDIA LARGAS</text:p>
          </table:table-cell>
          <table:table-cell office:value-type="float" office:value="18138.785756749123">
            <text:p>18138.7857567491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32.0">
            <text:p>614632.0</text:p>
          </table:table-cell>
          <table:table-cell office:value-type="string" office:value="(614212) WHL 12 X 200 MECH.WIDIA LARGAS">
            <text:p>(614212) WHL 12 X 200 MECH.WIDIA LARGAS</text:p>
          </table:table-cell>
          <table:table-cell office:value-type="float" office:value="20716.76016024304">
            <text:p>20716.760160243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34.0">
            <text:p>614634.0</text:p>
          </table:table-cell>
          <table:table-cell office:value-type="string" office:value="(614214) WHL 14 X 200 MECH.WIDIA LARGAS">
            <text:p>(614214) WHL 14 X 200 MECH.WIDIA LARGAS</text:p>
          </table:table-cell>
          <table:table-cell office:value-type="float" office:value="22976.2067475264">
            <text:p>22976.20674752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46.0">
            <text:p>614646.0</text:p>
          </table:table-cell>
          <table:table-cell office:value-type="string" office:value="(614306) WHL  6 X 400 MECH.WIDIA LARGAS">
            <text:p>(614306) WHL  6 X 400 MECH.WIDIA LARGAS</text:p>
          </table:table-cell>
          <table:table-cell office:value-type="float" office:value="20174.930452536482">
            <text:p>20174.9304525364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48.0">
            <text:p>614648.0</text:p>
          </table:table-cell>
          <table:table-cell office:value-type="string" office:value="(614308) WHL  8 X 400 MECH.WIDIA LARGAS">
            <text:p>(614308) WHL  8 X 400 MECH.WIDIA LARGAS</text:p>
          </table:table-cell>
          <table:table-cell office:value-type="float" office:value="20273.644366896002">
            <text:p>20273.644366896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50.0">
            <text:p>614650.0</text:p>
          </table:table-cell>
          <table:table-cell office:value-type="string" office:value="(614310) WHL 10 X 400 MECH.WIDIA LARGAS">
            <text:p>(614310) WHL 10 X 400 MECH.WIDIA LARGAS</text:p>
          </table:table-cell>
          <table:table-cell office:value-type="float" office:value="21620.54088726768">
            <text:p>21620.540887267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62.0">
            <text:p>614662.0</text:p>
          </table:table-cell>
          <table:table-cell office:value-type="string" office:value="(614312) WHL 12 X 400 MECH.WIDIA LARGAS">
            <text:p>(614312) WHL 12 X 400 MECH.WIDIA LARGAS</text:p>
          </table:table-cell>
          <table:table-cell office:value-type="float" office:value="24119.09974183312">
            <text:p>24119.099741833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float" office:value="614664.0">
            <text:p>614664.0</text:p>
          </table:table-cell>
          <table:table-cell office:value-type="string" office:value="(614314) WHL 14 X 400 MECH.WIDIA LARGAS">
            <text:p>(614314) WHL 14 X 400 MECH.WIDIA LARGAS</text:p>
          </table:table-cell>
          <table:table-cell office:value-type="float" office:value="25640.11477622512">
            <text:p>25640.114776225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alon">
            <text:p>Salon</text:p>
          </table:table-cell>
          <table:table-cell office:value-type="string" office:value="Mechas">
            <text:p>Mechas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15.0">
            <text:p>614115.0</text:p>
          </table:table-cell>
          <table:table-cell office:value-type="string" office:value="Mecha HSS DIN 338 F3  1,0 mm">
            <text:p>Mecha HSS DIN 338 F3  1,0 mm</text:p>
          </table:table-cell>
          <table:table-cell office:value-type="float" office:value="828.887008949992">
            <text:p>828.8870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16.0">
            <text:p>614116.0</text:p>
          </table:table-cell>
          <table:table-cell office:value-type="string" office:value="Mecha HSS DIN 338 F3  1,25 mm">
            <text:p>Mecha HSS DIN 338 F3  1,25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17.0">
            <text:p>614117.0</text:p>
          </table:table-cell>
          <table:table-cell office:value-type="string" office:value="Mecha HSS DIN 338 F3  1,50 mm">
            <text:p>Mecha HSS DIN 338 F3  1,50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18.0">
            <text:p>614118.0</text:p>
          </table:table-cell>
          <table:table-cell office:value-type="string" office:value="Mecha HSS DIN 338 F3  1,75 mm">
            <text:p>Mecha HSS DIN 338 F3  1,75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19.0">
            <text:p>614119.0</text:p>
          </table:table-cell>
          <table:table-cell office:value-type="string" office:value="Mecha HSS DIN 338 F3  2,0 mm">
            <text:p>Mecha HSS DIN 338 F3  2,0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0.0">
            <text:p>614120.0</text:p>
          </table:table-cell>
          <table:table-cell office:value-type="string" office:value="Mecha HSS DIN 338 F3  2,25 mm">
            <text:p>Mecha HSS DIN 338 F3  2,25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1.0">
            <text:p>614121.0</text:p>
          </table:table-cell>
          <table:table-cell office:value-type="string" office:value="Mecha HSS DIN 338 F3  2,50 mm">
            <text:p>Mecha HSS DIN 338 F3  2,50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2.0">
            <text:p>614122.0</text:p>
          </table:table-cell>
          <table:table-cell office:value-type="string" office:value="Mecha HSS DIN 338 F3  2,75 mm">
            <text:p>Mecha HSS DIN 338 F3  2,75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3.0">
            <text:p>614123.0</text:p>
          </table:table-cell>
          <table:table-cell office:value-type="string" office:value="Mecha HSS DIN 338 F3  3,0 mm">
            <text:p>Mecha HSS DIN 338 F3  3,0 mm</text:p>
          </table:table-cell>
          <table:table-cell office:value-type="float" office:value="900.099508949992">
            <text:p>900.099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4.0">
            <text:p>614124.0</text:p>
          </table:table-cell>
          <table:table-cell office:value-type="string" office:value="Mecha HSS DIN 338 F3  3,25 mm">
            <text:p>Mecha HSS DIN 338 F3  3,25 mm</text:p>
          </table:table-cell>
          <table:table-cell office:value-type="float" office:value="1042.524508949992">
            <text:p>1042.524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5.0">
            <text:p>614125.0</text:p>
          </table:table-cell>
          <table:table-cell office:value-type="string" office:value="Mecha HSS DIN 338 F3  3,50 mm">
            <text:p>Mecha HSS DIN 338 F3  3,50 mm</text:p>
          </table:table-cell>
          <table:table-cell office:value-type="float" office:value="1042.524508949992">
            <text:p>1042.52450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6.0">
            <text:p>614126.0</text:p>
          </table:table-cell>
          <table:table-cell office:value-type="string" office:value="Mecha HSS DIN 338 F3  3,75 mm">
            <text:p>Mecha HSS DIN 338 F3  3,75 mm</text:p>
          </table:table-cell>
          <table:table-cell office:value-type="float" office:value="1054.393258949992">
            <text:p>1054.39325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7.0">
            <text:p>614127.0</text:p>
          </table:table-cell>
          <table:table-cell office:value-type="string" office:value="Mecha HSS DIN 338 F3  4,0 mm">
            <text:p>Mecha HSS DIN 338 F3  4,0 mm</text:p>
          </table:table-cell>
          <table:table-cell office:value-type="float" office:value="1101.868258949992">
            <text:p>1101.86825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8.0">
            <text:p>614128.0</text:p>
          </table:table-cell>
          <table:table-cell office:value-type="string" office:value="Mecha HSS DIN 338 F3  4,25 mm">
            <text:p>Mecha HSS DIN 338 F3  4,25 mm</text:p>
          </table:table-cell>
          <table:table-cell office:value-type="float" office:value="1196.818258949992">
            <text:p>1196.81825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29.0">
            <text:p>614129.0</text:p>
          </table:table-cell>
          <table:table-cell office:value-type="string" office:value="Mecha HSS DIN 338 F3  4,50 mm">
            <text:p>Mecha HSS DIN 338 F3  4,50 mm</text:p>
          </table:table-cell>
          <table:table-cell office:value-type="float" office:value="1315.505758949992">
            <text:p>1315.505758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0.0">
            <text:p>614130.0</text:p>
          </table:table-cell>
          <table:table-cell office:value-type="string" office:value="Mecha HSS DIN 338 F3  4,75 mm">
            <text:p>Mecha HSS DIN 338 F3  4,75 mm</text:p>
          </table:table-cell>
          <table:table-cell office:value-type="float" office:value="1321.440133949992">
            <text:p>1321.4401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1.0">
            <text:p>614131.0</text:p>
          </table:table-cell>
          <table:table-cell office:value-type="string" office:value="Mecha HSS DIN 338 F3  5,0 mm">
            <text:p>Mecha HSS DIN 338 F3  5,0 mm</text:p>
          </table:table-cell>
          <table:table-cell office:value-type="float" office:value="1475.733883949992">
            <text:p>1475.7338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2.0">
            <text:p>614132.0</text:p>
          </table:table-cell>
          <table:table-cell office:value-type="string" office:value="Mecha HSS DIN 338 F3  5,25 mm">
            <text:p>Mecha HSS DIN 338 F3  5,25 mm</text:p>
          </table:table-cell>
          <table:table-cell office:value-type="float" office:value="1475.733883949992">
            <text:p>1475.7338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3.0">
            <text:p>614133.0</text:p>
          </table:table-cell>
          <table:table-cell office:value-type="string" office:value="Mecha HSS DIN 338 F3  5,50 mm">
            <text:p>Mecha HSS DIN 338 F3  5,50 mm</text:p>
          </table:table-cell>
          <table:table-cell office:value-type="float" office:value="1511.3401339499922">
            <text:p>1511.340133949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4.0">
            <text:p>614134.0</text:p>
          </table:table-cell>
          <table:table-cell office:value-type="string" office:value="Mecha HSS DIN 338 F3  5,75 mm">
            <text:p>Mecha HSS DIN 338 F3  5,75 mm</text:p>
          </table:table-cell>
          <table:table-cell office:value-type="float" office:value="1689.3713839499922">
            <text:p>1689.371383949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5.0">
            <text:p>614135.0</text:p>
          </table:table-cell>
          <table:table-cell office:value-type="string" office:value="Mecha HSS DIN 338 F3  6,0 mm">
            <text:p>Mecha HSS DIN 338 F3  6,0 mm</text:p>
          </table:table-cell>
          <table:table-cell office:value-type="float" office:value="1736.846383949992">
            <text:p>1736.846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6.0">
            <text:p>614136.0</text:p>
          </table:table-cell>
          <table:table-cell office:value-type="string" office:value="Mecha HSS DIN 338 F3  6,25 mm">
            <text:p>Mecha HSS DIN 338 F3  6,25 mm</text:p>
          </table:table-cell>
          <table:table-cell office:value-type="float" office:value="1831.796383949992">
            <text:p>1831.796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7.0">
            <text:p>614137.0</text:p>
          </table:table-cell>
          <table:table-cell office:value-type="string" office:value="Mecha HSS DIN 338 F3  6,50 mm">
            <text:p>Mecha HSS DIN 338 F3  6,50 mm</text:p>
          </table:table-cell>
          <table:table-cell office:value-type="float" office:value="1831.796383949992">
            <text:p>1831.796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8.0">
            <text:p>614138.0</text:p>
          </table:table-cell>
          <table:table-cell office:value-type="string" office:value="Mecha HSS DIN 338 F3  6,75 mm">
            <text:p>Mecha HSS DIN 338 F3  6,75 mm</text:p>
          </table:table-cell>
          <table:table-cell office:value-type="float" office:value="2187.858883949992">
            <text:p>2187.8588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39.0">
            <text:p>614139.0</text:p>
          </table:table-cell>
          <table:table-cell office:value-type="string" office:value="Mecha HSS DIN 338 F3  7,0 mm">
            <text:p>Mecha HSS DIN 338 F3  7,0 mm</text:p>
          </table:table-cell>
          <table:table-cell office:value-type="float" office:value="2187.858883949992">
            <text:p>2187.8588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0.0">
            <text:p>614140.0</text:p>
          </table:table-cell>
          <table:table-cell office:value-type="string" office:value="Mecha HSS DIN 338 F3  7,25 mm">
            <text:p>Mecha HSS DIN 338 F3  7,25 mm</text:p>
          </table:table-cell>
          <table:table-cell office:value-type="float" office:value="2306.546383949992">
            <text:p>2306.546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1.0">
            <text:p>614141.0</text:p>
          </table:table-cell>
          <table:table-cell office:value-type="string" office:value="Mecha HSS DIN 338 F3  7,50 mm">
            <text:p>Mecha HSS DIN 338 F3  7,50 mm</text:p>
          </table:table-cell>
          <table:table-cell office:value-type="float" office:value="2425.233883949992">
            <text:p>2425.2338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2.0">
            <text:p>614142.0</text:p>
          </table:table-cell>
          <table:table-cell office:value-type="string" office:value="Mecha HSS DIN 338 F3  7,75 mm">
            <text:p>Mecha HSS DIN 338 F3  7,75 mm</text:p>
          </table:table-cell>
          <table:table-cell office:value-type="float" office:value="2721.952633949992">
            <text:p>2721.95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3.0">
            <text:p>614143.0</text:p>
          </table:table-cell>
          <table:table-cell office:value-type="string" office:value="Mecha HSS DIN 338 F3  8,0 mm">
            <text:p>Mecha HSS DIN 338 F3  8,0 mm</text:p>
          </table:table-cell>
          <table:table-cell office:value-type="float" office:value="2721.952633949992">
            <text:p>2721.95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4.0">
            <text:p>614144.0</text:p>
          </table:table-cell>
          <table:table-cell office:value-type="string" office:value="Mecha HSS DIN 338 F3  8,25 mm">
            <text:p>Mecha HSS DIN 338 F3  8,25 mm</text:p>
          </table:table-cell>
          <table:table-cell office:value-type="float" office:value="2959.3276339500003">
            <text:p>2959.3276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5.0">
            <text:p>614145.0</text:p>
          </table:table-cell>
          <table:table-cell office:value-type="string" office:value="Mecha HSS DIN 338 F3  8,50 mm">
            <text:p>Mecha HSS DIN 338 F3  8,50 mm</text:p>
          </table:table-cell>
          <table:table-cell office:value-type="float" office:value="3018.671383949992">
            <text:p>3018.671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6.0">
            <text:p>614146.0</text:p>
          </table:table-cell>
          <table:table-cell office:value-type="string" office:value="Mecha HSS DIN 338 F3  8,75 mm">
            <text:p>Mecha HSS DIN 338 F3  8,75 mm</text:p>
          </table:table-cell>
          <table:table-cell office:value-type="float" office:value="3315.3901339500003">
            <text:p>3315.3901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7.0">
            <text:p>614147.0</text:p>
          </table:table-cell>
          <table:table-cell office:value-type="string" office:value="Mecha HSS DIN 338 F3  9,0 mm">
            <text:p>Mecha HSS DIN 338 F3  9,0 mm</text:p>
          </table:table-cell>
          <table:table-cell office:value-type="float" office:value="3315.3901339500003">
            <text:p>3315.3901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8.0">
            <text:p>614148.0</text:p>
          </table:table-cell>
          <table:table-cell office:value-type="string" office:value="Mecha HSS DIN 338 F3  9,25 mm">
            <text:p>Mecha HSS DIN 338 F3  9,25 mm</text:p>
          </table:table-cell>
          <table:table-cell office:value-type="float" office:value="4027.5151339500003">
            <text:p>4027.5151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49.0">
            <text:p>614149.0</text:p>
          </table:table-cell>
          <table:table-cell office:value-type="string" office:value="Mecha HSS DIN 338 F3  9,50 mm">
            <text:p>Mecha HSS DIN 338 F3  9,50 mm</text:p>
          </table:table-cell>
          <table:table-cell office:value-type="float" office:value="4146.20263395">
            <text:p>4146.202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0.0">
            <text:p>614150.0</text:p>
          </table:table-cell>
          <table:table-cell office:value-type="string" office:value="Mecha HSS DIN 338 F3  9,75 mm">
            <text:p>Mecha HSS DIN 338 F3  9,75 mm</text:p>
          </table:table-cell>
          <table:table-cell office:value-type="float" office:value="4158.07138395">
            <text:p>4158.0713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1.0">
            <text:p>614151.0</text:p>
          </table:table-cell>
          <table:table-cell office:value-type="string" office:value="Mecha HSS DIN 338 F3  10,0 mm">
            <text:p>Mecha HSS DIN 338 F3  10,0 mm</text:p>
          </table:table-cell>
          <table:table-cell office:value-type="float" office:value="4573.47763395">
            <text:p>4573.477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2.0">
            <text:p>614152.0</text:p>
          </table:table-cell>
          <table:table-cell office:value-type="string" office:value="Mecha HSS DIN 338 F3  10,25 mm">
            <text:p>Mecha HSS DIN 338 F3  10,25 mm</text:p>
          </table:table-cell>
          <table:table-cell office:value-type="float" office:value="4609.08388395">
            <text:p>4609.0838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3.0">
            <text:p>614153.0</text:p>
          </table:table-cell>
          <table:table-cell office:value-type="string" office:value="Mecha HSS DIN 338 F3  10,50 mm">
            <text:p>Mecha HSS DIN 338 F3  10,50 mm</text:p>
          </table:table-cell>
          <table:table-cell office:value-type="float" office:value="5024.490133949992">
            <text:p>5024.4901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4.0">
            <text:p>614154.0</text:p>
          </table:table-cell>
          <table:table-cell office:value-type="string" office:value="Mecha HSS DIN 338 F3  10,75 mm">
            <text:p>Mecha HSS DIN 338 F3  10,75 mm</text:p>
          </table:table-cell>
          <table:table-cell office:value-type="float" office:value="5273.733883949993">
            <text:p>5273.73388394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5.0">
            <text:p>614155.0</text:p>
          </table:table-cell>
          <table:table-cell office:value-type="string" office:value="Mecha HSS DIN 338 F3  11,0 mm">
            <text:p>Mecha HSS DIN 338 F3  11,0 mm</text:p>
          </table:table-cell>
          <table:table-cell office:value-type="float" office:value="5748.483883950001">
            <text:p>5748.48388395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6.0">
            <text:p>614156.0</text:p>
          </table:table-cell>
          <table:table-cell office:value-type="string" office:value="Mecha HSS DIN 338 F3  11,25 mm">
            <text:p>Mecha HSS DIN 338 F3  11,25 mm</text:p>
          </table:table-cell>
          <table:table-cell office:value-type="float" office:value="5760.352633949992">
            <text:p>5760.35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7.0">
            <text:p>614157.0</text:p>
          </table:table-cell>
          <table:table-cell office:value-type="string" office:value="Mecha HSS DIN 338 F3  11,50 mm">
            <text:p>Mecha HSS DIN 338 F3  11,50 mm</text:p>
          </table:table-cell>
          <table:table-cell office:value-type="float" office:value="6235.10263395">
            <text:p>6235.102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8.0">
            <text:p>614158.0</text:p>
          </table:table-cell>
          <table:table-cell office:value-type="string" office:value="Mecha HSS DIN 338 F3  11,75 mm">
            <text:p>Mecha HSS DIN 338 F3  11,75 mm</text:p>
          </table:table-cell>
          <table:table-cell office:value-type="float" office:value="6246.97138395">
            <text:p>6246.9713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59.0">
            <text:p>614159.0</text:p>
          </table:table-cell>
          <table:table-cell office:value-type="string" office:value="Mecha HSS DIN 338 F3  12,0 mm">
            <text:p>Mecha HSS DIN 338 F3  12,0 mm</text:p>
          </table:table-cell>
          <table:table-cell office:value-type="float" office:value="6959.096383949993">
            <text:p>6959.09638394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0.0">
            <text:p>614160.0</text:p>
          </table:table-cell>
          <table:table-cell office:value-type="string" office:value="Mecha HSS DIN 338 F3  12,25 mm">
            <text:p>Mecha HSS DIN 338 F3  12,25 mm</text:p>
          </table:table-cell>
          <table:table-cell office:value-type="float" office:value="6970.965133949992">
            <text:p>6970.9651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1.0">
            <text:p>614161.0</text:p>
          </table:table-cell>
          <table:table-cell office:value-type="string" office:value="Mecha HSS DIN 338 F3  12,50 mm">
            <text:p>Mecha HSS DIN 338 F3  12,50 mm</text:p>
          </table:table-cell>
          <table:table-cell office:value-type="float" office:value="7564.402633949992">
            <text:p>7564.40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2.0">
            <text:p>614162.0</text:p>
          </table:table-cell>
          <table:table-cell office:value-type="string" office:value="Mecha HSS 338 red.9.5 F3 13.0 mm">
            <text:p>Mecha HSS 338 red.9.5 F3 13.0 mm</text:p>
          </table:table-cell>
          <table:table-cell office:value-type="float" office:value="11730.333883949921">
            <text:p>11730.33388394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3.0">
            <text:p>614163.0</text:p>
          </table:table-cell>
          <table:table-cell office:value-type="string" office:value="Mecha HSS 338 red.9.5 F3 13.50 mm">
            <text:p>Mecha HSS 338 red.9.5 F3 13.50 mm</text:p>
          </table:table-cell>
          <table:table-cell office:value-type="float" office:value="15326.56513394992">
            <text:p>15326.565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4.0">
            <text:p>614164.0</text:p>
          </table:table-cell>
          <table:table-cell office:value-type="string" office:value="Mecha HSS 338 red.9.5 F3 14.0 mm">
            <text:p>Mecha HSS 338 red.9.5 F3 14.0 mm</text:p>
          </table:table-cell>
          <table:table-cell office:value-type="float" office:value="16276.06513394992">
            <text:p>16276.065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5.0">
            <text:p>614165.0</text:p>
          </table:table-cell>
          <table:table-cell office:value-type="string" office:value="Mecha HSS 338 red.9.5 F3 14.50 mm">
            <text:p>Mecha HSS 338 red.9.5 F3 14.50 mm</text:p>
          </table:table-cell>
          <table:table-cell office:value-type="float" office:value="17700.31513394992">
            <text:p>17700.315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6.0">
            <text:p>614166.0</text:p>
          </table:table-cell>
          <table:table-cell office:value-type="string" office:value="Mecha HSS 338 red.9.5 F3 15.0 mm">
            <text:p>Mecha HSS 338 red.9.5 F3 15.0 mm</text:p>
          </table:table-cell>
          <table:table-cell office:value-type="float" office:value="18412.44013394992">
            <text:p>18412.440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7.0">
            <text:p>614167.0</text:p>
          </table:table-cell>
          <table:table-cell office:value-type="string" office:value="Mecha HSS 338 red.9.5 F3 15.50 mm">
            <text:p>Mecha HSS 338 red.9.5 F3 15.50 mm</text:p>
          </table:table-cell>
          <table:table-cell office:value-type="float" office:value="21023.565133950004">
            <text:p>21023.56513395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8.0">
            <text:p>614168.0</text:p>
          </table:table-cell>
          <table:table-cell office:value-type="string" office:value="Mecha HSS 338 red.9.5 F3 16.0 mm">
            <text:p>Mecha HSS 338 red.9.5 F3 16.0 mm</text:p>
          </table:table-cell>
          <table:table-cell office:value-type="float" office:value="21854.37763394992">
            <text:p>21854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69.0">
            <text:p>614169.0</text:p>
          </table:table-cell>
          <table:table-cell office:value-type="string" office:value="Mecha HSS 338 red.9.5 F3 16.50 mm">
            <text:p>Mecha HSS 338 red.9.5 F3 16.50 mm</text:p>
          </table:table-cell>
          <table:table-cell office:value-type="float" office:value="28263.50263395">
            <text:p>28263.502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70.0">
            <text:p>614170.0</text:p>
          </table:table-cell>
          <table:table-cell office:value-type="string" office:value="Mecha HSS 338 red.9.5 F3 17.0 mm">
            <text:p>Mecha HSS 338 red.9.5 F3 17.0 mm</text:p>
          </table:table-cell>
          <table:table-cell office:value-type="float" office:value="31824.12763395">
            <text:p>31824.127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0.0">
            <text:p>616780.0</text:p>
          </table:table-cell>
          <table:table-cell office:value-type="string" office:value="PO 50 DUOPOWER 6+TMF 4.5x35">
            <text:p>PO 50 DUOPOWER 6+TMF 4.5x35</text:p>
          </table:table-cell>
          <table:table-cell office:value-type="float" office:value="142.425">
            <text:p>142.4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1.0">
            <text:p>616781.0</text:p>
          </table:table-cell>
          <table:table-cell office:value-type="string" office:value="PO 50 DUOPOWER 8+TMF 5x45">
            <text:p>PO 50 DUOPOWER 8+TMF 5x45</text:p>
          </table:table-cell>
          <table:table-cell office:value-type="float" office:value="189.9">
            <text:p>189.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9.0">
            <text:p>616769.0</text:p>
          </table:table-cell>
          <table:table-cell office:value-type="string" office:value="PO 20 DUOPOWER 10+TMF 6x60">
            <text:p>PO 20 DUOPOWER 10+TMF 6x60</text:p>
          </table:table-cell>
          <table:table-cell office:value-type="float" office:value="415.40625">
            <text:p>415.4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91.0">
            <text:p>616791.0</text:p>
          </table:table-cell>
          <table:table-cell office:value-type="string" office:value="PO KIT TV/SPLIT 4 DUOPOWER 8X65 + TMF5X70">
            <text:p>PO KIT TV/SPLIT 4 DUOPOWER 8X65 + TMF5X70</text:p>
          </table:table-cell>
          <table:table-cell office:value-type="float" office:value="498.4875">
            <text:p>498.4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8.0">
            <text:p>616768.0</text:p>
          </table:table-cell>
          <table:table-cell office:value-type="string" office:value="PO 100 TACOS SX6+TMF4.5x35">
            <text:p>PO 100 TACOS SX6+TMF4.5x35</text:p>
          </table:table-cell>
          <table:table-cell office:value-type="float" office:value="70.63279944159808">
            <text:p>70.63279944159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7.0">
            <text:p>616787.0</text:p>
          </table:table-cell>
          <table:table-cell office:value-type="string" office:value="PO 60 TACOS SX8+TMF5x45">
            <text:p>PO 60 TACOS SX8+TMF5x45</text:p>
          </table:table-cell>
          <table:table-cell office:value-type="float" office:value="128.38719156444878">
            <text:p>128.387191564448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2.0">
            <text:p>616762.0</text:p>
          </table:table-cell>
          <table:table-cell office:value-type="string" office:value="PO 10 TACOS SX10+TIRAF 1/4X2 1/4">
            <text:p>PO 10 TACOS SX10+TIRAF 1/4X2 1/4</text:p>
          </table:table-cell>
          <table:table-cell office:value-type="float" office:value="415.40625">
            <text:p>415.4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5.0">
            <text:p>616765.0</text:p>
          </table:table-cell>
          <table:table-cell office:value-type="string" office:value="PO 100 S6">
            <text:p>PO 100 S6</text:p>
          </table:table-cell>
          <table:table-cell office:value-type="float" office:value="16.61625">
            <text:p>16.61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6.0">
            <text:p>616766.0</text:p>
          </table:table-cell>
          <table:table-cell office:value-type="string" office:value="PO 100 S8">
            <text:p>PO 100 S8</text:p>
          </table:table-cell>
          <table:table-cell office:value-type="float" office:value="30.85875">
            <text:p>30.85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3.0">
            <text:p>616783.0</text:p>
          </table:table-cell>
          <table:table-cell office:value-type="string" office:value="PO 50 S10">
            <text:p>PO 50 S10</text:p>
          </table:table-cell>
          <table:table-cell office:value-type="float" office:value="55.783125">
            <text:p>55.783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2.0">
            <text:p>616772.0</text:p>
          </table:table-cell>
          <table:table-cell office:value-type="string" office:value="PO 25 S12">
            <text:p>PO 25 S12</text:p>
          </table:table-cell>
          <table:table-cell office:value-type="float" office:value="91.389375">
            <text:p>91.389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3.0">
            <text:p>616763.0</text:p>
          </table:table-cell>
          <table:table-cell office:value-type="string" office:value="PO 100 S5 + TMF3.5x30">
            <text:p>PO 100 S5 + TMF3.5x30</text:p>
          </table:table-cell>
          <table:table-cell office:value-type="float" office:value="32.04562499999992">
            <text:p>32.045624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4.0">
            <text:p>616784.0</text:p>
          </table:table-cell>
          <table:table-cell office:value-type="string" office:value="PO 50 S6 + TMF4.5x35">
            <text:p>PO 50 S6 + TMF4.5x35</text:p>
          </table:table-cell>
          <table:table-cell office:value-type="float" office:value="52.91210011004617">
            <text:p>52.912100110046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5.0">
            <text:p>616785.0</text:p>
          </table:table-cell>
          <table:table-cell office:value-type="string" office:value="PO 50 S8 + TMF5x45">
            <text:p>PO 50 S8 + TMF5x45</text:p>
          </table:table-cell>
          <table:table-cell office:value-type="float" office:value="94.85575910697041">
            <text:p>94.855759106970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4.0">
            <text:p>616774.0</text:p>
          </table:table-cell>
          <table:table-cell office:value-type="string" office:value="PO 30 S10 + TMF6x60">
            <text:p>PO 30 S10 + TMF6x60</text:p>
          </table:table-cell>
          <table:table-cell office:value-type="float" office:value="149.831102756504">
            <text:p>149.8311027565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7.0">
            <text:p>616767.0</text:p>
          </table:table-cell>
          <table:table-cell office:value-type="string" office:value="PO 100 SA6 + TMF4.5X35">
            <text:p>PO 100 SA6 + TMF4.5X35</text:p>
          </table:table-cell>
          <table:table-cell office:value-type="float" office:value="51.035625">
            <text:p>51.035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6.0">
            <text:p>616786.0</text:p>
          </table:table-cell>
          <table:table-cell office:value-type="string" office:value="PO 50 SA8 + TMF5X45">
            <text:p>PO 50 SA8 + TMF5X45</text:p>
          </table:table-cell>
          <table:table-cell office:value-type="float" office:value="96.136875">
            <text:p>96.136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92.0">
            <text:p>616792.0</text:p>
          </table:table-cell>
          <table:table-cell office:value-type="string" office:value="PO 100 S6C">
            <text:p>PO 100 S6C</text:p>
          </table:table-cell>
          <table:table-cell office:value-type="float" office:value="53.409375000000004">
            <text:p>53.409375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93.0">
            <text:p>616793.0</text:p>
          </table:table-cell>
          <table:table-cell office:value-type="string" office:value="PO 50 S8C">
            <text:p>PO 50 S8C</text:p>
          </table:table-cell>
          <table:table-cell office:value-type="float" office:value="117.500625">
            <text:p>117.50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0.0">
            <text:p>616770.0</text:p>
          </table:table-cell>
          <table:table-cell office:value-type="string" office:value="PO 25 DUOBLADE+ TMF4.5X40">
            <text:p>PO 25 DUOBLADE+ TMF4.5X40</text:p>
          </table:table-cell>
          <table:table-cell office:value-type="float" office:value="1044.45">
            <text:p>1044.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1.0">
            <text:p>616771.0</text:p>
          </table:table-cell>
          <table:table-cell office:value-type="string" office:value="PO 25 TACOS GKA+TMF4X25">
            <text:p>PO 25 TACOS GKA+TMF4X25</text:p>
          </table:table-cell>
          <table:table-cell office:value-type="float" office:value="117.59750852656242">
            <text:p>117.597508526562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0.0">
            <text:p>616760.0</text:p>
          </table:table-cell>
          <table:table-cell office:value-type="string" office:value="PO 10 FFS 7.5 X 102">
            <text:p>PO 10 FFS 7.5 X 102</text:p>
          </table:table-cell>
          <table:table-cell office:value-type="float" office:value="686.9202723889416">
            <text:p>686.92027238894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1.0">
            <text:p>616761.0</text:p>
          </table:table-cell>
          <table:table-cell office:value-type="string" office:value="PO 10 FFS 7.5 X 82">
            <text:p>PO 10 FFS 7.5 X 82</text:p>
          </table:table-cell>
          <table:table-cell office:value-type="float" office:value="557.9797105522616">
            <text:p>557.97971055226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64.0">
            <text:p>616764.0</text:p>
          </table:table-cell>
          <table:table-cell office:value-type="string" office:value="PO 100 TACOS METAL. IM 1/4">
            <text:p>PO 100 TACOS METAL. IM 1/4</text:p>
          </table:table-cell>
          <table:table-cell office:value-type="float" office:value="451.40861485652243">
            <text:p>451.408614856522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8.0">
            <text:p>616788.0</text:p>
          </table:table-cell>
          <table:table-cell office:value-type="string" office:value="PO 75 TACOS METAL. IM 5/16">
            <text:p>PO 75 TACOS METAL. IM 5/16</text:p>
          </table:table-cell>
          <table:table-cell office:value-type="float" office:value="646.7440910827424">
            <text:p>646.74409108274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2.0">
            <text:p>616782.0</text:p>
          </table:table-cell>
          <table:table-cell office:value-type="string" office:value="PO 50 TACOS METAL. IM 3/8">
            <text:p>PO 50 TACOS METAL. IM 3/8</text:p>
          </table:table-cell>
          <table:table-cell office:value-type="float" office:value="1004.55844478064">
            <text:p>1004.558444780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3.0">
            <text:p>616773.0</text:p>
          </table:table-cell>
          <table:table-cell office:value-type="string" office:value="PO 30 TACOS METAL. IM 1/2">
            <text:p>PO 30 TACOS METAL. IM 1/2</text:p>
          </table:table-cell>
          <table:table-cell office:value-type="float" office:value="1872.414">
            <text:p>1872.4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8.0">
            <text:p>616778.0</text:p>
          </table:table-cell>
          <table:table-cell office:value-type="string" office:value="PO 4 PERNOS FWA 8X80">
            <text:p>PO 4 PERNOS FWA 8X80</text:p>
          </table:table-cell>
          <table:table-cell office:value-type="float" office:value="1379.1095845133202">
            <text:p>1379.10958451332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6.0">
            <text:p>616776.0</text:p>
          </table:table-cell>
          <table:table-cell office:value-type="string" office:value="PO 4 PERNOS FWA 10X95">
            <text:p>PO 4 PERNOS FWA 10X95</text:p>
          </table:table-cell>
          <table:table-cell office:value-type="float" office:value="2066.112">
            <text:p>2066.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7.0">
            <text:p>616777.0</text:p>
          </table:table-cell>
          <table:table-cell office:value-type="string" office:value="PO 4 PERNOS FWA 12X100">
            <text:p>PO 4 PERNOS FWA 12X100</text:p>
          </table:table-cell>
          <table:table-cell office:value-type="float" office:value="2656.379759281976">
            <text:p>2656.3797592819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31.0">
            <text:p>616331.0</text:p>
          </table:table-cell>
          <table:table-cell office:value-type="string" office:value="BST 4 DUOPOWER 6+TMF4.5x35">
            <text:p>BST 4 DUOPOWER 6+TMF4.5x35</text:p>
          </table:table-cell>
          <table:table-cell office:value-type="float" office:value="344.1937499999992">
            <text:p>344.19374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22.0">
            <text:p>616922.0</text:p>
          </table:table-cell>
          <table:table-cell office:value-type="string" office:value="BST 10 DUOPOWER 6+TMF4.5x35">
            <text:p>BST 10 DUOPOWER 6+TMF4.5x35</text:p>
          </table:table-cell>
          <table:table-cell office:value-type="float" office:value="237.375">
            <text:p>237.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0.0">
            <text:p>616320.0</text:p>
          </table:table-cell>
          <table:table-cell office:value-type="string" office:value="BST 30 DUOPOWER 6+TMF4.5x35">
            <text:p>BST 30 DUOPOWER 6+TMF4.5x35</text:p>
          </table:table-cell>
          <table:table-cell office:value-type="float" office:value="154.29375000000002">
            <text:p>154.29375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32.0">
            <text:p>616332.0</text:p>
          </table:table-cell>
          <table:table-cell office:value-type="string" office:value="BST 4 DUOPOWER 8+TMF5x45">
            <text:p>BST 4 DUOPOWER 8+TMF5x45</text:p>
          </table:table-cell>
          <table:table-cell office:value-type="float" office:value="403.5375">
            <text:p>403.5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23.0">
            <text:p>616923.0</text:p>
          </table:table-cell>
          <table:table-cell office:value-type="string" office:value="BST 10 DUOPOWER 8+TMF5x45">
            <text:p>BST 10 DUOPOWER 8+TMF5x45</text:p>
          </table:table-cell>
          <table:table-cell office:value-type="float" office:value="308.58750000000003">
            <text:p>308.5875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6.0">
            <text:p>616316.0</text:p>
          </table:table-cell>
          <table:table-cell office:value-type="string" office:value="BST 25 DUOPOWER 8+TMF5x45">
            <text:p>BST 25 DUOPOWER 8+TMF5x45</text:p>
          </table:table-cell>
          <table:table-cell office:value-type="float" office:value="261.1125">
            <text:p>261.1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24.0">
            <text:p>616924.0</text:p>
          </table:table-cell>
          <table:table-cell office:value-type="string" office:value="BST 4 DUOPOWER 10+TMF6x60">
            <text:p>BST 4 DUOPOWER 10+TMF6x60</text:p>
          </table:table-cell>
          <table:table-cell office:value-type="float" office:value="593.4375">
            <text:p>593.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3.0">
            <text:p>616303.0</text:p>
          </table:table-cell>
          <table:table-cell office:value-type="string" office:value="BST 10 DUOPOWER 10+TMF6x60">
            <text:p>BST 10 DUOPOWER 10+TMF6x60</text:p>
          </table:table-cell>
          <table:table-cell office:value-type="float" office:value="451.01250000000005">
            <text:p>451.0125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6.0">
            <text:p>616326.0</text:p>
          </table:table-cell>
          <table:table-cell office:value-type="string" office:value="BST 4 DUOPOWER 10X80 +TIRAFONDO">
            <text:p>BST 4 DUOPOWER 10X80 +TIRAFONDO</text:p>
          </table:table-cell>
          <table:table-cell office:value-type="float" office:value="1008.84375">
            <text:p>1008.8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3.0">
            <text:p>616313.0</text:p>
          </table:table-cell>
          <table:table-cell office:value-type="string" office:value="BST 12 DUOPOWER 6+TMF4.5x35+ WHS">
            <text:p>BST 12 DUOPOWER 6+TMF4.5x35+ WHS</text:p>
          </table:table-cell>
          <table:table-cell office:value-type="float" office:value="332.32500000000005">
            <text:p>332.325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64.0">
            <text:p>616364.0</text:p>
          </table:table-cell>
          <table:table-cell office:value-type="string" office:value="BST 8 DUOPOWER 8+TMF5x45+ WHS">
            <text:p>BST 8 DUOPOWER 8+TMF5x45+ WHS</text:p>
          </table:table-cell>
          <table:table-cell office:value-type="float" office:value="569.7">
            <text:p>569.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5.0">
            <text:p>616325.0</text:p>
          </table:table-cell>
          <table:table-cell office:value-type="string" office:value="BST 4 DUOPOWER 10+TMF6x60+ WHS">
            <text:p>BST 4 DUOPOWER 10+TMF6x60+ WHS</text:p>
          </table:table-cell>
          <table:table-cell office:value-type="float" office:value="1198.74375">
            <text:p>1198.7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89.0">
            <text:p>616789.0</text:p>
          </table:table-cell>
          <table:table-cell office:value-type="string" office:value="BST KIT SANITARIOS 8X70 C/ DUOPOWER">
            <text:p>BST KIT SANITARIOS 8X70 C/ DUOPOWER</text:p>
          </table:table-cell>
          <table:table-cell office:value-type="float" office:value="1068.1875">
            <text:p>1068.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52.0">
            <text:p>616352.0</text:p>
          </table:table-cell>
          <table:table-cell office:value-type="string" office:value="BST 4 TACOS SX6+TMF4.5x35">
            <text:p>BST 4 TACOS SX6+TMF4.5x35</text:p>
          </table:table-cell>
          <table:table-cell office:value-type="float" office:value="290.784375">
            <text:p>290.78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50.0">
            <text:p>616850.0</text:p>
          </table:table-cell>
          <table:table-cell office:value-type="string" office:value="BST 10 TACOS SX6+TMF4.5x35">
            <text:p>BST 10 TACOS SX6+TMF4.5x35</text:p>
          </table:table-cell>
          <table:table-cell office:value-type="float" office:value="168.53625">
            <text:p>168.53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4.0">
            <text:p>616324.0</text:p>
          </table:table-cell>
          <table:table-cell office:value-type="string" office:value="BST 30 TACOS SX6+TMF4.5x35">
            <text:p>BST 30 TACOS SX6+TMF4.5x35</text:p>
          </table:table-cell>
          <table:table-cell office:value-type="float" office:value="95.3503961910776">
            <text:p>95.35039619107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53.0">
            <text:p>616353.0</text:p>
          </table:table-cell>
          <table:table-cell office:value-type="string" office:value="BST 4 TACOS SX8+TMF5x45">
            <text:p>BST 4 TACOS SX8+TMF5x45</text:p>
          </table:table-cell>
          <table:table-cell office:value-type="float" office:value="338.2593749999992">
            <text:p>338.259374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0.0">
            <text:p>616310.0</text:p>
          </table:table-cell>
          <table:table-cell office:value-type="string" office:value="BST 10 TACOS SX8+TMF5x45">
            <text:p>BST 10 TACOS SX8+TMF5x45</text:p>
          </table:table-cell>
          <table:table-cell office:value-type="float" office:value="220.7004441815408">
            <text:p>220.70044418154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9.0">
            <text:p>616319.0</text:p>
          </table:table-cell>
          <table:table-cell office:value-type="string" office:value="BST 25 TACOS SX8+TMF5x45">
            <text:p>BST 25 TACOS SX8+TMF5x45</text:p>
          </table:table-cell>
          <table:table-cell office:value-type="float" office:value="161.41500000000002">
            <text:p>161.415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62.0">
            <text:p>616862.0</text:p>
          </table:table-cell>
          <table:table-cell office:value-type="string" office:value="BST 4 TACOS SX10+TMF6x60">
            <text:p>BST 4 TACOS SX10+TMF6x60</text:p>
          </table:table-cell>
          <table:table-cell office:value-type="float" office:value="427.27500000000003">
            <text:p>427.275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64.0">
            <text:p>616864.0</text:p>
          </table:table-cell>
          <table:table-cell office:value-type="string" office:value="BST 10 TACOS SX10+TMF6x60">
            <text:p>BST 10 TACOS SX10+TMF6x60</text:p>
          </table:table-cell>
          <table:table-cell office:value-type="float" office:value="302.653125">
            <text:p>302.653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9.0">
            <text:p>616899.0</text:p>
          </table:table-cell>
          <table:table-cell office:value-type="string" office:value="BST 5 TACOS SX5+P1/5">
            <text:p>BST 5 TACOS SX5+P1/5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00.0">
            <text:p>616900.0</text:p>
          </table:table-cell>
          <table:table-cell office:value-type="string" office:value="BST 5 TACOS SX5+P2/5">
            <text:p>BST 5 TACOS SX5+P2/5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01.0">
            <text:p>616901.0</text:p>
          </table:table-cell>
          <table:table-cell office:value-type="string" office:value="BST 5 TACOS SX5+P3/5">
            <text:p>BST 5 TACOS SX5+P3/5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3.0">
            <text:p>616893.0</text:p>
          </table:table-cell>
          <table:table-cell office:value-type="string" office:value="BST 4 TACOS SX6+P1/6">
            <text:p>BST 4 TACOS SX6+P1/6</text:p>
          </table:table-cell>
          <table:table-cell office:value-type="float" office:value="297.9056249999992">
            <text:p>297.905624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4.0">
            <text:p>616894.0</text:p>
          </table:table-cell>
          <table:table-cell office:value-type="string" office:value="BST 4 TACOS SX6+P2/6">
            <text:p>BST 4 TACOS SX6+P2/6</text:p>
          </table:table-cell>
          <table:table-cell office:value-type="float" office:value="299.09249999999923">
            <text:p>299.09249999999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5.0">
            <text:p>616895.0</text:p>
          </table:table-cell>
          <table:table-cell office:value-type="string" office:value="BST 4 TACOS SX6+P3/6">
            <text:p>BST 4 TACOS SX6+P3/6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6.0">
            <text:p>616896.0</text:p>
          </table:table-cell>
          <table:table-cell office:value-type="string" office:value="BST 3 TACOS SX8+P1/8">
            <text:p>BST 3 TACOS SX8+P1/8</text:p>
          </table:table-cell>
          <table:table-cell office:value-type="float" office:value="429.6487499999992">
            <text:p>429.64874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7.0">
            <text:p>616897.0</text:p>
          </table:table-cell>
          <table:table-cell office:value-type="string" office:value="BST 3 TACOS SX8+P2/8">
            <text:p>BST 3 TACOS SX8+P2/8</text:p>
          </table:table-cell>
          <table:table-cell office:value-type="float" office:value="427.27500000000003">
            <text:p>427.275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98.0">
            <text:p>616898.0</text:p>
          </table:table-cell>
          <table:table-cell office:value-type="string" office:value="BST 3 TACOS SX8+P3/8">
            <text:p>BST 3 TACOS SX8+P3/8</text:p>
          </table:table-cell>
          <table:table-cell office:value-type="float" office:value="432.02249999999924">
            <text:p>432.022499999999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5.0">
            <text:p>616315.0</text:p>
          </table:table-cell>
          <table:table-cell office:value-type="string" office:value="BST 20 TACOS SX6+TMF4.5x35+ WHS">
            <text:p>BST 20 TACOS SX6+TMF4.5x35+ WHS</text:p>
          </table:table-cell>
          <table:table-cell office:value-type="float" office:value="166.16250000000002">
            <text:p>166.1625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1.0">
            <text:p>616311.0</text:p>
          </table:table-cell>
          <table:table-cell office:value-type="string" office:value="BST 10 TACOS SX8+TMF5x45+ WHS">
            <text:p>BST 10 TACOS SX8+TMF5x45+ WHS</text:p>
          </table:table-cell>
          <table:table-cell office:value-type="float" office:value="453.4294954375608">
            <text:p>453.4294954375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63.0">
            <text:p>616363.0</text:p>
          </table:table-cell>
          <table:table-cell office:value-type="string" office:value="BST 6 TACOS SX10+TMF6x60+ WHS">
            <text:p>BST 6 TACOS SX10+TMF6x60+ WHS</text:p>
          </table:table-cell>
          <table:table-cell office:value-type="float" office:value="846.265580477232">
            <text:p>846.265580477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9.0">
            <text:p>616779.0</text:p>
          </table:table-cell>
          <table:table-cell office:value-type="string" office:value="BST 4 TACOS SXRL 10X80 +TIRAF 7X85">
            <text:p>BST 4 TACOS SXRL 10X80 +TIRAF 7X85</text:p>
          </table:table-cell>
          <table:table-cell office:value-type="float" office:value="2734.56">
            <text:p>2734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02.0">
            <text:p>616902.0</text:p>
          </table:table-cell>
          <table:table-cell office:value-type="string" office:value="BST 10 TACOS S5+TMF3.5x30">
            <text:p>BST 10 TACOS S5+TMF3.5x30</text:p>
          </table:table-cell>
          <table:table-cell office:value-type="float" office:value="118.6875">
            <text:p>118.6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41.0">
            <text:p>616341.0</text:p>
          </table:table-cell>
          <table:table-cell office:value-type="string" office:value="BST 4 TACOS S6+TMF4.5x35">
            <text:p>BST 4 TACOS S6+TMF4.5x35</text:p>
          </table:table-cell>
          <table:table-cell office:value-type="float" office:value="194.31781927989522">
            <text:p>194.317819279895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5.0">
            <text:p>616305.0</text:p>
          </table:table-cell>
          <table:table-cell office:value-type="string" office:value="BST 10 TACOS S6+TMF4.5x35">
            <text:p>BST 10 TACOS S6+TMF4.5x35</text:p>
          </table:table-cell>
          <table:table-cell office:value-type="float" office:value="152.0013089204408">
            <text:p>152.00130892044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1.0">
            <text:p>616321.0</text:p>
          </table:table-cell>
          <table:table-cell office:value-type="string" office:value="BST 30 TACOS S6+TMF4.5x35">
            <text:p>BST 30 TACOS S6+TMF4.5x35</text:p>
          </table:table-cell>
          <table:table-cell office:value-type="float" office:value="90.78405175521522">
            <text:p>90.784051755215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904.0">
            <text:p>616904.0</text:p>
          </table:table-cell>
          <table:table-cell office:value-type="string" office:value="BST 4 TACOS S8+TMF5x45">
            <text:p>BST 4 TACOS S8+TMF5x45</text:p>
          </table:table-cell>
          <table:table-cell office:value-type="float" office:value="332.32500000000005">
            <text:p>332.325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6.0">
            <text:p>616306.0</text:p>
          </table:table-cell>
          <table:table-cell office:value-type="string" office:value="BST 10 TACOS S8+TMF5x45">
            <text:p>BST 10 TACOS S8+TMF5x45</text:p>
          </table:table-cell>
          <table:table-cell office:value-type="float" office:value="201.76875">
            <text:p>201.76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7.0">
            <text:p>616317.0</text:p>
          </table:table-cell>
          <table:table-cell office:value-type="string" office:value="BST 25 TACOS S8+TMF5x45">
            <text:p>BST 25 TACOS S8+TMF5x45</text:p>
          </table:table-cell>
          <table:table-cell office:value-type="float" office:value="154.094642583808">
            <text:p>154.094642583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460.0">
            <text:p>616460.0</text:p>
          </table:table-cell>
          <table:table-cell office:value-type="string" office:value="BST 4 TACOS S10+TMF6x60">
            <text:p>BST 4 TACOS S10+TMF6x60</text:p>
          </table:table-cell>
          <table:table-cell office:value-type="float" office:value="403.5375">
            <text:p>403.5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4.0">
            <text:p>616304.0</text:p>
          </table:table-cell>
          <table:table-cell office:value-type="string" office:value="BST 10 TACOS S10+TMF6x60">
            <text:p>BST 10 TACOS S10+TMF6x60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42.0">
            <text:p>616342.0</text:p>
          </table:table-cell>
          <table:table-cell office:value-type="string" office:value="BST 4 TACOS SA5+TMF3.5x30">
            <text:p>BST 4 TACOS SA5+TMF3.5x30</text:p>
          </table:table-cell>
          <table:table-cell office:value-type="float" office:value="237.375">
            <text:p>237.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8.0">
            <text:p>616308.0</text:p>
          </table:table-cell>
          <table:table-cell office:value-type="string" office:value="BST 10 TACOS SA5+TMF3.5x30">
            <text:p>BST 10 TACOS SA5+TMF3.5x30</text:p>
          </table:table-cell>
          <table:table-cell office:value-type="float" office:value="124.621875">
            <text:p>124.62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43.0">
            <text:p>616343.0</text:p>
          </table:table-cell>
          <table:table-cell office:value-type="string" office:value="BST 4 TACOS SA6+TMF4.5x35">
            <text:p>BST 4 TACOS SA6+TMF4.5x35</text:p>
          </table:table-cell>
          <table:table-cell office:value-type="float" office:value="284.85">
            <text:p>284.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66.0">
            <text:p>616366.0</text:p>
          </table:table-cell>
          <table:table-cell office:value-type="string" office:value="BST 10 TACOS SA6+TMF4.5x35">
            <text:p>BST 10 TACOS SA6+TMF4.5x35</text:p>
          </table:table-cell>
          <table:table-cell office:value-type="float" office:value="153.3611872099616">
            <text:p>153.36118720996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2.0">
            <text:p>616322.0</text:p>
          </table:table-cell>
          <table:table-cell office:value-type="string" office:value="BST 30 TACOS SA6+TMF4.5x35">
            <text:p>BST 30 TACOS SA6+TMF4.5x35</text:p>
          </table:table-cell>
          <table:table-cell office:value-type="float" office:value="92.5762499999992">
            <text:p>92.576249999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51.0">
            <text:p>616351.0</text:p>
          </table:table-cell>
          <table:table-cell office:value-type="string" office:value="BST 4 TACOS SA8+TMF5x45">
            <text:p>BST 4 TACOS SA8+TMF5x45</text:p>
          </table:table-cell>
          <table:table-cell office:value-type="float" office:value="332.32500000000005">
            <text:p>332.325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9.0">
            <text:p>616309.0</text:p>
          </table:table-cell>
          <table:table-cell office:value-type="string" office:value="BST 10 TACOS SA8+TMF5x45">
            <text:p>BST 10 TACOS SA8+TMF5x45</text:p>
          </table:table-cell>
          <table:table-cell office:value-type="float" office:value="201.76875">
            <text:p>201.76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8.0">
            <text:p>616318.0</text:p>
          </table:table-cell>
          <table:table-cell office:value-type="string" office:value="BST 25 TACOS SA8+TMF5x45">
            <text:p>BST 25 TACOS SA8+TMF5x45</text:p>
          </table:table-cell>
          <table:table-cell office:value-type="float" office:value="160.228125">
            <text:p>160.228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169.0">
            <text:p>616169.0</text:p>
          </table:table-cell>
          <table:table-cell office:value-type="string" office:value="BST 4 TACOS SA10+TMF 6x60">
            <text:p>BST 4 TACOS SA10+TMF 6x60</text:p>
          </table:table-cell>
          <table:table-cell office:value-type="float" office:value="409.471875">
            <text:p>409.4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7.0">
            <text:p>616307.0</text:p>
          </table:table-cell>
          <table:table-cell office:value-type="string" office:value="BST 10 TACOS SA10+TMF 6x60">
            <text:p>BST 10 TACOS SA10+TMF 6x60</text:p>
          </table:table-cell>
          <table:table-cell office:value-type="float" office:value="261.1125">
            <text:p>261.1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68.0">
            <text:p>616868.0</text:p>
          </table:table-cell>
          <table:table-cell office:value-type="string" office:value="BST 2 SA12+TIRAF 5/16X2-1/2">
            <text:p>BST 2 SA12+TIRAF 5/16X2-1/2</text:p>
          </table:table-cell>
          <table:table-cell office:value-type="float" office:value="928.733507583632">
            <text:p>928.7335075836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62.0">
            <text:p>616362.0</text:p>
          </table:table-cell>
          <table:table-cell office:value-type="string" office:value="BST 50 TACOS SA6">
            <text:p>BST 50 TACOS SA6</text:p>
          </table:table-cell>
          <table:table-cell office:value-type="float" office:value="33.43815992419104">
            <text:p>33.438159924191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23.0">
            <text:p>616323.0</text:p>
          </table:table-cell>
          <table:table-cell office:value-type="string" office:value="BST 30 TACOS SA8">
            <text:p>BST 30 TACOS SA8</text:p>
          </table:table-cell>
          <table:table-cell office:value-type="float" office:value="64.3363180355188">
            <text:p>64.33631803551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14.0">
            <text:p>616314.0</text:p>
          </table:table-cell>
          <table:table-cell office:value-type="string" office:value="BST 2 DUOBLADE+ TMF 4.5X40">
            <text:p>BST 2 DUOBLADE+ TMF 4.5X40</text:p>
          </table:table-cell>
          <table:table-cell office:value-type="float" office:value="1542.9375">
            <text:p>1542.9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02.0">
            <text:p>616302.0</text:p>
          </table:table-cell>
          <table:table-cell office:value-type="string" office:value="BST 10 DUOBLADE+ TMF 4.5X40">
            <text:p>BST 10 DUOBLADE+ TMF 4.5X40</text:p>
          </table:table-cell>
          <table:table-cell office:value-type="float" office:value="1186.875">
            <text:p>1186.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775.0">
            <text:p>616775.0</text:p>
          </table:table-cell>
          <table:table-cell office:value-type="string" office:value="BST 4 DUOTEC 10 + TMF">
            <text:p>BST 4 DUOTEC 10 + TMF</text:p>
          </table:table-cell>
          <table:table-cell office:value-type="float" office:value="2611.125">
            <text:p>2611.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361.0">
            <text:p>616361.0</text:p>
          </table:table-cell>
          <table:table-cell office:value-type="string" office:value="BST 5 TACOS GKA+TMF4X25">
            <text:p>BST 5 TACOS GKA+TMF4X25</text:p>
          </table:table-cell>
          <table:table-cell office:value-type="float" office:value="255.88364028103044">
            <text:p>255.883640281030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2.0">
            <text:p>616882.0</text:p>
          </table:table-cell>
          <table:table-cell office:value-type="string" office:value="BST 15 TACOS METAL. IM 1/4">
            <text:p>BST 15 TACOS METAL. IM 1/4</text:p>
          </table:table-cell>
          <table:table-cell office:value-type="float" office:value="581.0939999999999">
            <text:p>581.093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3.0">
            <text:p>616883.0</text:p>
          </table:table-cell>
          <table:table-cell office:value-type="string" office:value="BST 15 TACOS METAL. IM 5/16">
            <text:p>BST 15 TACOS METAL. IM 5/16</text:p>
          </table:table-cell>
          <table:table-cell office:value-type="float" office:value="699.0661711088472">
            <text:p>699.0661711088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4.0">
            <text:p>616884.0</text:p>
          </table:table-cell>
          <table:table-cell office:value-type="string" office:value="BST 10 TACOS METAL. IM 3/8">
            <text:p>BST 10 TACOS METAL. IM 3/8</text:p>
          </table:table-cell>
          <table:table-cell office:value-type="float" office:value="1083.0415648198002">
            <text:p>1083.0415648198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5.0">
            <text:p>616885.0</text:p>
          </table:table-cell>
          <table:table-cell office:value-type="string" office:value="BST 8 TACOS METAL. IM 1/2">
            <text:p>BST 8 TACOS METAL. IM 1/2</text:p>
          </table:table-cell>
          <table:table-cell office:value-type="float" office:value="2001.546">
            <text:p>2001.5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6.0">
            <text:p>616886.0</text:p>
          </table:table-cell>
          <table:table-cell office:value-type="string" office:value="BST 4 PERNOS FSL 8/37">
            <text:p>BST 4 PERNOS FSL 8/37</text:p>
          </table:table-cell>
          <table:table-cell office:value-type="float" office:value="1226.7539999999922">
            <text:p>1226.753999999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7.0">
            <text:p>616887.0</text:p>
          </table:table-cell>
          <table:table-cell office:value-type="string" office:value="BST 4  PERNOS FSL 10/12">
            <text:p>BST 4  PERNOS FSL 10/12</text:p>
          </table:table-cell>
          <table:table-cell office:value-type="float" office:value="1614.15">
            <text:p>1614.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88.0">
            <text:p>616888.0</text:p>
          </table:table-cell>
          <table:table-cell office:value-type="string" office:value="BST 4  PERNOS FSL 10/39">
            <text:p>BST 4  PERNOS FSL 10/39</text:p>
          </table:table-cell>
          <table:table-cell office:value-type="float" office:value="2001.546">
            <text:p>2001.5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71.0">
            <text:p>616871.0</text:p>
          </table:table-cell>
          <table:table-cell office:value-type="string" office:value="BST 10 CRM 3/8 ABRAZ.MET.">
            <text:p>BST 10 CRM 3/8 ABRAZ.MET.</text:p>
          </table:table-cell>
          <table:table-cell office:value-type="float" office:value="248.80134330712724">
            <text:p>248.801343307127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72.0">
            <text:p>616872.0</text:p>
          </table:table-cell>
          <table:table-cell office:value-type="string" office:value="BST 10 CRM 1/2 ABRAZ.MET.">
            <text:p>BST 10 CRM 1/2 ABRAZ.MET.</text:p>
          </table:table-cell>
          <table:table-cell office:value-type="float" office:value="280.45065386531843">
            <text:p>280.450653865318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73.0">
            <text:p>616873.0</text:p>
          </table:table-cell>
          <table:table-cell office:value-type="string" office:value="BST 10 CRM 5/8 ABRAZ.MET.">
            <text:p>BST 10 CRM 5/8 ABRAZ.MET.</text:p>
          </table:table-cell>
          <table:table-cell office:value-type="float" office:value="304.341864079948">
            <text:p>304.3418640799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874.0">
            <text:p>616874.0</text:p>
          </table:table-cell>
          <table:table-cell office:value-type="string" office:value="BST 10 CRM 3/4 ABRAZ.MET.">
            <text:p>BST 10 CRM 3/4 ABRAZ.MET.</text:p>
          </table:table-cell>
          <table:table-cell office:value-type="float" office:value="330.7754879011432">
            <text:p>330.77548790114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0091.0">
            <text:p>560091.0</text:p>
          </table:table-cell>
          <table:table-cell office:value-type="string" office:value="Set completo GAT FGC 100">
            <text:p>Set completo GAT FGC 100</text:p>
          </table:table-cell>
          <table:table-cell office:value-type="float" office:value="1839656.25">
            <text:p>1839656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3.0">
            <text:p>553423.0</text:p>
          </table:table-cell>
          <table:table-cell office:value-type="string" office:value="Clavo Estandar DFN 35">
            <text:p>Clavo Estandar DFN 35</text:p>
          </table:table-cell>
          <table:table-cell office:value-type="float" office:value="288.3890536964768">
            <text:p>288.38905369647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428.0">
            <text:p>553428.0</text:p>
          </table:table-cell>
          <table:table-cell office:value-type="string" office:value="Clavo de alta Velocidad DFNH 27">
            <text:p>Clavo de alta Velocidad DFNH 27</text:p>
          </table:table-cell>
          <table:table-cell office:value-type="float" office:value="393.22707178609767">
            <text:p>393.227071786097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6964.0">
            <text:p>566964.0</text:p>
          </table:table-cell>
          <table:table-cell office:value-type="string" office:value="Crystal MS Express 290ml">
            <text:p>Crystal MS Express 290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058.0">
            <text:p>559058.0</text:p>
          </table:table-cell>
          <table:table-cell office:value-type="string" office:value="Flex MS Gris">
            <text:p>Flex MS Gr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057.0">
            <text:p>559057.0</text:p>
          </table:table-cell>
          <table:table-cell office:value-type="string" office:value="Flex MS Blanco">
            <text:p>Flex MS Blan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068.0">
            <text:p>559068.0</text:p>
          </table:table-cell>
          <table:table-cell office:value-type="string" office:value="Sellador Adhesivo Ultra MS Express BLANCO x 290 ml">
            <text:p>Sellador Adhesivo Ultra MS Express BLANCO x 29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9001.0">
            <text:p>629001.0</text:p>
          </table:table-cell>
          <table:table-cell office:value-type="string" office:value="Kit aplicador siliconas y selladores">
            <text:p>Kit aplicador siliconas y selladores</text:p>
          </table:table-cell>
          <table:table-cell office:value-type="float" office:value="3704.651963594144">
            <text:p>3704.6519635941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1.0">
            <text:p>600691.0</text:p>
          </table:table-cell>
          <table:table-cell office:value-type="string" office:value="Silicona Neutra GRIS x 260 ml">
            <text:p>Silicona Neutra GRIS x 26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695.0">
            <text:p>600695.0</text:p>
          </table:table-cell>
          <table:table-cell office:value-type="string" office:value="Silicona Acetica con fungicida GRIS x 260 ml">
            <text:p>Silicona Acetica con fungicida GRIS x 260 m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043.0">
            <text:p>616043.0</text:p>
          </table:table-cell>
          <table:table-cell office:value-type="string" office:value="Total 15 CIANOACRILATO x 10 grs BLISTER">
            <text:p>Total 15 CIANOACRILATO x 10 grs BLIST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9224.0">
            <text:p>509224.0</text:p>
          </table:table-cell>
          <table:table-cell office:value-type="string" office:value="FIS A M 12 x 1000  A4">
            <text:p>FIS A M 12 x 1000  A4</text:p>
          </table:table-cell>
          <table:table-cell office:value-type="float" office:value="22724.0323319944">
            <text:p>22724.03233199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515.0">
            <text:p>510515.0</text:p>
          </table:table-cell>
          <table:table-cell office:value-type="string" office:value="Tuerca y Arandela M12  SW19 - 14 x 2,5 mm  A4">
            <text:p>Tuerca y Arandela M12  SW19 - 14 x 2,5 mm  A4</text:p>
          </table:table-cell>
          <table:table-cell office:value-type="float" office:value="3394.7066852294006">
            <text:p>3394.70668522940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516.0">
            <text:p>510516.0</text:p>
          </table:table-cell>
          <table:table-cell office:value-type="string" office:value="Tuerca y Arandela M16  SW24 - 30 x 3 mm  A4">
            <text:p>Tuerca y Arandela M16  SW24 - 30 x 3 mm  A4</text:p>
          </table:table-cell>
          <table:table-cell office:value-type="float" office:value="6373.904993069624">
            <text:p>6373.9049930696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9225.0">
            <text:p>509225.0</text:p>
          </table:table-cell>
          <table:table-cell office:value-type="string" office:value="FIS A M16x1000 8.8 ZP THREADED ROD">
            <text:p>FIS A M16x1000 8.8 ZP THREADED ROD</text:p>
          </table:table-cell>
          <table:table-cell office:value-type="float" office:value="44287.3975322604">
            <text:p>44287.39753226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0.0">
            <text:p>616560.0</text:p>
          </table:table-cell>
          <table:table-cell office:value-type="string" office:value="PO 150 DUOPOWER 5X25">
            <text:p>PO 150 DUOPOWER 5X25</text:p>
          </table:table-cell>
          <table:table-cell office:value-type="float" office:value="80.70750000000001">
            <text:p>80.7075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1.0">
            <text:p>616561.0</text:p>
          </table:table-cell>
          <table:table-cell office:value-type="string" office:value="PO 300 DUOPOWER 5X25">
            <text:p>PO 300 DUOPOWER 5X25</text:p>
          </table:table-cell>
          <table:table-cell office:value-type="float" office:value="77.14687500000001">
            <text:p>77.146875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2.0">
            <text:p>616562.0</text:p>
          </table:table-cell>
          <table:table-cell office:value-type="string" office:value="PO 100 DUOPOWER 6X30">
            <text:p>PO 100 DUOPOWER 6X30</text:p>
          </table:table-cell>
          <table:table-cell office:value-type="float" office:value="106.81875000000001">
            <text:p>106.8187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3.0">
            <text:p>616563.0</text:p>
          </table:table-cell>
          <table:table-cell office:value-type="string" office:value="PO 300 DUOPOWER 6X30">
            <text:p>PO 300 DUOPOWER 6X30</text:p>
          </table:table-cell>
          <table:table-cell office:value-type="float" office:value="100.884375">
            <text:p>100.88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4.0">
            <text:p>616564.0</text:p>
          </table:table-cell>
          <table:table-cell office:value-type="string" office:value="PO 100 DUOPOWER 8X40">
            <text:p>PO 100 DUOPOWER 8X40</text:p>
          </table:table-cell>
          <table:table-cell office:value-type="float" office:value="142.425">
            <text:p>142.4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5.0">
            <text:p>616565.0</text:p>
          </table:table-cell>
          <table:table-cell office:value-type="string" office:value="PO 250 DUOPOWER 8X40">
            <text:p>PO 250 DUOPOWER 8X40</text:p>
          </table:table-cell>
          <table:table-cell office:value-type="float" office:value="136.490625">
            <text:p>136.49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6.0">
            <text:p>616566.0</text:p>
          </table:table-cell>
          <table:table-cell office:value-type="string" office:value="PO 50 DUOPOWER 10X50">
            <text:p>PO 50 DUOPOWER 10X50</text:p>
          </table:table-cell>
          <table:table-cell office:value-type="float" office:value="308.58750000000003">
            <text:p>308.5875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7.0">
            <text:p>616567.0</text:p>
          </table:table-cell>
          <table:table-cell office:value-type="string" office:value="PO 150 DUOPOWER 10X50">
            <text:p>PO 150 DUOPOWER 10X50</text:p>
          </table:table-cell>
          <table:table-cell office:value-type="float" office:value="296.71875">
            <text:p>296.7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8.0">
            <text:p>616568.0</text:p>
          </table:table-cell>
          <table:table-cell office:value-type="string" office:value="PO 25 DUOPOWER 12X60">
            <text:p>PO 25 DUOPOWER 12X60</text:p>
          </table:table-cell>
          <table:table-cell office:value-type="float" office:value="451.01250000000005">
            <text:p>451.0125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69.0">
            <text:p>616569.0</text:p>
          </table:table-cell>
          <table:table-cell office:value-type="string" office:value="PO 75 DUOPOWER 12X60">
            <text:p>PO 75 DUOPOWER 12X60</text:p>
          </table:table-cell>
          <table:table-cell office:value-type="float" office:value="415.40625">
            <text:p>415.40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0.0">
            <text:p>616570.0</text:p>
          </table:table-cell>
          <table:table-cell office:value-type="string" office:value="PO 50 DUOPOWER 8X65">
            <text:p>PO 50 DUOPOWER 8X65</text:p>
          </table:table-cell>
          <table:table-cell office:value-type="float" office:value="272.98125">
            <text:p>272.98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1.0">
            <text:p>616571.0</text:p>
          </table:table-cell>
          <table:table-cell office:value-type="string" office:value="PO 150 DUOPOWER 8X65">
            <text:p>PO 150 DUOPOWER 8X65</text:p>
          </table:table-cell>
          <table:table-cell office:value-type="float" office:value="249.24375">
            <text:p>249.2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2.0">
            <text:p>616572.0</text:p>
          </table:table-cell>
          <table:table-cell office:value-type="string" office:value="PO 25 DUOPOWER 10X80">
            <text:p>PO 25 DUOPOWER 10X80</text:p>
          </table:table-cell>
          <table:table-cell office:value-type="float" office:value="510.35625000000005">
            <text:p>510.35625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3.0">
            <text:p>616573.0</text:p>
          </table:table-cell>
          <table:table-cell office:value-type="string" office:value="PO 75 DUOPOWER 10X80">
            <text:p>PO 75 DUOPOWER 10X80</text:p>
          </table:table-cell>
          <table:table-cell office:value-type="float" office:value="474.75">
            <text:p>474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36.0">
            <text:p>608536.0</text:p>
          </table:table-cell>
          <table:table-cell office:value-type="string" office:value="BA 750 DUOPOWER 6X30">
            <text:p>BA 750 DUOPOWER 6X30</text:p>
          </table:table-cell>
          <table:table-cell office:value-type="float" office:value="94.95">
            <text:p>94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38.0">
            <text:p>608538.0</text:p>
          </table:table-cell>
          <table:table-cell office:value-type="string" office:value="BA 350 DUOPOWER 8X40">
            <text:p>BA 350 DUOPOWER 8X40</text:p>
          </table:table-cell>
          <table:table-cell office:value-type="float" office:value="130.55625">
            <text:p>130.55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40.0">
            <text:p>608540.0</text:p>
          </table:table-cell>
          <table:table-cell office:value-type="string" office:value="BA 180 DUOPOWER 10X50">
            <text:p>BA 180 DUOPOWER 10X50</text:p>
          </table:table-cell>
          <table:table-cell office:value-type="float" office:value="261.1125">
            <text:p>261.1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46.0">
            <text:p>608546.0</text:p>
          </table:table-cell>
          <table:table-cell office:value-type="string" office:value="BC 1000 DUOPOWER 6X30">
            <text:p>BC 1000 DUOPOWER 6X30</text:p>
          </table:table-cell>
          <table:table-cell office:value-type="float" office:value="89.015625">
            <text:p>89.015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48.0">
            <text:p>608548.0</text:p>
          </table:table-cell>
          <table:table-cell office:value-type="string" office:value="BC 500 DUOPOWER 8X40">
            <text:p>BC 500 DUOPOWER 8X40</text:p>
          </table:table-cell>
          <table:table-cell office:value-type="float" office:value="124.621875">
            <text:p>124.621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550.0">
            <text:p>608550.0</text:p>
          </table:table-cell>
          <table:table-cell office:value-type="string" office:value="BC 250 DUOPOWER 10X50">
            <text:p>BC 250 DUOPOWER 10X50</text:p>
          </table:table-cell>
          <table:table-cell office:value-type="float" office:value="237.375">
            <text:p>237.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29.0">
            <text:p>608429.0</text:p>
          </table:table-cell>
          <table:table-cell office:value-type="string" office:value="BA 750 SX6                   ">
            <text:p>BA 750 SX6                   </text:p>
          </table:table-cell>
          <table:table-cell office:value-type="float" office:value="16.77369147534496">
            <text:p>16.773691475344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0.0">
            <text:p>608430.0</text:p>
          </table:table-cell>
          <table:table-cell office:value-type="string" office:value="BA 400 SX6+TMF 4,5X35        ">
            <text:p>BA 400 SX6+TMF 4,5X35        </text:p>
          </table:table-cell>
          <table:table-cell office:value-type="float" office:value="57.24771147534497">
            <text:p>57.247711475344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1.0">
            <text:p>608431.0</text:p>
          </table:table-cell>
          <table:table-cell office:value-type="string" office:value="BA 350 SX8                   ">
            <text:p>BA 350 SX8                   </text:p>
          </table:table-cell>
          <table:table-cell office:value-type="float" office:value="36.636409134096404">
            <text:p>36.6364091340964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2.0">
            <text:p>608432.0</text:p>
          </table:table-cell>
          <table:table-cell office:value-type="string" office:value="BA 200 SX8+TMF 5X45          ">
            <text:p>BA 200 SX8+TMF 5X45          </text:p>
          </table:table-cell>
          <table:table-cell office:value-type="float" office:value="100.884375">
            <text:p>100.88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3.0">
            <text:p>608433.0</text:p>
          </table:table-cell>
          <table:table-cell office:value-type="string" office:value="BA 750 SA6                   ">
            <text:p>BA 750 SA6                   </text:p>
          </table:table-cell>
          <table:table-cell office:value-type="float" office:value="12.705741530608561">
            <text:p>12.7057415306085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4.0">
            <text:p>608434.0</text:p>
          </table:table-cell>
          <table:table-cell office:value-type="string" office:value="BA 400 SA6+TMF 4,5X35         ">
            <text:p>BA 400 SA6+TMF 4,5X35         </text:p>
          </table:table-cell>
          <table:table-cell office:value-type="float" office:value="47.475">
            <text:p>47.4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5.0">
            <text:p>608435.0</text:p>
          </table:table-cell>
          <table:table-cell office:value-type="string" office:value="BA 350 SA8                   ">
            <text:p>BA 350 SA8                   </text:p>
          </table:table-cell>
          <table:table-cell office:value-type="float" office:value="27.359988930080323">
            <text:p>27.3599889300803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6.0">
            <text:p>608436.0</text:p>
          </table:table-cell>
          <table:table-cell office:value-type="string" office:value="BA 200 SA8+TMF 5X45          ">
            <text:p>BA 200 SA8+TMF 5X45          </text:p>
          </table:table-cell>
          <table:table-cell office:value-type="float" office:value="89.08781754372801">
            <text:p>89.08781754372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7.0">
            <text:p>608437.0</text:p>
          </table:table-cell>
          <table:table-cell office:value-type="string" office:value="BA 180 SX10                  ">
            <text:p>BA 180 SX10                  </text:p>
          </table:table-cell>
          <table:table-cell office:value-type="float" office:value="65.6417320379868">
            <text:p>65.64173203798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8.0">
            <text:p>608438.0</text:p>
          </table:table-cell>
          <table:table-cell office:value-type="string" office:value="BA 120 SX10+TMF 6X60         ">
            <text:p>BA 120 SX10+TMF 6X60         </text:p>
          </table:table-cell>
          <table:table-cell office:value-type="float" office:value="180.97230795304802">
            <text:p>180.972307953048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439.0">
            <text:p>608439.0</text:p>
          </table:table-cell>
          <table:table-cell office:value-type="string" office:value="BA 100 SX10+TIRAF 1/4 X 2 1/4">
            <text:p>BA 100 SX10+TIRAF 1/4 X 2 1/4</text:p>
          </table:table-cell>
          <table:table-cell office:value-type="float" office:value="190.3277411531352">
            <text:p>190.32774115313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4.0">
            <text:p>616574.0</text:p>
          </table:table-cell>
          <table:table-cell office:value-type="string" office:value="PO 40 DUOBLADE">
            <text:p>PO 40 DUOBLADE</text:p>
          </table:table-cell>
          <table:table-cell office:value-type="float" office:value="925.7625">
            <text:p>925.7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5.0">
            <text:p>616575.0</text:p>
          </table:table-cell>
          <table:table-cell office:value-type="string" office:value="PO 100 DUOBLADE">
            <text:p>PO 100 DUOBLADE</text:p>
          </table:table-cell>
          <table:table-cell office:value-type="float" office:value="848.615625">
            <text:p>848.615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6.0">
            <text:p>616576.0</text:p>
          </table:table-cell>
          <table:table-cell office:value-type="string" office:value="PO 25 DUOTEC">
            <text:p>PO 25 DUOTEC</text:p>
          </table:table-cell>
          <table:table-cell office:value-type="float" office:value="1958.34375">
            <text:p>1958.34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577.0">
            <text:p>616577.0</text:p>
          </table:table-cell>
          <table:table-cell office:value-type="string" office:value="PO 75 DUOTEC">
            <text:p>PO 75 DUOTEC</text:p>
          </table:table-cell>
          <table:table-cell office:value-type="float" office:value="1756.575">
            <text:p>1756.5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02.0">
            <text:p>610502.0</text:p>
          </table:table-cell>
          <table:table-cell office:value-type="string" office:value="ZBM 12/4x0,7">
            <text:p>ZBM 12/4x0,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07.0">
            <text:p>610507.0</text:p>
          </table:table-cell>
          <table:table-cell office:value-type="string" office:value="ZBM 17/4x0,7">
            <text:p>ZBM 17/4x0,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509.0">
            <text:p>610509.0</text:p>
          </table:table-cell>
          <table:table-cell office:value-type="string" office:value="ZBM 19/4x0,7">
            <text:p>ZBM 19/4x0,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02.0">
            <text:p>610602.0</text:p>
          </table:table-cell>
          <table:table-cell office:value-type="string" office:value="ZBM 12/5x0,5">
            <text:p>ZBM 12/5x0,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07.0">
            <text:p>610607.0</text:p>
          </table:table-cell>
          <table:table-cell office:value-type="string" office:value="ZBM 17/5x0,5">
            <text:p>ZBM 17/5x0,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609.0">
            <text:p>610609.0</text:p>
          </table:table-cell>
          <table:table-cell office:value-type="string" office:value="ZBM 19/5x0,5">
            <text:p>ZBM 19/5x0,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71.0">
            <text:p>614171.0</text:p>
          </table:table-cell>
          <table:table-cell office:value-type="string" office:value="Mecha HSS DIN 338 F3  12,75 mm">
            <text:p>Mecha HSS DIN 338 F3  12,75 mm</text:p>
          </table:table-cell>
          <table:table-cell office:value-type="float" office:value="7576.271383949992">
            <text:p>7576.271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46.0">
            <text:p>614346.0</text:p>
          </table:table-cell>
          <table:table-cell office:value-type="string" office:value="Mecha HSS DIN 338 F3  9.0 x UNI">
            <text:p>Mecha HSS DIN 338 F3  9.0 x UNI</text:p>
          </table:table-cell>
          <table:table-cell office:value-type="float" office:value="4027.5151339500003">
            <text:p>4027.5151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47.0">
            <text:p>614347.0</text:p>
          </table:table-cell>
          <table:table-cell office:value-type="string" office:value="Mecha HSS DIN 338 F3  9.25 x UNI">
            <text:p>Mecha HSS DIN 338 F3  9.25 x UNI</text:p>
          </table:table-cell>
          <table:table-cell office:value-type="float" office:value="4027.5151339500003">
            <text:p>4027.51513395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48.0">
            <text:p>614348.0</text:p>
          </table:table-cell>
          <table:table-cell office:value-type="string" office:value="Mecha HSS DIN 338 F3  9.50 x UNI">
            <text:p>Mecha HSS DIN 338 F3  9.50 x UNI</text:p>
          </table:table-cell>
          <table:table-cell office:value-type="float" office:value="4158.07138395">
            <text:p>4158.0713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49.0">
            <text:p>614349.0</text:p>
          </table:table-cell>
          <table:table-cell office:value-type="string" office:value="Mecha HSS DIN 338 F3  9.75 x UNI">
            <text:p>Mecha HSS DIN 338 F3  9.75 x UNI</text:p>
          </table:table-cell>
          <table:table-cell office:value-type="float" office:value="4573.47763395">
            <text:p>4573.47763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0.0">
            <text:p>614350.0</text:p>
          </table:table-cell>
          <table:table-cell office:value-type="string" office:value="Mecha HSS DIN 338 F3  10.0 x UNI">
            <text:p>Mecha HSS DIN 338 F3  10.0 x UNI</text:p>
          </table:table-cell>
          <table:table-cell office:value-type="float" office:value="4609.08388395">
            <text:p>4609.0838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1.0">
            <text:p>614351.0</text:p>
          </table:table-cell>
          <table:table-cell office:value-type="string" office:value="Mecha HSS DIN 338 F3  10.25 x UNI">
            <text:p>Mecha HSS DIN 338 F3  10.25 x UNI</text:p>
          </table:table-cell>
          <table:table-cell office:value-type="float" office:value="5024.490133949992">
            <text:p>5024.4901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2.0">
            <text:p>614352.0</text:p>
          </table:table-cell>
          <table:table-cell office:value-type="string" office:value="Mecha HSS DIN 338 F3  10.50 x UNI">
            <text:p>Mecha HSS DIN 338 F3  10.50 x UNI</text:p>
          </table:table-cell>
          <table:table-cell office:value-type="float" office:value="5036.358883949993">
            <text:p>5036.35888394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3.0">
            <text:p>614353.0</text:p>
          </table:table-cell>
          <table:table-cell office:value-type="string" office:value="Mecha HSS DIN 338 F3  10.75 x UNI">
            <text:p>Mecha HSS DIN 338 F3  10.75 x UNI</text:p>
          </table:table-cell>
          <table:table-cell office:value-type="float" office:value="5748.483883950001">
            <text:p>5748.48388395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4.0">
            <text:p>614354.0</text:p>
          </table:table-cell>
          <table:table-cell office:value-type="string" office:value="Mecha HSS DIN 338 F3  11.0 x UNI">
            <text:p>Mecha HSS DIN 338 F3  11.0 x UNI</text:p>
          </table:table-cell>
          <table:table-cell office:value-type="float" office:value="5760.352633949992">
            <text:p>5760.35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5.0">
            <text:p>614355.0</text:p>
          </table:table-cell>
          <table:table-cell office:value-type="string" office:value="Mecha HSS DIN 338 F3  11.25 x UNI">
            <text:p>Mecha HSS DIN 338 F3  11.25 x UNI</text:p>
          </table:table-cell>
          <table:table-cell office:value-type="float" office:value="5760.352633949992">
            <text:p>5760.35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6.0">
            <text:p>614356.0</text:p>
          </table:table-cell>
          <table:table-cell office:value-type="string" office:value="Mecha HSS DIN 338 F3  11.50 x UNI">
            <text:p>Mecha HSS DIN 338 F3  11.50 x UNI</text:p>
          </table:table-cell>
          <table:table-cell office:value-type="float" office:value="6246.97138395">
            <text:p>6246.97138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7.0">
            <text:p>614357.0</text:p>
          </table:table-cell>
          <table:table-cell office:value-type="string" office:value="Mecha HSS DIN 338 F3  11.75 x UNI">
            <text:p>Mecha HSS DIN 338 F3  11.75 x UNI</text:p>
          </table:table-cell>
          <table:table-cell office:value-type="float" office:value="6959.096383949993">
            <text:p>6959.0963839499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8.0">
            <text:p>614358.0</text:p>
          </table:table-cell>
          <table:table-cell office:value-type="string" office:value="Mecha HSS DIN 338 F3  12.0 x UNI">
            <text:p>Mecha HSS DIN 338 F3  12.0 x UNI</text:p>
          </table:table-cell>
          <table:table-cell office:value-type="float" office:value="6970.965133949992">
            <text:p>6970.9651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59.0">
            <text:p>614359.0</text:p>
          </table:table-cell>
          <table:table-cell office:value-type="string" office:value="Mecha HSS DIN 338 F3  12.25 x UNI">
            <text:p>Mecha HSS DIN 338 F3  12.25 x UNI</text:p>
          </table:table-cell>
          <table:table-cell office:value-type="float" office:value="7564.402633949992">
            <text:p>7564.40263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0.0">
            <text:p>614360.0</text:p>
          </table:table-cell>
          <table:table-cell office:value-type="string" office:value="Mecha HSS DIN 338 F3  12.50 x UNI">
            <text:p>Mecha HSS DIN 338 F3  12.50 x UNI</text:p>
          </table:table-cell>
          <table:table-cell office:value-type="float" office:value="7576.271383949992">
            <text:p>7576.271383949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172.0">
            <text:p>614172.0</text:p>
          </table:table-cell>
          <table:table-cell office:value-type="string" office:value="Mecha HSS DIN 338 F3  12.75 x UNI">
            <text:p>Mecha HSS DIN 338 F3  12.75 x UNI</text:p>
          </table:table-cell>
          <table:table-cell office:value-type="float" office:value="11730.333883949921">
            <text:p>11730.3338839499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1.0">
            <text:p>614361.0</text:p>
          </table:table-cell>
          <table:table-cell office:value-type="string" office:value="Mecha HSS 338 red.9.5 F3 13.0 x UNI">
            <text:p>Mecha HSS 338 red.9.5 F3 13.0 x UNI</text:p>
          </table:table-cell>
          <table:table-cell office:value-type="float" office:value="11765.940133949922">
            <text:p>11765.9401339499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2.0">
            <text:p>614362.0</text:p>
          </table:table-cell>
          <table:table-cell office:value-type="string" office:value="Mecha HSS 338 red.9.5 F3 13.50 x UNI">
            <text:p>Mecha HSS 338 red.9.5 F3 13.50 x UNI</text:p>
          </table:table-cell>
          <table:table-cell office:value-type="float" office:value="16276.06513394992">
            <text:p>16276.065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3.0">
            <text:p>614363.0</text:p>
          </table:table-cell>
          <table:table-cell office:value-type="string" office:value="Mecha HSS 338 red.9.5 F3 14.0 x UNI">
            <text:p>Mecha HSS 338 red.9.5 F3 14.0 x UNI</text:p>
          </table:table-cell>
          <table:table-cell office:value-type="float" office:value="16513.44013394992">
            <text:p>16513.4401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4.50 x UNI">
            <text:p>Mecha HSS 338 red.9.5 F3 14.5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5.0 x UNI">
            <text:p>Mecha HSS 338 red.9.5 F3 15.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5.50 x UNI">
            <text:p>Mecha HSS 338 red.9.5 F3 15.5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6.0 x UNI">
            <text:p>Mecha HSS 338 red.9.5 F3 16.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6.50 x UNI">
            <text:p>Mecha HSS 338 red.9.5 F3 16.5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Mecha HSS 338 red.9.5 F3 17.0 x UNI">
            <text:p>Mecha HSS 338 red.9.5 F3 17.0 x UNI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Exhibidor para mechas HSS F3">
            <text:p>Exhibidor para mechas HSS F3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Kit Universal Duo">
            <text:p>Kit Universal Duo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Kit soluciones para placas">
            <text:p>Kit soluciones para placas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Kit soluciones materiales macizos">
            <text:p>Kit soluciones materiales macizos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">
            <text:p/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PISTOLA P/CART.KPM2">
            <text:p>PISTOLA P/CART.KPM2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BA 100 DUOPOWER 12X60">
            <text:p>BA 100 DUOPOWER 12X60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BST 10 CRM 5/8 ABRAZ.MET.">
            <text:p>BST 10 CRM 5/8 ABRAZ.MET.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BST 10 CRM 3/4 ABRAZ.MET.">
            <text:p>BST 10 CRM 3/4 ABRAZ.MET.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BST 10 CRM 5/8 ABRAZ.MET.">
            <text:p>BST 10 CRM 5/8 ABRAZ.MET.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364.0">
            <text:p>614364.0</text:p>
          </table:table-cell>
          <table:table-cell office:value-type="string" office:value="BST 10 CRM 3/4 ABRAZ.MET.">
            <text:p>BST 10 CRM 3/4 ABRAZ.MET.</text:p>
          </table:table-cell>
          <table:table-cell office:value-type="float" office:value="18056.37763394992">
            <text:p>18056.377633949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Salon">
        <table:table-row>
          <table:table-cell table:style-name="pd1" office:value-type="string" office:value="may">
            <text:p>may</text:p>
          </table:table-cell>
          <table:table-cell table:style-name="pd1" office:value-type="string" office:value="  SDSP   MECHAS WIDIA">
            <text:p>  SDSP   MECHAS WIDIA</text:p>
          </table:table-cell>
          <table:table-cell table:style-name="pd1" office:value-type="string" office:value="Unnamed: 2">
            <text:p>Unnamed: 2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Unnamed: 4">
            <text:p>Unnamed: 4</text:p>
          </table:table-cell>
          <table:table-cell table:style-name="pd1" office:value-type="string" office:value="Unnamed: 5">
            <text:p>Unnamed: 5</text:p>
          </table:table-cell>
        </table:table-row>
        <table:table-row>
          <table:table-cell office:value-type="float" office:value="546813.0">
            <text:p>546813.0</text:p>
          </table:table-cell>
          <table:table-cell office:value-type="string" office:value="(546813) Pointer EC 5/50/110">
            <text:p>(546813) Pointer EC 5/50/110</text:p>
          </table:table-cell>
          <table:table-cell office:value-type="float" office:value="350.36684889375385">
            <text:p>350.36684889375385</text:p>
          </table:table-cell>
          <table:table-cell office:value-type="float" office:value="1.0">
            <text:p>1.0</text:p>
          </table:table-cell>
          <table:table-cell office:value-type="float" office:value="665.6970129">
            <text:p>665.6970129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14.0">
            <text:p>546814.0</text:p>
          </table:table-cell>
          <table:table-cell office:value-type="string" office:value="(546814) Pointer EC 5/110/160">
            <text:p>(546814) Pointer EC 5/110/160</text:p>
          </table:table-cell>
          <table:table-cell office:value-type="float" office:value="364.9617708089279">
            <text:p>364.9617708089279</text:p>
          </table:table-cell>
          <table:table-cell office:value-type="float" office:value="1.0">
            <text:p>1.0</text:p>
          </table:table-cell>
          <table:table-cell office:value-type="float" office:value="693.4273645">
            <text:p>693.4273645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17.0">
            <text:p>546817.0</text:p>
          </table:table-cell>
          <table:table-cell office:value-type="string" office:value="(546817) Pointer EC 6/50/110">
            <text:p>(546817) Pointer EC 6/50/110</text:p>
          </table:table-cell>
          <table:table-cell office:value-type="float" office:value="334.9290591476122">
            <text:p>334.9290591476122</text:p>
          </table:table-cell>
          <table:table-cell office:value-type="float" office:value="1.0">
            <text:p>1.0</text:p>
          </table:table-cell>
          <table:table-cell office:value-type="float" office:value="636.3652124">
            <text:p>636.365212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18.0">
            <text:p>546818.0</text:p>
          </table:table-cell>
          <table:table-cell office:value-type="string" office:value="(546818) Pointer EC 6/100/160">
            <text:p>(546818) Pointer EC 6/100/160</text:p>
          </table:table-cell>
          <table:table-cell office:value-type="float" office:value="372.8581115411498">
            <text:p>372.8581115411498</text:p>
          </table:table-cell>
          <table:table-cell office:value-type="float" office:value="1.0">
            <text:p>1.0</text:p>
          </table:table-cell>
          <table:table-cell office:value-type="float" office:value="708.4304119">
            <text:p>708.4304119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25.0">
            <text:p>546825.0</text:p>
          </table:table-cell>
          <table:table-cell office:value-type="string" office:value="(546825) Pointer EC 8/50/110">
            <text:p>(546825) Pointer EC 8/50/110</text:p>
          </table:table-cell>
          <table:table-cell office:value-type="float" office:value="376.05213700586876">
            <text:p>376.05213700586876</text:p>
          </table:table-cell>
          <table:table-cell office:value-type="float" office:value="1.0">
            <text:p>1.0</text:p>
          </table:table-cell>
          <table:table-cell office:value-type="float" office:value="714.4990603">
            <text:p>714.4990603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26.0">
            <text:p>546826.0</text:p>
          </table:table-cell>
          <table:table-cell office:value-type="string" office:value="(546826) Pointer EC 8/110/160">
            <text:p>(546826) Pointer EC 8/110/160</text:p>
          </table:table-cell>
          <table:table-cell office:value-type="float" office:value="428.39866545542924">
            <text:p>428.39866545542924</text:p>
          </table:table-cell>
          <table:table-cell office:value-type="float" office:value="1.0">
            <text:p>1.0</text:p>
          </table:table-cell>
          <table:table-cell office:value-type="float" office:value="813.9574644">
            <text:p>813.957464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27.0">
            <text:p>546827.0</text:p>
          </table:table-cell>
          <table:table-cell office:value-type="string" office:value="(546827) Pointer EC 8/150/210">
            <text:p>(546827) Pointer EC 8/150/210</text:p>
          </table:table-cell>
          <table:table-cell office:value-type="float" office:value="596.3955326066887">
            <text:p>596.3955326066887</text:p>
          </table:table-cell>
          <table:table-cell office:value-type="float" office:value="1.0">
            <text:p>1.0</text:p>
          </table:table-cell>
          <table:table-cell office:value-type="float" office:value="1133.151512">
            <text:p>1133.151512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28.0">
            <text:p>546828.0</text:p>
          </table:table-cell>
          <table:table-cell office:value-type="string" office:value="(546828) Pointer EC 8/200/250">
            <text:p>(546828) Pointer EC 8/200/250</text:p>
          </table:table-cell>
          <table:table-cell office:value-type="float" office:value="681.037207421741">
            <text:p>681.037207421741</text:p>
          </table:table-cell>
          <table:table-cell office:value-type="float" office:value="1.0">
            <text:p>1.0</text:p>
          </table:table-cell>
          <table:table-cell office:value-type="float" office:value="1293.970694">
            <text:p>1293.97069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29.0">
            <text:p>546829.0</text:p>
          </table:table-cell>
          <table:table-cell office:value-type="string" office:value="(546829) Pointer EC 8/400/460">
            <text:p>(546829) Pointer EC 8/400/460</text:p>
          </table:table-cell>
          <table:table-cell office:value-type="float" office:value="1043.6921820617054">
            <text:p>1043.6921820617054</text:p>
          </table:table-cell>
          <table:table-cell office:value-type="float" office:value="1.0">
            <text:p>1.0</text:p>
          </table:table-cell>
          <table:table-cell office:value-type="float" office:value="1983.015146">
            <text:p>1983.01514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32.0">
            <text:p>546832.0</text:p>
          </table:table-cell>
          <table:table-cell office:value-type="string" office:value="(546832) Pointer EC 10/50/110">
            <text:p>(546832) Pointer EC 10/50/110</text:p>
          </table:table-cell>
          <table:table-cell office:value-type="float" office:value="418.4173358781826">
            <text:p>418.4173358781826</text:p>
          </table:table-cell>
          <table:table-cell office:value-type="float" office:value="1.0">
            <text:p>1.0</text:p>
          </table:table-cell>
          <table:table-cell office:value-type="float" office:value="794.9929382">
            <text:p>794.9929382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33.0">
            <text:p>546833.0</text:p>
          </table:table-cell>
          <table:table-cell office:value-type="string" office:value="(546833) Pointer EC 10/100/160">
            <text:p>(546833) Pointer EC 10/100/160</text:p>
          </table:table-cell>
          <table:table-cell office:value-type="float" office:value="471.82853948264943">
            <text:p>471.82853948264943</text:p>
          </table:table-cell>
          <table:table-cell office:value-type="float" office:value="1.0">
            <text:p>1.0</text:p>
          </table:table-cell>
          <table:table-cell office:value-type="float" office:value="896.474225">
            <text:p>896.474225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34.0">
            <text:p>546834.0</text:p>
          </table:table-cell>
          <table:table-cell office:value-type="string" office:value="(546834) Pointer EC 10/150/210">
            <text:p>(546834) Pointer EC 10/150/210</text:p>
          </table:table-cell>
          <table:table-cell office:value-type="float" office:value="649.8510976759435">
            <text:p>649.8510976759435</text:p>
          </table:table-cell>
          <table:table-cell office:value-type="float" office:value="1.0">
            <text:p>1.0</text:p>
          </table:table-cell>
          <table:table-cell office:value-type="float" office:value="1234.717086">
            <text:p>1234.71708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38.0">
            <text:p>546838.0</text:p>
          </table:table-cell>
          <table:table-cell office:value-type="string" office:value="(546838) Pointer EC 10/400/460">
            <text:p>(546838) Pointer EC 10/400/460</text:p>
          </table:table-cell>
          <table:table-cell office:value-type="float" office:value="1104.511750285728">
            <text:p>1104.511750285728</text:p>
          </table:table-cell>
          <table:table-cell office:value-type="float" office:value="1.0">
            <text:p>1.0</text:p>
          </table:table-cell>
          <table:table-cell office:value-type="float" office:value="2098.572326">
            <text:p>2098.57232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40.0">
            <text:p>546840.0</text:p>
          </table:table-cell>
          <table:table-cell office:value-type="string" office:value="(546840) Pointer EC 12/100/160">
            <text:p>(546840) Pointer EC 12/100/160</text:p>
          </table:table-cell>
          <table:table-cell office:value-type="float" office:value="598.7023287756522">
            <text:p>598.7023287756522</text:p>
          </table:table-cell>
          <table:table-cell office:value-type="float" office:value="1.0">
            <text:p>1.0</text:p>
          </table:table-cell>
          <table:table-cell office:value-type="float" office:value="1137.534425">
            <text:p>1137.534425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43.0">
            <text:p>546843.0</text:p>
          </table:table-cell>
          <table:table-cell office:value-type="string" office:value="(546843) Pointer EC 12/150/210">
            <text:p>(546843) Pointer EC 12/150/210</text:p>
          </table:table-cell>
          <table:table-cell office:value-type="float" office:value="691.3290672525021">
            <text:p>691.3290672525021</text:p>
          </table:table-cell>
          <table:table-cell office:value-type="float" office:value="1.0">
            <text:p>1.0</text:p>
          </table:table-cell>
          <table:table-cell office:value-type="float" office:value="1313.525228">
            <text:p>1313.525228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44.0">
            <text:p>546844.0</text:p>
          </table:table-cell>
          <table:table-cell office:value-type="string" office:value="(546844) Pointer EC 12/200/260">
            <text:p>(546844) Pointer EC 12/200/260</text:p>
          </table:table-cell>
          <table:table-cell office:value-type="float" office:value="740.392847307768">
            <text:p>740.392847307768</text:p>
          </table:table-cell>
          <table:table-cell office:value-type="float" office:value="1.0">
            <text:p>1.0</text:p>
          </table:table-cell>
          <table:table-cell office:value-type="float" office:value="1406.74641">
            <text:p>1406.74641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45.0">
            <text:p>546845.0</text:p>
          </table:table-cell>
          <table:table-cell office:value-type="string" office:value="(546845) Pointer EC 12/400/460">
            <text:p>(546845) Pointer EC 12/400/460</text:p>
          </table:table-cell>
          <table:table-cell office:value-type="float" office:value="1185.1165318050944">
            <text:p>1185.1165318050944</text:p>
          </table:table-cell>
          <table:table-cell office:value-type="float" office:value="1.0">
            <text:p>1.0</text:p>
          </table:table-cell>
          <table:table-cell office:value-type="float" office:value="2251.72141">
            <text:p>2251.72141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48.0">
            <text:p>546848.0</text:p>
          </table:table-cell>
          <table:table-cell office:value-type="string" office:value="(546848) Pointer EC 14/100/160">
            <text:p>(546848) Pointer EC 14/100/160</text:p>
          </table:table-cell>
          <table:table-cell office:value-type="float" office:value="691.0628984637754">
            <text:p>691.0628984637754</text:p>
          </table:table-cell>
          <table:table-cell office:value-type="float" office:value="1.0">
            <text:p>1.0</text:p>
          </table:table-cell>
          <table:table-cell office:value-type="float" office:value="1313.019507">
            <text:p>1313.019507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50.0">
            <text:p>546850.0</text:p>
          </table:table-cell>
          <table:table-cell office:value-type="string" office:value="(546850) Pointer EC 14/200/260">
            <text:p>(546850) Pointer EC 14/200/260</text:p>
          </table:table-cell>
          <table:table-cell office:value-type="float" office:value="1027.0122713015057">
            <text:p>1027.0122713015057</text:p>
          </table:table-cell>
          <table:table-cell office:value-type="float" office:value="1.0">
            <text:p>1.0</text:p>
          </table:table-cell>
          <table:table-cell office:value-type="float" office:value="1951.323315">
            <text:p>1951.323315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51.0">
            <text:p>546851.0</text:p>
          </table:table-cell>
          <table:table-cell office:value-type="string" office:value="(546851) Pointer EC 14/400/460">
            <text:p>(546851) Pointer EC 14/400/460</text:p>
          </table:table-cell>
          <table:table-cell office:value-type="float" office:value="1584.8133295428408">
            <text:p>1584.8133295428408</text:p>
          </table:table-cell>
          <table:table-cell office:value-type="float" office:value="1.0">
            <text:p>1.0</text:p>
          </table:table-cell>
          <table:table-cell office:value-type="float" office:value="3011.145326">
            <text:p>3011.14532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855.0">
            <text:p>546855.0</text:p>
          </table:table-cell>
          <table:table-cell office:value-type="string" office:value="(546855) Pointer EC 16/100/160">
            <text:p>(546855) Pointer EC 16/100/160</text:p>
          </table:table-cell>
          <table:table-cell office:value-type="float" office:value="790.5656639827283">
            <text:p>790.5656639827283</text:p>
          </table:table-cell>
          <table:table-cell office:value-type="float" office:value="1.0">
            <text:p>1.0</text:p>
          </table:table-cell>
          <table:table-cell office:value-type="float" office:value="1502.074762">
            <text:p>1502.074762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  WHS   MECHAS WIDIA STANDARD">
            <text:p>  WHS   MECHAS WIDIA STANDAR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3.0">
            <text:p>614603.0</text:p>
          </table:table-cell>
          <table:table-cell office:value-type="string" office:value="(614103) WHS  3 MECHAS WIDIA STANDARD">
            <text:p>(614103) WHS  3 MECHAS WIDIA STANDARD</text:p>
          </table:table-cell>
          <table:table-cell office:value-type="float" office:value="161.20366666338322">
            <text:p>161.20366666338322</text:p>
          </table:table-cell>
          <table:table-cell office:value-type="float" office:value="1.0">
            <text:p>1.0</text:p>
          </table:table-cell>
          <table:table-cell office:value-type="float" office:value="290.1666">
            <text:p>290.166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4.0">
            <text:p>614604.0</text:p>
          </table:table-cell>
          <table:table-cell office:value-type="string" office:value="(614104) WHS  4 MECHAS WIDIA STANDARD">
            <text:p>(614104) WHS  4 MECHAS WIDIA STANDARD</text:p>
          </table:table-cell>
          <table:table-cell office:value-type="float" office:value="161.20366666338322">
            <text:p>161.20366666338322</text:p>
          </table:table-cell>
          <table:table-cell office:value-type="float" office:value="1.0">
            <text:p>1.0</text:p>
          </table:table-cell>
          <table:table-cell office:value-type="float" office:value="290.1666">
            <text:p>290.166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5.0">
            <text:p>614605.0</text:p>
          </table:table-cell>
          <table:table-cell office:value-type="string" office:value="(614105) WHS  5 MECHAS WIDIA STANDARD">
            <text:p>(614105) WHS  5 MECHAS WIDIA STANDARD</text:p>
          </table:table-cell>
          <table:table-cell office:value-type="float" office:value="167.11642155849452">
            <text:p>167.11642155849452</text:p>
          </table:table-cell>
          <table:table-cell office:value-type="float" office:value="1.0">
            <text:p>1.0</text:p>
          </table:table-cell>
          <table:table-cell office:value-type="float" office:value="300.8095588">
            <text:p>300.8095588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6.0">
            <text:p>614606.0</text:p>
          </table:table-cell>
          <table:table-cell office:value-type="string" office:value="(614106) WHS  6 MECHAS WIDIA STANDARD">
            <text:p>(614106) WHS  6 MECHAS WIDIA STANDARD</text:p>
          </table:table-cell>
          <table:table-cell office:value-type="float" office:value="187.8435386143827">
            <text:p>187.8435386143827</text:p>
          </table:table-cell>
          <table:table-cell office:value-type="float" office:value="1.0">
            <text:p>1.0</text:p>
          </table:table-cell>
          <table:table-cell office:value-type="float" office:value="338.1183695">
            <text:p>338.1183695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7.0">
            <text:p>614607.0</text:p>
          </table:table-cell>
          <table:table-cell office:value-type="string" office:value="(614107) WHS  7 MECHAS WIDIA STANDARD">
            <text:p>(614107) WHS  7 MECHAS WIDIA STANDARD</text:p>
          </table:table-cell>
          <table:table-cell office:value-type="float" office:value="222.4753538435027">
            <text:p>222.4753538435027</text:p>
          </table:table-cell>
          <table:table-cell office:value-type="float" office:value="1.0">
            <text:p>1.0</text:p>
          </table:table-cell>
          <table:table-cell office:value-type="float" office:value="400.4556369">
            <text:p>400.4556369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08.0">
            <text:p>614608.0</text:p>
          </table:table-cell>
          <table:table-cell office:value-type="string" office:value="(614108) WHS  8 MECHAS WIDIA STANDARD">
            <text:p>(614108) WHS  8 MECHAS WIDIA STANDARD</text:p>
          </table:table-cell>
          <table:table-cell office:value-type="float" office:value="261.46051742449424">
            <text:p>261.46051742449424</text:p>
          </table:table-cell>
          <table:table-cell office:value-type="float" office:value="1.0">
            <text:p>1.0</text:p>
          </table:table-cell>
          <table:table-cell office:value-type="float" office:value="470.6289314">
            <text:p>470.628931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10.0">
            <text:p>614610.0</text:p>
          </table:table-cell>
          <table:table-cell office:value-type="string" office:value="(614110) WHS 10 MECHAS WIDIA STANDARD">
            <text:p>(614110) WHS 10 MECHAS WIDIA STANDARD</text:p>
          </table:table-cell>
          <table:table-cell office:value-type="float" office:value="359.4185852262269">
            <text:p>359.4185852262269</text:p>
          </table:table-cell>
          <table:table-cell office:value-type="float" office:value="1.0">
            <text:p>1.0</text:p>
          </table:table-cell>
          <table:table-cell office:value-type="float" office:value="646.9534534">
            <text:p>646.953453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12.0">
            <text:p>614612.0</text:p>
          </table:table-cell>
          <table:table-cell office:value-type="string" office:value="(614112) WHS 12 MECHAS WIDIA STANDARD">
            <text:p>(614112) WHS 12 MECHAS WIDIA STANDARD</text:p>
          </table:table-cell>
          <table:table-cell office:value-type="float" office:value="469.1609669159769">
            <text:p>469.1609669159769</text:p>
          </table:table-cell>
          <table:table-cell office:value-type="float" office:value="1.0">
            <text:p>1.0</text:p>
          </table:table-cell>
          <table:table-cell office:value-type="float" office:value="844.4897404">
            <text:p>844.489740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14.0">
            <text:p>614614.0</text:p>
          </table:table-cell>
          <table:table-cell office:value-type="string" office:value="(614114) WHS 14 MECHAS WIDIA STANDARD">
            <text:p>(614114) WHS 14 MECHAS WIDIA STANDARD</text:p>
          </table:table-cell>
          <table:table-cell office:value-type="float" office:value="651.4662186003004">
            <text:p>651.4662186003004</text:p>
          </table:table-cell>
          <table:table-cell office:value-type="float" office:value="1.0">
            <text:p>1.0</text:p>
          </table:table-cell>
          <table:table-cell office:value-type="float" office:value="1172.639193">
            <text:p>1172.639193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 WHL   MECH.WIDIA LARGAS">
            <text:p> WHL   MECH.WIDIA LARG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26.0">
            <text:p>614626.0</text:p>
          </table:table-cell>
          <table:table-cell office:value-type="string" office:value="(614206) WHL  6 X 200 MECH.WIDIA LARGAS">
            <text:p>(614206) WHL  6 X 200 MECH.WIDIA LARGAS</text:p>
          </table:table-cell>
          <table:table-cell office:value-type="float" office:value="738.2577279752973">
            <text:p>738.2577279752973</text:p>
          </table:table-cell>
          <table:table-cell office:value-type="float" office:value="1.0">
            <text:p>1.0</text:p>
          </table:table-cell>
          <table:table-cell office:value-type="float" office:value="1328.86391">
            <text:p>1328.86391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28.0">
            <text:p>614628.0</text:p>
          </table:table-cell>
          <table:table-cell office:value-type="string" office:value="(614208) WHL  8 X 200 MECH.WIDIA LARGAS">
            <text:p>(614208) WHL  8 X 200 MECH.WIDIA LARGAS</text:p>
          </table:table-cell>
          <table:table-cell office:value-type="float" office:value="738.2577279752973">
            <text:p>738.2577279752973</text:p>
          </table:table-cell>
          <table:table-cell office:value-type="float" office:value="1.0">
            <text:p>1.0</text:p>
          </table:table-cell>
          <table:table-cell office:value-type="float" office:value="1328.86391">
            <text:p>1328.86391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30.0">
            <text:p>614630.0</text:p>
          </table:table-cell>
          <table:table-cell office:value-type="string" office:value="(614210) WHL 10 X 200 MECH.WIDIA LARGAS">
            <text:p>(614210) WHL 10 X 200 MECH.WIDIA LARGAS</text:p>
          </table:table-cell>
          <table:table-cell office:value-type="float" office:value="879.8901869129123">
            <text:p>879.8901869129123</text:p>
          </table:table-cell>
          <table:table-cell office:value-type="float" office:value="1.0">
            <text:p>1.0</text:p>
          </table:table-cell>
          <table:table-cell office:value-type="float" office:value="1583.802336">
            <text:p>1583.802336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32.0">
            <text:p>614632.0</text:p>
          </table:table-cell>
          <table:table-cell office:value-type="string" office:value="(614212) WHL 12 X 200 MECH.WIDIA LARGAS">
            <text:p>(614212) WHL 12 X 200 MECH.WIDIA LARGAS</text:p>
          </table:table-cell>
          <table:table-cell office:value-type="float" office:value="1004.9445543973993">
            <text:p>1004.9445543973993</text:p>
          </table:table-cell>
          <table:table-cell office:value-type="float" office:value="1.0">
            <text:p>1.0</text:p>
          </table:table-cell>
          <table:table-cell office:value-type="float" office:value="1808.900198">
            <text:p>1808.900198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34.0">
            <text:p>614634.0</text:p>
          </table:table-cell>
          <table:table-cell office:value-type="string" office:value="(614214) WHL 14 X 200 MECH.WIDIA LARGAS">
            <text:p>(614214) WHL 14 X 200 MECH.WIDIA LARGAS</text:p>
          </table:table-cell>
          <table:table-cell office:value-type="float" office:value="1114.5475292969059">
            <text:p>1114.5475292969059</text:p>
          </table:table-cell>
          <table:table-cell office:value-type="float" office:value="1.0">
            <text:p>1.0</text:p>
          </table:table-cell>
          <table:table-cell office:value-type="float" office:value="2006.185553">
            <text:p>2006.185553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46.0">
            <text:p>614646.0</text:p>
          </table:table-cell>
          <table:table-cell office:value-type="string" office:value="(614306) WHL  6 X 400 MECH.WIDIA LARGAS">
            <text:p>(614306) WHL  6 X 400 MECH.WIDIA LARGAS</text:p>
          </table:table-cell>
          <table:table-cell office:value-type="float" office:value="978.6610617103856">
            <text:p>978.6610617103856</text:p>
          </table:table-cell>
          <table:table-cell office:value-type="float" office:value="1.0">
            <text:p>1.0</text:p>
          </table:table-cell>
          <table:table-cell office:value-type="float" office:value="1761.589911">
            <text:p>1761.589911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48.0">
            <text:p>614648.0</text:p>
          </table:table-cell>
          <table:table-cell office:value-type="string" office:value="(614308) WHL  8 X 400 MECH.WIDIA LARGAS">
            <text:p>(614308) WHL  8 X 400 MECH.WIDIA LARGAS</text:p>
          </table:table-cell>
          <table:table-cell office:value-type="float" office:value="983.4495522808937">
            <text:p>983.4495522808937</text:p>
          </table:table-cell>
          <table:table-cell office:value-type="float" office:value="1.0">
            <text:p>1.0</text:p>
          </table:table-cell>
          <table:table-cell office:value-type="float" office:value="1770.209194">
            <text:p>1770.209194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50.0">
            <text:p>614650.0</text:p>
          </table:table-cell>
          <table:table-cell office:value-type="string" office:value="(614310) WHL 10 X 400 MECH.WIDIA LARGAS">
            <text:p>(614310) WHL 10 X 400 MECH.WIDIA LARGAS</text:p>
          </table:table-cell>
          <table:table-cell office:value-type="float" office:value="1048.7858458429444">
            <text:p>1048.7858458429444</text:p>
          </table:table-cell>
          <table:table-cell office:value-type="float" office:value="1.0">
            <text:p>1.0</text:p>
          </table:table-cell>
          <table:table-cell office:value-type="float" office:value="1887.814523">
            <text:p>1887.814523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62.0">
            <text:p>614662.0</text:p>
          </table:table-cell>
          <table:table-cell office:value-type="string" office:value="(614312) WHL 12 X 400 MECH.WIDIA LARGAS">
            <text:p>(614312) WHL 12 X 400 MECH.WIDIA LARGAS</text:p>
          </table:table-cell>
          <table:table-cell office:value-type="float" office:value="1169.9878627275941">
            <text:p>1169.9878627275941</text:p>
          </table:table-cell>
          <table:table-cell office:value-type="float" office:value="1.0">
            <text:p>1.0</text:p>
          </table:table-cell>
          <table:table-cell office:value-type="float" office:value="2105.978153">
            <text:p>2105.978153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664.0">
            <text:p>614664.0</text:p>
          </table:table-cell>
          <table:table-cell office:value-type="string" office:value="(614314) WHL 14 X 400 MECH.WIDIA LARGAS">
            <text:p>(614314) WHL 14 X 400 MECH.WIDIA LARGAS</text:p>
          </table:table-cell>
          <table:table-cell office:value-type="float" office:value="1243.7704312443736">
            <text:p>1243.7704312443736</text:p>
          </table:table-cell>
          <table:table-cell office:value-type="float" office:value="1.0">
            <text:p>1.0</text:p>
          </table:table-cell>
          <table:table-cell office:value-type="float" office:value="2238.786776">
            <text:p>2238.786776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MT">
            <text:p>MT</text:p>
          </table:table-cell>
        </table:table-row>
        <table:table-row>
          <table:table-cell office:value-type="float" office:value="610527.0">
            <text:p>610527.0</text:p>
          </table:table-cell>
          <table:table-cell office:value-type="string" office:value="ZBM 17/25 CINTA PERFOR.GALV.">
            <text:p>ZBM 17/25 CINTA PERFOR.GALV.</text:p>
          </table:table-cell>
          <table:table-cell office:value-type="float" office:value="3895.031531891443">
            <text:p>3895.031531891443</text:p>
          </table:table-cell>
          <table:table-cell office:value-type="string" office:value="">
            <text:p/>
          </table:table-cell>
          <table:table-cell office:value-type="float" office:value="6621.553604">
            <text:p>6621.553604</text:p>
          </table:table-cell>
          <table:table-cell office:value-type="float" office:value="331.0776802">
            <text:p>331.07768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